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24-12-18 09:35:00 - INFO - [候选池] 价格和成交量筛选后: 1169只（检查了1500只，价格范围: 5.0-500.0元）<text:line-break/>2024-12-18 09:35:00 - INFO - [选股] 开始筛选 500 只股票，使用因子: ['value', 'growth', 'momentum', 'mainline_momentum', 'quality']<text:line-break/>2024-12-18 09:35:00 - INFO - [选股] 成功获取100只股票的基本面数据<text:line-break/>2024-12-18 09:35:00 - INFO - [选股] 从500只股票中筛选出10只（使用正确的PTrade API）<text:line-break/>2024-12-18 09:35:00 - INFO - [调试] 可用资金: 12814.77, 持仓价值: 89537.00, 总可用: 102351.77, 目标金额: 50973.73<text:line-break/>2024-12-18 09:35:00 - INFO - [调仓] 目标持仓: 10只，每只目标金额: 5097.37元<text:line-break/>2024-12-18 09:35:00 - INFO - 生成订单，订单号:8e6f15f512214b3aa806a30a3a09fe58，股票代码：000411.XSHE，数量：卖出800股<text:line-break/>2024-12-18 09:35:00 - INFO - [卖出] 000411.SZ<text:line-break/>2024-12-18 09:35:00 - INFO - 生成订单，订单号:613abf89c99a4b1c836bd4688e2778ab，股票代码：000417.XSHE，数量：卖出1300股<text:line-break/>2024-12-18 09:35:00 - INFO - [卖出] 000417.SZ<text:line-break/>2024-12-18 09:35:00 - INFO - 生成订单，订单号:66f162491b81468c8b4f2df93292846d，股票代码：000419.XSHE，数量：卖出1500股<text:line-break/>2024-12-18 09:35:00 - INFO - [卖出] 000419.SZ<text:line-break/>2024-12-18 09:35:00 - INFO - 生成订单，订单号:323608ae32564ee280ff2b477ee8a4a4，股票代码：000421.XSHE，数量：卖出1300股<text:line-break/>2024-12-18 09:35:00 - INFO - [卖出] 000421.SZ<text:line-break/>2024-12-18 09:35:00 - INFO - 生成订单，订单号:3b6758b49c1c43fa83556f4fd9c68647，股票代码：000430.XSHE，数量：卖出1200股<text:line-break/>2024-12-18 09:35:00 - INFO - [卖出] 000430.SZ<text:line-break/>2024-12-18 09:35:00 - INFO - 生成订单，订单号:767cb1408af5478a8aed2a685e375914，股票代码：000531.XSHE，数量：卖出1500股<text:line-break/>2024-12-18 09:35:00 - INFO - [卖出] 000531.SZ<text:line-break/>2024-12-18 09:35:00 - INFO - 生成订单，订单号:e82c06dc31b649f2bbcbf07b5a798667，股票代码：000541.XSHE，数量：卖出1500股<text:line-break/>2024-12-18 09:35:00 - INFO - [卖出] 000541.SZ<text:line-break/>2024-12-18 09:35:00 - INFO - 生成订单，订单号:b91f53ee89c147719aa54481bd9d8999，股票代码：000042.XSHE，数量：卖出700股<text:line-break/>2024-12-18 09:35:00 - INFO - [买入] 000042.SZ (股数: 900股, 金额: 4788.00元)<text:line-break/>2024-12-18 09:35:00 - INFO - 生成订单，订单号:c3a23487ec18414e9132dffdccacd1d2，股票代码：000401.XSHE，数量：买入900股<text:line-break/>2024-12-18 09:35:00 - INFO - [买入] 000401.SZ (股数: 900股, 金额: 5040.00元)<text:line-break/>2024-12-18 09:35:00 - INFO - 生成订单，订单号:ec5b704aeaca4efa8161a68eb92ca001，股票代码：000520.XSHE，数量：卖出800股<text:line-break/>2024-12-18 09:35:00 - INFO - [买入] 000520.SZ (股数: 800股, 金额: 4560.00元)<text:line-break/>2024-12-18 09:35:00 - INFO - 生成订单，订单号:ddfcc3f50fdd462db239af5e15d55a72，股票代码：000553.XSHE，数量：买入700股<text:line-break/>2024-12-18 09:35:00 - INFO - [买入] 000553.SZ (股数: 700股, 金额: 4578.00元)<text:line-break/>2024-12-18 09:35:00 - INFO - 生成订单，订单号:5eb0503402b74d1e8e40f12f9360c4d7，股票代码：000530.XSHE，数量：买入700股<text:line-break/>2024-12-18 09:35:00 - INFO - [买入] 000530.SZ (股数: 700股, 金额: 5075.00元)<text:line-break/>2024-12-18 09:35:00 - INFO - 生成订单，订单号:0305808f14c948689543ff68ddf37f55，股票代码：000002.XSHE，数量：买入600股<text:line-break/>2024-12-18 09:35:00 - INFO - [买入] 000002.SZ (股数: 600股, 金额: 4884.00元)<text:line-break/><text:soft-page-break/>2024-12-18 09:35:00 - INFO - 生成订单，订单号:3747e090e4e4425f99a78820191f873a，股票代码：000050.XSHE，数量：买入500股<text:line-break/>2024-12-18 09:35:00 - INFO - [买入] 000050.SZ (股数: 500股, 金额: 4555.00元)<text:line-break/>2024-12-18 09:35:00 - INFO - 生成订单，订单号:8918f5c60a6d4a899e8da799a0a99cea，股票代码：000501.XSHE，数量：买入400股<text:line-break/>2024-12-18 09:35:00 - INFO - [买入] 000501.SZ (股数: 400股, 金额: 4252.00元)<text:line-break/>2024-12-18 09:35:00 - INFO - 生成订单，订单号:927bfa956e1c4018b251f2f2b7d6483c，股票代码：000001.XSHE，数量：买入400股<text:line-break/>2024-12-18 09:35:00 - INFO - [买入] 000001.SZ (股数: 400股, 金额: 4612.00元)<text:line-break/>2024-12-18 09:35:00 - INFO - 生成订单，订单号:7229b496470646698eccb73aa83fbda3，股票代码：000532.XSHE，数量：卖出400股<text:line-break/>2024-12-18 09:35:00 - INFO - [买入] 000532.SZ (股数: 200股, 金额: 3494.00元)<text:line-break/>2024-12-18 09:35:00 - INFO - [持仓状态] 持仓数量: 17只<text:line-break/>2024-12-18 09:35:00 - INFO - [持仓状态] 总资产: 101781.34<text:line-break/>2024-12-18 09:35:00 - INFO - [持仓状态] 可用资金: 56313.12<text:line-break/>2024-12-18 09:35:00 - INFO - [持仓状态] 持仓比例: 44.7%<text:line-break/>2024-12-18 09:35:00 - INFO - [调仓完成] 下次调仓将在 5 个交易日后，或触发紧急调仓条件<text:line-break/>2024-12-19 09:35:00 - INFO - <text:line-break/>[2024-12-19] 开始交易逻辑<text:line-break/>2024-12-19 09:35:00 - INFO - [调仓] 距离上次调仓 1 个交易日（自然日: 1天），暂不调仓<text:line-break/>2024-12-19 09:35:00 - INFO - [持仓质量] 当前: 0.471, 变化: +7.63%<text:line-break/>2024-12-19 09:35:00 - INFO - [持仓状态] 持仓数量: 10只<text:line-break/>2024-12-19 09:35:00 - INFO - [持仓状态] 总资产: 101677.34<text:line-break/>2024-12-19 09:35:00 - INFO - [持仓状态] 可用资金: 56313.12<text:line-break/>2024-12-19 09:35:00 - INFO - [持仓状态] 持仓比例: 44.6%<text:line-break/>2024-12-20 09:35:00 - INFO - <text:line-break/>[2024-12-20] 开始交易逻辑<text:line-break/>2024-12-20 09:35:00 - INFO - [调仓] 距离上次调仓 2 个交易日（自然日: 2天），暂不调仓<text:line-break/>2024-12-20 09:35:00 - INFO - [持仓质量] 当前: 0.477, 变化: +8.22%<text:line-break/>2024-12-20 09:35:00 - INFO - [止损] 000532.SZ: 亏损 -10.76%<text:line-break/>2024-12-20 09:35:00 - INFO - 生成订单，订单号:d21c1252eee347918eb24e87d46e2bb0，股票代码：000532.XSHE，数量：卖出200股<text:line-break/>2024-12-20 09:35:00 - INFO - [持仓状态] 持仓数量: 10只<text:line-break/>2024-12-20 09:35:00 - INFO - [持仓状态] 总资产: 101650.07<text:line-break/>2024-12-20 09:35:00 - INFO - [持仓状态] 可用资金: 59424.85<text:line-break/>2024-12-20 09:35:00 - INFO - [持仓状态] 持仓比例: 41.5%<text:line-break/>2024-12-23 09:35:00 - INFO - <text:line-break/>[2024-12-23] 开始交易逻辑<text:line-break/>2024-12-23 09:35:00 - INFO - [调仓] 距离上次调仓 3 个交易日（自然日: 5天），暂不调仓<text:line-break/>2024-12-23 09:35:00 - INFO - [持仓质量] 当前: 0.503, 变化: +10.81%<text:line-break/>2024-12-23 09:35:00 - INFO - [持仓状态] 持仓数量: 9只<text:line-break/>2024-12-23 09:35:00 - INFO - [持仓状态] 总资产: 100880.07<text:line-break/>2024-12-23 09:35:00 - INFO - [持仓状态] 可用资金: 59424.85<text:line-break/>2024-12-23 09:35:00 - INFO - [持仓状态] 持仓比例: 41.1%<text:line-break/>2024-12-24 09:35:00 - INFO - <text:line-break/>[2024-12-24] 开始交易逻辑<text:line-break/>2024-12-24 09:35:00 - INFO - [调仓] 距离上次调仓 4 个交易日（自然日: 6天），暂不调仓<text:line-break/>2024-12-24 09:35:00 - INFO - [持仓质量] 当前: 0.321, 变化: -7.37%<text:line-break/><text:soft-page-break/>2024-12-24 09:35:00 - INFO - [止损] 000501.SZ: 亏损 -11.76%<text:line-break/>2024-12-24 09:35:00 - INFO - 生成订单，订单号:ea337788ff63497a80d7ff2b9d115fff，股票代码：000501.XSHE，数量：卖出400股<text:line-break/>2024-12-24 09:35:00 - INFO - [止损] 000530.SZ: 亏损 -11.59%<text:line-break/>2024-12-24 09:35:00 - INFO - 生成订单，订单号:1573cd9d635649b6ba78816f358b30df，股票代码：000530.XSHE，数量：卖出700股<text:line-break/>2024-12-24 09:35:00 - INFO - [持仓状态] 持仓数量: 9只<text:line-break/>2024-12-24 09:35:00 - INFO - [持仓状态] 总资产: 99972.44<text:line-break/>2024-12-24 09:35:00 - INFO - [持仓状态] 可用资金: 67635.22<text:line-break/>2024-12-24 09:35:00 - INFO - [持仓状态] 持仓比例: 32.3%<text:line-break/>2024-12-25 09:35:00 - INFO - <text:line-break/>[2024-12-25] 开始交易逻辑<text:line-break/>2024-12-25 09:35:00 - INFO - [调仓原因] 达到调仓间隔（5个交易日）<text:line-break/>2024-12-25 09:35:00 - INFO - [市场趋势] weak_bull (综合评分: 55.00)<text:line-break/>2024-12-25 09:35:00 - INFO - [市场状态] bull<text:line-break/>2024-12-25 09:35:00 - INFO - [策略选择] 牛市追涨策略<text:line-break/>2024-12-25 09:35:00 - INFO - [因子组合] ['momentum', 'mainline_momentum', 'growth', 'flow', 'quality', 'size']<text:line-break/>2024-12-25 09:35:00 - INFO - [候选池] 使用全市场股票列表: 5096只<text:line-break/>2024-12-25 09:35:00 - INFO - [候选池] 价格和成交量筛选后: 1145只（检查了1500只，价格范围: 5.0-500.0元）<text:line-break/>2024-12-25 09:35:00 - INFO - [选股] 开始筛选 500 只股票，使用因子: ['momentum', 'mainline_momentum', 'growth', 'flow', 'quality', 'size']<text:line-break/>2024-12-25 09:35:00 - INFO - [选股] 成功获取100只股票的基本面数据<text:line-break/>2024-12-25 09:35:00 - INFO - [选股] 从500只股票中筛选出10只（使用正确的PTrade API）<text:line-break/>2024-12-25 09:35:00 - INFO - [调试] 可用资金: 64253.46, 持仓价值: 32405.00, 总可用: 96658.46, 目标金额: 89603.50<text:line-break/>2024-12-25 09:35:00 - INFO - [调仓] 目标持仓: 10只，每只目标金额: 8960.35元<text:line-break/>2024-12-25 09:35:00 - INFO - 生成订单，订单号:bcf1f3b040b940ce9035ae0a3cb024dd，股票代码：000001.XSHE，数量：卖出400股<text:line-break/>2024-12-25 09:35:00 - INFO - [卖出] 000001.SZ<text:line-break/>2024-12-25 09:35:00 - INFO - 生成订单，订单号:d9c2fd0494984680bb16d6b60d2176b1，股票代码：000002.XSHE，数量：卖出600股<text:line-break/>2024-12-25 09:35:00 - INFO - [卖出] 000002.SZ<text:line-break/>2024-12-25 09:35:00 - INFO - 生成订单，订单号:705c2de428f1466eb9c975cd90d5070c，股票代码：000042.XSHE，数量：卖出900股<text:line-break/>2024-12-25 09:35:00 - INFO - [卖出] 000042.SZ<text:line-break/>2024-12-25 09:35:00 - INFO - 生成订单，订单号:2e6cfb049870446a91038584927458cc，股票代码：000050.XSHE，数量：卖出500股<text:line-break/>2024-12-25 09:35:00 - INFO - [卖出] 000050.SZ<text:line-break/>2024-12-25 09:35:00 - INFO - 生成订单，订单号:50aed5bc1bd44f59ab483345e5cb0f0f，股票代码：000401.XSHE，数量：卖出900股<text:line-break/>2024-12-25 09:35:00 - INFO - [卖出] 000401.SZ<text:line-break/>2024-12-25 09:35:00 - INFO - 生成订单，订单号:7d08b8dcd547402eacdc2e6d54b9636a，股票代码：000553.XSHE，数量：卖出700股<text:line-break/>2024-12-25 09:35:00 - INFO - [卖出] 000553.SZ<text:line-break/>2024-12-25 09:35:00 - INFO - 生成订单，订单号:3ad87adbdea347afb2e358381ac5522d，股票代码：000520.XSHE，数量：买入900股<text:line-break/><text:soft-page-break/>2024-12-25 09:35:00 - INFO - [买入] 000520.SZ (股数: 1700股, 金额: 8806.00元)<text:line-break/>2024-12-25 09:35:00 - INFO - 生成订单，订单号:cc97bf242c41456186b3ff1edf7d0105，股票代码：000016.XSHE，数量：买入1700股<text:line-break/>2024-12-25 09:35:00 - INFO - [买入] 000016.SZ (股数: 1700股, 金额: 8874.00元)<text:line-break/>2024-12-25 09:35:00 - INFO - 生成订单，订单号:795528cde5e747c2bc5f372216cd6810，股票代码：000070.XSHE，数量：买入1500股<text:line-break/>2024-12-25 09:35:00 - INFO - [买入] 000070.SZ (股数: 1500股, 金额: 8775.00元)<text:line-break/>2024-12-25 09:35:00 - INFO - 生成订单，订单号:04435d87c98843eabb73cd6a414c5f1b，股票代码：000530.XSHE，数量：买入1400股<text:line-break/>2024-12-25 09:35:00 - INFO - [买入] 000530.SZ (股数: 1400股, 金额: 8764.00元)<text:line-break/>2024-12-25 09:35:00 - INFO - 生成订单，订单号:2987b3589e974856be4e2673d2a97970，股票代码：000404.XSHE，数量：买入1100股<text:line-break/>2024-12-25 09:35:00 - INFO - [买入] 000404.SZ (股数: 1100股, 金额: 8382.00元)<text:line-break/>2024-12-25 09:35:00 - INFO - 生成订单，订单号:261b39857c1149a1a16a30ce63f05f80，股票代码：000006.XSHE，数量：买入1000股<text:line-break/>2024-12-25 09:35:00 - INFO - [买入] 000006.SZ (股数: 1000股, 金额: 8240.00元)<text:line-break/>2024-12-25 09:35:00 - INFO - 生成订单，订单号:364a10c239614d81bcb097986975aff4，股票代码：000501.XSHE，数量：买入900股<text:line-break/>2024-12-25 09:35:00 - INFO - [买入] 000501.SZ (股数: 900股, 金额: 8820.00元)<text:line-break/>2024-12-25 09:35:00 - INFO - 生成订单，订单号:db6e7ae318c640e28c0e0e73efd4a3bd，股票代码：000534.XSHE，数量：买入600股<text:line-break/>2024-12-25 09:35:00 - INFO - [买入] 000534.SZ (股数: 600股, 金额: 8094.00元)<text:line-break/>2024-12-25 09:35:00 - INFO - 生成订单，订单号:0edbd6ecdae0427bbc45133d8e7613cb，股票代码：000429.XSHE，数量：买入600股<text:line-break/>2024-12-25 09:35:00 - INFO - [买入] 000429.SZ (股数: 600股, 金额: 8112.00元)<text:line-break/>2024-12-25 09:35:00 - INFO - 生成订单，订单号:6ef035e057144841b6f9c0a3c3042636，股票代码：000063.XSHE，数量：买入200股<text:line-break/>2024-12-25 09:35:00 - INFO - [买入] 000063.SZ (股数: 200股, 金额: 7362.00元)<text:line-break/>2024-12-25 09:35:00 - INFO - [持仓状态] 持仓数量: 16只<text:line-break/>2024-12-25 09:35:00 - INFO - [持仓状态] 总资产: 99446.39<text:line-break/>2024-12-25 09:35:00 - INFO - [持仓状态] 可用资金: 16178.16<text:line-break/>2024-12-25 09:35:00 - INFO - [持仓状态] 持仓比例: 83.7%<text:line-break/>2024-12-25 09:35:00 - INFO - [调仓完成] 下次调仓将在 5 个交易日后，或触发紧急调仓条件<text:line-break/>2024-12-26 09:35:00 - INFO - <text:line-break/>[2024-12-26] 开始交易逻辑<text:line-break/>2024-12-26 09:35:00 - INFO - [调仓] 距离上次调仓 1 个交易日（自然日: 1天），暂不调仓<text:line-break/>2024-12-26 09:35:00 - INFO - [持仓质量] 当前: 0.406, 变化: -2.15%<text:line-break/>2024-12-26 09:35:00 - INFO - [持仓状态] 持仓数量: 10只<text:line-break/>2024-12-26 09:35:00 - INFO - [持仓状态] 总资产: 98813.39<text:line-break/>2024-12-26 09:35:00 - INFO - [持仓状态] 可用资金: 16178.16<text:line-break/>2024-12-26 09:35:00 - INFO - [持仓状态] 持仓比例: 83.6%<text:line-break/>2024-12-27 09:35:00 - INFO - <text:line-break/>[2024-12-27] 开始交易逻辑<text:line-break/>2024-12-27 09:35:00 - INFO - [调仓] 距离上次调仓 2 个交易日（自然日: 2天），暂不调仓<text:line-break/>2024-12-27 09:35:00 - INFO - [持仓质量] 当前: 0.461, 变化: +3.32%<text:line-break/>2024-12-27 09:35:00 - INFO - [持仓状态] 持仓数量: 10只<text:line-break/>2024-12-27 09:35:00 - INFO - [持仓状态] 总资产: 100605.39<text:line-break/>2024-12-27 09:35:00 - INFO - [持仓状态] 可用资金: 16178.16<text:line-break/><text:soft-page-break/>2024-12-27 09:35:00 - INFO - [持仓状态] 持仓比例: 83.9%<text:line-break/>2024-12-30 09:35:00 - INFO - <text:line-break/>[2024-12-30] 开始交易逻辑<text:line-break/>2024-12-30 09:35:00 - INFO - [调仓] 距离上次调仓 3 个交易日（自然日: 5天），暂不调仓<text:line-break/>2024-12-30 09:35:00 - INFO - [持仓质量] 当前: 0.593, 变化: +16.56%<text:line-break/>2024-12-30 09:35:00 - INFO - [持仓状态] 持仓数量: 10只<text:line-break/>2024-12-30 09:35:00 - INFO - [持仓状态] 总资产: 101070.39<text:line-break/>2024-12-30 09:35:00 - INFO - [持仓状态] 可用资金: 16178.16<text:line-break/>2024-12-30 09:35:00 - INFO - [持仓状态] 持仓比例: 84.0%<text:line-break/>2024-12-31 09:35:00 - INFO - <text:line-break/>[2024-12-31] 开始交易逻辑<text:line-break/>2024-12-31 09:35:00 - INFO - [调仓] 距离上次调仓 4 个交易日（自然日: 6天），暂不调仓<text:line-break/>2024-12-31 09:35:00 - INFO - [持仓质量] 当前: 0.482, 变化: +5.43%<text:line-break/>2024-12-31 09:35:00 - INFO - [持仓状态] 持仓数量: 10只<text:line-break/>2024-12-31 09:35:00 - INFO - [持仓状态] 总资产: 101117.39<text:line-break/>2024-12-31 09:35:00 - INFO - [持仓状态] 可用资金: 16178.16<text:line-break/>2024-12-31 09:35:00 - INFO - [持仓状态] 持仓比例: 84.0%<text:line-break/>2025-01-02 09:35:00 - INFO - <text:line-break/>[2025-01-02] 开始交易逻辑<text:line-break/>2025-01-02 09:35:00 - INFO - [调仓原因] 达到调仓间隔（5个交易日）<text:line-break/>2025-01-02 09:35:00 - INFO - [市场趋势] neutral (综合评分: 15.00)<text:line-break/>2025-01-02 09:35:00 - INFO - [市场状态] neutral<text:line-break/>2025-01-02 09:35:00 - INFO - [策略选择] 震荡市均衡策略<text:line-break/>2025-01-02 09:35:00 - INFO - [因子组合] ['value', 'growth', 'momentum', 'mainline_momentum', 'quality']<text:line-break/>2025-01-02 09:35:00 - INFO - [候选池] 使用全市场股票列表: 5096只<text:line-break/>2025-01-02 09:35:00 - INFO - [候选池] 价格和成交量筛选后: 1119只（检查了1500只，价格范围: 5.0-500.0元）<text:line-break/>2025-01-02 09:35:00 - INFO - [选股] 开始筛选 500 只股票，使用因子: ['value', 'growth', 'momentum', 'mainline_momentum', 'quality']<text:line-break/>2025-01-02 09:35:00 - INFO - [选股] 成功获取100只股票的基本面数据<text:line-break/>2025-01-02 09:35:00 - INFO - [选股] 从500只股票中筛选出10只（使用正确的PTrade API）<text:line-break/>2025-01-02 09:35:00 - INFO - [调试] 可用资金: 15369.25, 持仓价值: 83875.00, 总可用: 99244.25, 目标金额: 49850.69<text:line-break/>2025-01-02 09:35:00 - INFO - [调仓] 目标持仓: 8只，每只目标金额: 6231.34元<text:line-break/>2025-01-02 09:35:00 - INFO - 生成订单，订单号:788ebf332b7c421e906c172ef45aaf65，股票代码：000006.XSHE，数量：卖出1000股<text:line-break/>2025-01-02 09:35:00 - INFO - [卖出] 000006.SZ<text:line-break/>2025-01-02 09:35:00 - WARNING - 订单撤销:  当前bar交易量不足  000016.XSHE  bar.volume 0.0<text:line-break/>2025-01-02 09:35:00 - INFO - 生成订单，订单号:31fc702f5387451d97773d0c002b0f23，股票代码：000016.XSHE，数量：卖出1700股<text:line-break/>2025-01-02 09:35:00 - INFO - [卖出] 000016.SZ<text:line-break/>2025-01-02 09:35:00 - INFO - 生成订单，订单号:49cb5fd1f3dc47ce88544392e4d5d37f，股票代码：000063.XSHE，数量：卖出200股<text:line-break/>2025-01-02 09:35:00 - INFO - [卖出] 000063.SZ<text:line-break/>2025-01-02 09:35:00 - INFO - 生成订单，订单号:3f621e296c4148e4a5fce97b6afacbe2，股票代码：000070.XSHE，数量：卖出1500股<text:line-break/>2025-01-02 09:35:00 - INFO - [卖出] 000070.SZ<text:line-break/><text:soft-page-break/>2025-01-02 09:35:00 - INFO - 生成订单，订单号:6d4604545a8a4a02b213b27f283b6ff0，股票代码：000404.XSHE，数量：卖出1100股<text:line-break/>2025-01-02 09:35:00 - INFO - [卖出] 000404.SZ<text:line-break/>2025-01-02 09:35:00 - INFO - 生成订单，订单号:9575373141d64b90b1b099a26040043e，股票代码：000501.XSHE，数量：卖出900股<text:line-break/>2025-01-02 09:35:00 - INFO - [卖出] 000501.SZ<text:line-break/>2025-01-02 09:35:00 - INFO - 生成订单，订单号:d21af01c18044402adddbb453c27cb0e，股票代码：000520.XSHE，数量：卖出1700股<text:line-break/>2025-01-02 09:35:00 - INFO - [卖出] 000520.SZ<text:line-break/>2025-01-02 09:35:00 - INFO - 生成订单，订单号:be5d54c854ca464d85b6ed7b2d81ac30，股票代码：000530.XSHE，数量：卖出1400股<text:line-break/>2025-01-02 09:35:00 - INFO - [卖出] 000530.SZ<text:line-break/>2025-01-02 09:35:00 - INFO - 生成订单，订单号:90edc682639040e78be58fc48fe1a061，股票代码：000534.XSHE，数量：卖出600股<text:line-break/>2025-01-02 09:35:00 - INFO - [卖出] 000534.SZ<text:line-break/>2025-01-02 09:35:00 - INFO - 生成订单，订单号:be943217954f45769f4356e9e66eb818，股票代码：000401.XSHE，数量：买入1100股<text:line-break/>2025-01-02 09:35:00 - INFO - [买入] 000401.SZ (股数: 1100股, 金额: 5753.00元)<text:line-break/>2025-01-02 09:35:00 - INFO - 生成订单，订单号:510efd2cc2914222b3a0867ab9eae091，股票代码：000533.XSHE，数量：买入1000股<text:line-break/>2025-01-02 09:35:00 - INFO - [买入] 000533.SZ (股数: 1000股, 金额: 6060.00元)<text:line-break/>2025-01-02 09:35:00 - INFO - 生成订单，订单号:d071d35dd97b4419b1529fcfcbaae8eb，股票代码：000002.XSHE，数量：买入800股<text:line-break/>2025-01-02 09:35:00 - INFO - [买入] 000002.SZ (股数: 800股, 金额: 5808.00元)<text:line-break/>2025-01-02 09:35:00 - INFO - 生成订单，订单号:c1ee46c3ddb7478fbda32d9c8b520698，股票代码：000544.XSHE，数量：买入700股<text:line-break/>2025-01-02 09:35:00 - INFO - [买入] 000544.SZ (股数: 700股, 金额: 6111.00元)<text:line-break/>2025-01-02 09:35:00 - INFO - 生成订单，订单号:b4d97d816d8a443a96f2a12861671c54，股票代码：000050.XSHE，数量：买入600股<text:line-break/>2025-01-02 09:35:00 - INFO - [买入] 000050.SZ (股数: 600股, 金额: 5418.00元)<text:line-break/>2025-01-02 09:35:00 - INFO - 生成订单，订单号:cdedf1b62bb34eeaab0abc69ccb27615，股票代码：000001.XSHE，数量：买入500股<text:line-break/>2025-01-02 09:35:00 - INFO - [买入] 000001.SZ (股数: 500股, 金额: 5850.00元)<text:line-break/>2025-01-02 09:35:00 - INFO - 生成订单，订单号:ae79e7c1965544008a48885422fa9cbc，股票代码：000429.XSHE，数量：卖出200股<text:line-break/>2025-01-02 09:35:00 - INFO - [买入] 000429.SZ (股数: 400股, 金额: 5880.00元)<text:line-break/>2025-01-02 09:35:00 - INFO - 生成订单，订单号:ff02453c05884b65b664d1279364b410，股票代码：000513.XSHE，数量：买入100股<text:line-break/>2025-01-02 09:35:00 - INFO - [买入] 000513.SZ (股数: 100股, 金额: 3800.00元)<text:line-break/>2025-01-02 09:35:00 - INFO - [持仓状态] 持仓数量: 17只<text:line-break/>2025-01-02 09:35:00 - INFO - [持仓状态] 总资产: 99547.85<text:line-break/>2025-01-02 09:35:00 - INFO - [持仓状态] 可用资金: 45457.62<text:line-break/>2025-01-02 09:35:00 - INFO - [持仓状态] 持仓比例: 54.3%<text:line-break/>2025-01-02 09:35:00 - INFO - [调仓完成] 下次调仓将在 5 个交易日后，或触发紧急调仓条件<text:line-break/>2025-01-03 09:35:00 - INFO - <text:line-break/>[2025-01-03] 开始交易逻辑<text:line-break/>2025-01-03 09:35:00 - INFO - [调仓] 距离上次调仓 1 个交易日（自然日: 1天），暂不调仓<text:line-break/>2025-01-03 09:35:00 - INFO - [持仓质量] 当前: 0.580, 变化: +4.15%<text:line-break/><text:soft-page-break/>2025-01-03 09:35:00 - INFO - [持仓状态] 持仓数量: 9只<text:line-break/>2025-01-03 09:35:00 - INFO - [持仓状态] 总资产: 98817.85<text:line-break/>2025-01-03 09:35:00 - INFO - [持仓状态] 可用资金: 45457.62<text:line-break/>2025-01-03 09:35:00 - INFO - [持仓状态] 持仓比例: 54.0%<text:line-break/>2025-01-06 09:35:00 - INFO - <text:line-break/>[2025-01-06] 开始交易逻辑<text:line-break/>2025-01-06 09:35:00 - INFO - [调仓] 距离上次调仓 2 个交易日（自然日: 4天），暂不调仓<text:line-break/>2025-01-06 09:35:00 - INFO - [持仓质量] 当前: 0.459, 变化: -7.95%<text:line-break/>2025-01-06 09:35:00 - INFO - [止损] 000050.SZ: 亏损 -6.98%<text:line-break/>2025-01-06 09:35:00 - INFO - 生成订单，订单号:12ff8d5449d24902ababe74fd1a512c9，股票代码：000050.XSHE，数量：卖出600股<text:line-break/>2025-01-06 09:35:00 - INFO - [止盈] 000533.SZ: 盈利 21.12%<text:line-break/>2025-01-06 09:35:00 - INFO - 生成订单，订单号:cf1844e0460b4366bb1ce10e515fa607，股票代码：000533.XSHE，数量：卖出1000股<text:line-break/>2025-01-06 09:35:00 - INFO - [持仓状态] 持仓数量: 9只<text:line-break/>2025-01-06 09:35:00 - INFO - [持仓状态] 总资产: 98924.71<text:line-break/>2025-01-06 09:35:00 - INFO - [持仓状态] 可用资金: 57956.49<text:line-break/>2025-01-06 09:35:00 - INFO - [持仓状态] 持仓比例: 41.4%<text:line-break/>2025-01-07 09:35:00 - INFO - <text:line-break/>[2025-01-07] 开始交易逻辑<text:line-break/>2025-01-07 09:35:00 - INFO - [调仓原因] 紧急调仓: 持仓质量下降: 14.10%<text:line-break/>2025-01-07 09:35:00 - INFO - [市场趋势] weak_bear (综合评分: -50.00)<text:line-break/>2025-01-07 09:35:00 - INFO - [市场状态] bear<text:line-break/>2025-01-07 09:35:00 - INFO - [策略选择] 熊市防御策略<text:line-break/>2025-01-07 09:35:00 - INFO - [因子组合] ['value', 'quality', 'volatility', 'dividend', 'reversal']<text:line-break/>2025-01-07 09:35:00 - INFO - [候选池] 使用全市场股票列表: 5096只<text:line-break/>2025-01-07 09:35:00 - INFO - [候选池] 价格和成交量筛选后: 1081只（检查了1500只，价格范围: 5.0-500.0元）<text:line-break/>2025-01-07 09:35:00 - INFO - [选股] 开始筛选 500 只股票，使用因子: ['value', 'quality', 'volatility', 'dividend', 'reversal']<text:line-break/>2025-01-07 09:35:00 - INFO - [选股] 成功获取100只股票的基本面数据<text:line-break/>2025-01-07 09:35:00 - INFO - [选股] 从500只股票中筛选出10只（使用正确的PTrade API）<text:line-break/>2025-01-07 09:35:00 - INFO - [调试] 可用资金: 55058.67, 持仓价值: 41339.00, 总可用: 96397.67, 目标金额: 29761.41<text:line-break/>2025-01-07 09:35:00 - INFO - [调仓] 目标持仓: 7只，每只目标金额: 5000.00元<text:line-break/>2025-01-07 09:35:00 - INFO - 生成订单，订单号:b767d421f5da4e2b9b40491cd4f3bb8e，股票代码：000001.XSHE，数量：卖出500股<text:line-break/>2025-01-07 09:35:00 - INFO - [卖出] 000001.SZ<text:line-break/>2025-01-07 09:35:00 - WARNING - 订单撤销:  当前bar交易量不足  000016.XSHE  bar.volume 0.0<text:line-break/>2025-01-07 09:35:00 - INFO - 生成订单，订单号:8e90e95d072142a8a9d084223574a226，股票代码：000016.XSHE，数量：卖出1700股<text:line-break/>2025-01-07 09:35:00 - INFO - [卖出] 000016.SZ<text:line-break/>2025-01-07 09:35:00 - INFO - 生成订单，订单号:12ca687c6b214b7d8bc8f02867f23522，股票代码：000429.XSHE，数量：卖出400股<text:line-break/>2025-01-07 09:35:00 - INFO - [卖出] 000429.SZ<text:line-break/>2025-01-07 09:35:00 - INFO - 生成订单，订单号:b242666577c94d2d98e9adc7ee26667a，股票代码：000513.XSHE，数量：卖出100股<text:line-break/>2025-01-07 09:35:00 - INFO - [卖出] 000513.SZ<text:line-break/><text:soft-page-break/>2025-01-07 09:35:00 - INFO - 生成订单，订单号:140bfde0d5b64f648dfd4f1dc13cd237，股票代码：000544.XSHE，数量：卖出700股<text:line-break/>2025-01-07 09:35:00 - INFO - [卖出] 000544.SZ<text:line-break/>2025-01-07 09:35:00 - INFO - 生成订单，订单号:3b76b08e7a574f3ea85fd798f0ddb80c，股票代码：000401.XSHE，数量：卖出200股<text:line-break/>2025-01-07 09:35:00 - INFO - [买入] 000401.SZ (股数: 900股, 金额: 4536.00元)<text:line-break/>2025-01-07 09:35:00 - INFO - 生成订单，订单号:eb7549a125114d50a622a44c33371aa7，股票代码：000012.XSHE，数量：买入900股<text:line-break/>2025-01-07 09:35:00 - INFO - [买入] 000012.SZ (股数: 900股, 金额: 4608.00元)<text:line-break/>2025-01-07 09:35:00 - INFO - 生成订单，订单号:b1d9454003084b76a3ed16fa15b73e44，股票代码：000498.XSHE，数量：买入800股<text:line-break/>2025-01-07 09:35:00 - INFO - [买入] 000498.SZ (股数: 800股, 金额: 4560.00元)<text:line-break/>2025-01-07 09:35:00 - INFO - 生成订单，订单号:010b133e12a7493ead6a08828308f212，股票代码：000027.XSHE，数量：买入800股<text:line-break/>2025-01-07 09:35:00 - INFO - [买入] 000027.SZ (股数: 800股, 金额: 4984.00元)<text:line-break/>2025-01-07 09:35:00 - INFO - 生成订单，订单号:5085a10f3be9488b878ceb01dff8f764，股票代码：000089.XSHE，数量：买入700股<text:line-break/>2025-01-07 09:35:00 - INFO - [买入] 000089.SZ (股数: 700股, 金额: 4697.00元)<text:line-break/>2025-01-07 09:35:00 - INFO - 生成订单，订单号:d0125c1f21dc4b83b2fe358f7656891f，股票代码：000002.XSHE，数量：卖出100股<text:line-break/>2025-01-07 09:35:00 - INFO - [买入] 000002.SZ (股数: 700股, 金额: 4886.00元)<text:line-break/>2025-01-07 09:35:00 - INFO - 生成订单，订单号:d87111a65b014a97993f72f59023cbdc，股票代码：000039.XSHE，数量：买入600股<text:line-break/>2025-01-07 09:35:00 - INFO - [买入] 000039.SZ (股数: 600股, 金额: 4536.00元)<text:line-break/>2025-01-07 09:35:00 - INFO - [持仓状态] 持仓数量: 12只<text:line-break/>2025-01-07 09:35:00 - INFO - [持仓状态] 总资产: 99125.00<text:line-break/>2025-01-07 09:35:00 - INFO - [持仓状态] 可用资金: 57047.77<text:line-break/>2025-01-07 09:35:00 - INFO - [持仓状态] 持仓比例: 42.4%<text:line-break/>2025-01-07 09:35:00 - INFO - [调仓完成] 下次调仓将在 5 个交易日后，或触发紧急调仓条件<text:line-break/>2025-01-08 09:35:00 - INFO - <text:line-break/>[2025-01-08] 开始交易逻辑<text:line-break/>2025-01-08 09:35:00 - INFO - [调仓] 距离上次调仓 1 个交易日（自然日: 1天），暂不调仓<text:line-break/>2025-01-08 09:35:00 - INFO - [持仓质量] 当前: 0.483, 变化: +0.88%<text:line-break/>2025-01-08 09:35:00 - INFO - [持仓状态] 持仓数量: 8只<text:line-break/>2025-01-08 09:35:00 - INFO - [持仓状态] 总资产: 98956.00<text:line-break/>2025-01-08 09:35:00 - INFO - [持仓状态] 可用资金: 57047.77<text:line-break/>2025-01-08 09:35:00 - INFO - [持仓状态] 持仓比例: 42.4%<text:line-break/>2025-01-09 09:35:00 - INFO - <text:line-break/>[2025-01-09] 开始交易逻辑<text:line-break/>2025-01-09 09:35:00 - INFO - [调仓] 距离上次调仓 2 个交易日（自然日: 2天），暂不调仓<text:line-break/>2025-01-09 09:35:00 - INFO - [持仓质量] 当前: 0.499, 变化: +2.48%<text:line-break/>2025-01-09 09:35:00 - INFO - [持仓状态] 持仓数量: 8只<text:line-break/>2025-01-09 09:35:00 - INFO - [持仓状态] 总资产: 98674.00<text:line-break/>2025-01-09 09:35:00 - INFO - [持仓状态] 可用资金: 57047.77<text:line-break/>2025-01-09 09:35:00 - INFO - [持仓状态] 持仓比例: 42.2%<text:line-break/>2025-01-10 09:35:00 - INFO - <text:line-break/>[2025-01-10] 开始交易逻辑<text:line-break/>2025-01-10 09:35:00 - INFO - [调仓] 距离上次调仓 3 个交易日（自然日: 3天），暂不调仓<text:line-break/><text:soft-page-break/>2025-01-10 09:35:00 - INFO - [持仓质量] 当前: 0.457, 变化: -1.70%<text:line-break/>2025-01-10 09:35:00 - INFO - [持仓状态] 持仓数量: 8只<text:line-break/>2025-01-10 09:35:00 - INFO - [持仓状态] 总资产: 98591.00<text:line-break/>2025-01-10 09:35:00 - INFO - [持仓状态] 可用资金: 57047.77<text:line-break/>2025-01-10 09:35:00 - INFO - [持仓状态] 持仓比例: 42.1%<text:line-break/>2025-01-13 09:35:00 - INFO - <text:line-break/>[2025-01-13] 开始交易逻辑<text:line-break/>2025-01-13 09:35:00 - INFO - [调仓] 距离上次调仓 4 个交易日（自然日: 6天），暂不调仓<text:line-break/>2025-01-13 09:35:00 - INFO - [持仓质量] 当前: 0.446, 变化: -2.77%<text:line-break/>2025-01-13 09:35:00 - INFO - [持仓状态] 持仓数量: 8只<text:line-break/>2025-01-13 09:35:00 - INFO - [持仓状态] 总资产: 98000.00<text:line-break/>2025-01-13 09:35:00 - INFO - [持仓状态] 可用资金: 57047.77<text:line-break/>2025-01-13 09:35:00 - INFO - [持仓状态] 持仓比例: 41.8%<text:line-break/>2025-01-14 09:35:00 - INFO - <text:line-break/>[2025-01-14] 开始交易逻辑<text:line-break/>2025-01-14 09:35:00 - INFO - [调仓原因] 达到调仓间隔（5个交易日）<text:line-break/>2025-01-14 09:35:00 - INFO - [市场趋势] bear (综合评分: -75.00)<text:line-break/>2025-01-14 09:35:00 - INFO - [市场状态] bear<text:line-break/>2025-01-14 09:35:00 - INFO - [策略选择] 熊市防御策略<text:line-break/>2025-01-14 09:35:00 - INFO - [因子组合] ['value', 'quality', 'volatility', 'dividend', 'reversal']<text:line-break/>2025-01-14 09:35:00 - INFO - [候选池] 使用全市场股票列表: 5096只<text:line-break/>2025-01-14 09:35:00 - INFO - [候选池] 价格和成交量筛选后: 1077只（检查了1500只，价格范围: 5.0-500.0元）<text:line-break/>2025-01-14 09:35:00 - INFO - [选股] 开始筛选 500 只股票，使用因子: ['value', 'quality', 'volatility', 'dividend', 'reversal']<text:line-break/>2025-01-14 09:35:00 - INFO - [选股] 成功获取100只股票的基本面数据<text:line-break/>2025-01-14 09:35:00 - INFO - [选股] 从500只股票中筛选出10只（使用正确的PTrade API）<text:line-break/>2025-01-14 09:35:00 - INFO - [调试] 可用资金: 54195.38, 持仓价值: 41215.00, 总可用: 95410.38, 目标金额: 29771.70<text:line-break/>2025-01-14 09:35:00 - INFO - [调仓] 目标持仓: 8只，每只目标金额: 5000.00元<text:line-break/>2025-01-14 09:35:00 - INFO - 生成订单，订单号:c576b273de4d4442847011019ef3f8d2，股票代码：000012.XSHE，数量：卖出900股<text:line-break/>2025-01-14 09:35:00 - INFO - [卖出] 000012.SZ<text:line-break/>2025-01-14 09:35:00 - INFO - 生成订单，订单号:102a54b2e0ff4209830e3b73eb2105f1，股票代码：000016.XSHE，数量：卖出1700股<text:line-break/>2025-01-14 09:35:00 - INFO - [卖出] 000016.SZ<text:line-break/>2025-01-14 09:35:00 - INFO - 生成订单，订单号:e8133a516b7645f0b10b3b8a523f5105，股票代码：000401.XSHE，数量：卖出900股<text:line-break/>2025-01-14 09:35:00 - INFO - [卖出] 000401.SZ<text:line-break/>2025-01-14 09:35:00 - INFO - 生成订单，订单号:7cf37d7d3e32425685735842effb12b1，股票代码：000498.XSHE，数量：买入100股<text:line-break/>2025-01-14 09:35:00 - INFO - [买入] 000498.SZ (股数: 900股, 金额: 4950.00元)<text:line-break/>2025-01-14 09:35:00 - WARNING - 股票委托数量为0, 委托取消<text:line-break/>2025-01-14 09:35:00 - INFO - [买入] 000027.SZ (股数: 800股, 金额: 4816.00元)<text:line-break/>2025-01-14 09:35:00 - WARNING - 股票委托数量为0, 委托取消<text:line-break/>2025-01-14 09:35:00 - INFO - [买入] 000089.SZ (股数: 700股, 金额: 4599.00元)<text:line-break/>2025-01-14 09:35:00 - WARNING - 股票委托数量为0, 委托取消<text:line-break/>2025-01-14 09:35:00 - INFO - [买入] 000002.SZ (股数: 700股, 金额: 4732.00元)<text:line-break/><text:soft-page-break/>2025-01-14 09:35:00 - WARNING - 股票委托数量为0, 委托取消<text:line-break/>2025-01-14 09:35:00 - INFO - [买入] 000039.SZ (股数: 600股, 金额: 4410.00元)<text:line-break/>2025-01-14 09:35:00 - INFO - 生成订单，订单号:7d58253d74ca47e98e74682a461f157b，股票代码：000544.XSHE，数量：买入600股<text:line-break/>2025-01-14 09:35:00 - INFO - [买入] 000544.SZ (股数: 600股, 金额: 4866.00元)<text:line-break/>2025-01-14 09:35:00 - INFO - 生成订单，订单号:4b10c4e525f6458bbb7585b82a1354d2，股票代码：000582.XSHE，数量：买入500股<text:line-break/>2025-01-14 09:35:00 - INFO - [买入] 000582.SZ (股数: 500股, 金额: 4175.00元)<text:line-break/>2025-01-14 09:35:00 - INFO - 生成订单，订单号:5e272b7ac8b647518f7777818d4644c5，股票代码：000065.XSHE，数量：买入500股<text:line-break/>2025-01-14 09:35:00 - INFO - [买入] 000065.SZ (股数: 500股, 金额: 4525.00元)<text:line-break/>2025-01-14 09:35:00 - INFO - [持仓状态] 持仓数量: 11只<text:line-break/>2025-01-14 09:35:00 - INFO - [持仓状态] 总资产: 99183.20<text:line-break/>2025-01-14 09:35:00 - INFO - [持仓状态] 可用资金: 61988.97<text:line-break/>2025-01-14 09:35:00 - INFO - [持仓状态] 持仓比例: 37.5%<text:line-break/>2025-01-14 09:35:00 - INFO - [调仓完成] 下次调仓将在 5 个交易日后，或触发紧急调仓条件<text:line-break/>2025-01-15 09:35:00 - INFO - <text:line-break/>[2025-01-15] 开始交易逻辑<text:line-break/>2025-01-15 09:35:00 - INFO - [调仓] 距离上次调仓 1 个交易日（自然日: 1天），暂不调仓<text:line-break/>2025-01-15 09:35:00 - INFO - [持仓质量] 当前: 0.508, 变化: -0.26%<text:line-break/>2025-01-15 09:35:00 - INFO - [持仓状态] 持仓数量: 8只<text:line-break/>2025-01-15 09:35:00 - INFO - [持仓状态] 总资产: 99855.20<text:line-break/>2025-01-15 09:35:00 - INFO - [持仓状态] 可用资金: 61988.97<text:line-break/>2025-01-15 09:35:00 - INFO - [持仓状态] 持仓比例: 37.9%<text:line-break/>2025-01-16 09:35:00 - INFO - <text:line-break/>[2025-01-16] 开始交易逻辑<text:line-break/>2025-01-16 09:35:00 - INFO - [调仓] 距离上次调仓 2 个交易日（自然日: 2天），暂不调仓<text:line-break/>2025-01-16 09:35:00 - INFO - [持仓质量] 当前: 0.646, 变化: +13.52%<text:line-break/>2025-01-16 09:35:00 - INFO - [持仓状态] 持仓数量: 8只<text:line-break/>2025-01-16 09:35:00 - INFO - [持仓状态] 总资产: 100234.20<text:line-break/>2025-01-16 09:35:00 - INFO - [持仓状态] 可用资金: 61988.97<text:line-break/>2025-01-16 09:35:00 - INFO - [持仓状态] 持仓比例: 38.2%<text:line-break/>2025-01-17 09:35:00 - INFO - <text:line-break/>[2025-01-17] 开始交易逻辑<text:line-break/>2025-01-17 09:35:00 - INFO - [调仓] 距离上次调仓 3 个交易日（自然日: 3天），暂不调仓<text:line-break/>2025-01-17 09:35:00 - INFO - [持仓质量] 当前: 0.643, 变化: +13.22%<text:line-break/>2025-01-17 09:35:00 - INFO - [持仓状态] 持仓数量: 8只<text:line-break/>2025-01-17 09:35:00 - INFO - [持仓状态] 总资产: 99742.20<text:line-break/>2025-01-17 09:35:00 - INFO - [持仓状态] 可用资金: 61988.97<text:line-break/>2025-01-17 09:35:00 - INFO - [持仓状态] 持仓比例: 37.9%<text:line-break/>2025-01-20 09:35:00 - INFO - <text:line-break/>[2025-01-20] 开始交易逻辑<text:line-break/>2025-01-20 09:35:00 - INFO - [调仓] 距离上次调仓 4 个交易日（自然日: 6天），暂不调仓<text:line-break/>2025-01-20 09:35:00 - INFO - [持仓质量] 当前: 0.642, 变化: +13.13%<text:line-break/>2025-01-20 09:35:00 - INFO - [持仓状态] 持仓数量: 8只<text:line-break/>2025-01-20 09:35:00 - INFO - [持仓状态] 总资产: 100304.20<text:line-break/>2025-01-20 09:35:00 - INFO - [持仓状态] 可用资金: 61988.97<text:line-break/>2025-01-20 09:35:00 - INFO - [持仓状态] 持仓比例: 38.2%<text:line-break/><text:soft-page-break/>2025-01-21 09:35:00 - INFO - <text:line-break/>[2025-01-21] 开始交易逻辑<text:line-break/>2025-01-21 09:35:00 - INFO - [调仓原因] 达到调仓间隔（5个交易日）<text:line-break/>2025-01-21 09:35:00 - INFO - [市场趋势] weak_bear (综合评分: -50.00)<text:line-break/>2025-01-21 09:35:00 - INFO - [市场状态] bear<text:line-break/>2025-01-21 09:35:00 - INFO - [策略选择] 熊市防御策略<text:line-break/>2025-01-21 09:35:00 - INFO - [因子组合] ['value', 'quality', 'volatility', 'dividend', 'reversal']<text:line-break/>2025-01-21 09:35:00 - INFO - [候选池] 使用全市场股票列表: 5096只<text:line-break/>2025-01-21 09:35:00 - INFO - [候选池] 价格和成交量筛选后: 1125只（检查了1500只，价格范围: 5.0-500.0元）<text:line-break/>2025-01-21 09:35:00 - INFO - [选股] 开始筛选 500 只股票，使用因子: ['value', 'quality', 'volatility', 'dividend', 'reversal']<text:line-break/>2025-01-21 09:35:00 - INFO - [选股] 成功获取100只股票的基本面数据<text:line-break/>2025-01-21 09:35:00 - INFO - [选股] 从500只股票中筛选出10只（使用正确的PTrade API）<text:line-break/>2025-01-21 09:35:00 - INFO - [调试] 可用资金: 58889.52, 持仓价值: 38635.00, 总可用: 97524.52, 目标金额: 30145.86<text:line-break/>2025-01-21 09:35:00 - INFO - [调仓] 目标持仓: 5只，每只目标金额: 6029.17元<text:line-break/>2025-01-21 09:35:00 - INFO - 生成订单，订单号:d888e8735741420bb32dd3618ce03417，股票代码：000039.XSHE，数量：卖出600股<text:line-break/>2025-01-21 09:35:00 - INFO - [卖出] 000039.SZ<text:line-break/>2025-01-21 09:35:00 - INFO - 生成订单，订单号:0885e13055c143b39f68872c4efaacb4，股票代码：000065.XSHE，数量：卖出500股<text:line-break/>2025-01-21 09:35:00 - INFO - [卖出] 000065.SZ<text:line-break/>2025-01-21 09:35:00 - INFO - 生成订单，订单号:6ccace353e7a41e8af212a4399ac9508，股票代码：000089.XSHE，数量：卖出700股<text:line-break/>2025-01-21 09:35:00 - INFO - [卖出] 000089.SZ<text:line-break/>2025-01-21 09:35:00 - INFO - 生成订单，订单号:7b3794797b3548d696b3f508741d5171，股票代码：000544.XSHE，数量：卖出600股<text:line-break/>2025-01-21 09:35:00 - INFO - [卖出] 000544.SZ<text:line-break/>2025-01-21 09:35:00 - INFO - 生成订单，订单号:a71b208ee7cc4a4ab0029507a213fcf6，股票代码：000582.XSHE，数量：卖出500股<text:line-break/>2025-01-21 09:35:00 - INFO - [卖出] 000582.SZ<text:line-break/>2025-01-21 09:35:00 - INFO - 生成订单，订单号:7c26696254a64af49f77d7c9c95cb504，股票代码：000507.XSHE，数量：买入1200股<text:line-break/>2025-01-21 09:35:00 - INFO - [买入] 000507.SZ (股数: 1200股, 金额: 6000.00元)<text:line-break/>2025-01-21 09:35:00 - INFO - 生成订单，订单号:291e2e18a2b74d2f8b5a9a5aef7b7922，股票代码：000401.XSHE，数量：买入1100股<text:line-break/>2025-01-21 09:35:00 - INFO - [买入] 000401.SZ (股数: 1100股, 金额: 5632.00元)<text:line-break/>2025-01-21 09:35:00 - INFO - 生成订单，订单号:89544d69ec8d4c1ba305b7fe6615442f，股票代码：000498.XSHE，数量：买入100股<text:line-break/>2025-01-21 09:35:00 - INFO - [买入] 000498.SZ (股数: 1000股, 金额: 5670.00元)<text:line-break/>2025-01-21 09:35:00 - INFO - 生成订单，订单号:b930f6a2a84f418c8957ad9a8c90280a，股票代码：000027.XSHE，数量：买入100股<text:line-break/>2025-01-21 09:35:00 - INFO - [买入] 000027.SZ (股数: 900股, 金额: 5544.00元)<text:line-break/>2025-01-21 09:35:00 - INFO - 生成订单，订单号:1e91725e6af342d7a21cf140395ba922，股票代码：000002.XSHE，数量：买入100股<text:line-break/>2025-01-21 09:35:00 - INFO - [买入] 000002.SZ (股数: 800股, 金额: 5480.00元)<text:line-break/>2025-01-21 09:35:00 - INFO - [持仓状态] 持仓数量: 10只<text:line-break/><text:soft-page-break/>2025-01-21 09:35:00 - INFO - [持仓状态] 总资产: 100410.78<text:line-break/>2025-01-21 09:35:00 - INFO - [持仓状态] 可用资金: 72073.55<text:line-break/>2025-01-21 09:35:00 - INFO - [持仓状态] 持仓比例: 28.2%<text:line-break/>2025-01-21 09:35:00 - INFO - [调仓完成] 下次调仓将在 5 个交易日后，或触发紧急调仓条件<text:line-break/>2025-01-22 09:35:00 - INFO - <text:line-break/>[2025-01-22] 开始交易逻辑<text:line-break/>2025-01-22 09:35:00 - INFO - [调仓] 距离上次调仓 1 个交易日（自然日: 1天），暂不调仓<text:line-break/>2025-01-22 09:35:00 - INFO - [持仓质量] 当前: 0.525, 变化: -7.29%<text:line-break/>2025-01-22 09:35:00 - INFO - [持仓状态] 持仓数量: 5只<text:line-break/>2025-01-22 09:35:00 - INFO - [持仓状态] 总资产: 100313.78<text:line-break/>2025-01-22 09:35:00 - INFO - [持仓状态] 可用资金: 72073.55<text:line-break/>2025-01-22 09:35:00 - INFO - [持仓状态] 持仓比例: 28.2%<text:line-break/>2025-01-23 09:35:00 - INFO - <text:line-break/>[2025-01-23] 开始交易逻辑<text:line-break/>2025-01-23 09:35:00 - INFO - [调仓] 距离上次调仓 2 个交易日（自然日: 2天），暂不调仓<text:line-break/>2025-01-23 09:35:00 - INFO - [持仓质量] 当前: 0.511, 变化: -8.68%<text:line-break/>2025-01-23 09:35:00 - INFO - [持仓状态] 持仓数量: 5只<text:line-break/>2025-01-23 09:35:00 - INFO - [持仓状态] 总资产: 100599.78<text:line-break/>2025-01-23 09:35:00 - INFO - [持仓状态] 可用资金: 72073.55<text:line-break/>2025-01-23 09:35:00 - INFO - [持仓状态] 持仓比例: 28.4%<text:line-break/>2025-01-24 09:35:00 - INFO - <text:line-break/>[2025-01-24] 开始交易逻辑<text:line-break/>2025-01-24 09:35:00 - INFO - [调仓] 距离上次调仓 3 个交易日（自然日: 3天），暂不调仓<text:line-break/>2025-01-24 09:35:00 - INFO - [持仓质量] 当前: 0.521, 变化: -7.69%<text:line-break/>2025-01-24 09:35:00 - INFO - [持仓状态] 持仓数量: 5只<text:line-break/>2025-01-24 09:35:00 - INFO - [持仓状态] 总资产: 100403.78<text:line-break/>2025-01-24 09:35:00 - INFO - [持仓状态] 可用资金: 72073.55<text:line-break/>2025-01-24 09:35:00 - INFO - [持仓状态] 持仓比例: 28.2%<text:line-break/>2025-01-27 09:35:00 - INFO - <text:line-break/>[2025-01-27] 开始交易逻辑<text:line-break/>2025-01-27 09:35:00 - INFO - [调仓原因] 紧急调仓: 持仓质量下降: 11.95%<text:line-break/>2025-01-27 09:35:00 - INFO - [市场趋势] neutral (综合评分: -10.00)<text:line-break/>2025-01-27 09:35:00 - INFO - [市场状态] neutral<text:line-break/>2025-01-27 09:35:00 - INFO - [策略选择] 震荡市均衡策略<text:line-break/>2025-01-27 09:35:00 - INFO - [因子组合] ['value', 'growth', 'momentum', 'mainline_momentum', 'quality']<text:line-break/>2025-01-27 09:35:00 - INFO - [候选池] 使用全市场股票列表: 5096只<text:line-break/>2025-01-27 09:35:00 - INFO - [候选池] 价格和成交量筛选后: 1111只（检查了1500只，价格范围: 5.0-500.0元）<text:line-break/>2025-01-27 09:35:00 - INFO - [选股] 开始筛选 500 只股票，使用因子: ['value', 'growth', 'momentum', 'mainline_momentum', 'quality']<text:line-break/>2025-01-27 09:35:00 - INFO - [选股] 成功获取100只股票的基本面数据<text:line-break/>2025-01-27 09:35:00 - INFO - [选股] 从500只股票中筛选出10只（使用正确的PTrade API）<text:line-break/>2025-01-27 09:35:00 - INFO - [调试] 可用资金: 68469.88, 持仓价值: 28444.00, 总可用: 96913.88, 目标金额: 50527.89<text:line-break/>2025-01-27 09:35:00 - INFO - [调仓] 目标持仓: 8只，每只目标金额: 6315.99元<text:line-break/>2025-01-27 09:35:00 - INFO - 生成订单，订单号:a44a4b1d82a544f59bc34a8f398af0f4，股票代码：000027.XSHE，数量：卖出900股<text:line-break/><text:soft-page-break/>2025-01-27 09:35:00 - INFO - [卖出] 000027.SZ<text:line-break/>2025-01-27 09:35:00 - INFO - 生成订单，订单号:2b1ffcf28da6420ea5dc6a4bb15e912f，股票代码：000401.XSHE，数量：卖出1100股<text:line-break/>2025-01-27 09:35:00 - INFO - [卖出] 000401.SZ<text:line-break/>2025-01-27 09:35:00 - INFO - 生成订单，订单号:5b020e3ca79e40be9ac04e0c81419ea4，股票代码：000507.XSHE，数量：卖出1200股<text:line-break/>2025-01-27 09:35:00 - INFO - [卖出] 000507.SZ<text:line-break/>2025-01-27 09:35:00 - INFO - 生成订单，订单号:e55159d49b574358b20763f09581986e，股票代码：000498.XSHE，数量：买入100股<text:line-break/>2025-01-27 09:35:00 - INFO - [买入] 000498.SZ (股数: 1100股, 金额: 6237.00元)<text:line-break/>2025-01-27 09:35:00 - INFO - 生成订单，订单号:b779affe17b4463dbd88ff57c58190c2，股票代码：000533.XSHE，数量：买入900股<text:line-break/>2025-01-27 09:35:00 - INFO - [买入] 000533.SZ (股数: 900股, 金额: 5985.00元)<text:line-break/>2025-01-27 09:35:00 - WARNING - 股票委托数量为0, 委托取消<text:line-break/>2025-01-27 09:35:00 - INFO - [买入] 000002.SZ (股数: 800股, 金额: 5912.00元)<text:line-break/>2025-01-27 09:35:00 - INFO - 生成订单，订单号:e481ac29b3af4f8787668935d1253c4a，股票代码：000301.XSHE，数量：买入700股<text:line-break/>2025-01-27 09:35:00 - INFO - [买入] 000301.SZ (股数: 700股, 金额: 5852.00元)<text:line-break/>2025-01-27 09:35:00 - INFO - 生成订单，订单号:ce7563538e73457b9679aeee2fd06a24，股票代码：000544.XSHE，数量：买入700股<text:line-break/>2025-01-27 09:35:00 - INFO - [买入] 000544.SZ (股数: 700股, 金额: 5957.00元)<text:line-break/>2025-01-27 09:35:00 - INFO - 生成订单，订单号:20235c3452ee4797aa1923fbf49d453c，股票代码：000001.XSHE，数量：买入500股<text:line-break/>2025-01-27 09:35:00 - INFO - [买入] 000001.SZ (股数: 500股, 金额: 5670.00元)<text:line-break/>2025-01-27 09:35:00 - INFO - 生成订单，订单号:2d1bb6d320e54607ba0eb018d4bfa1cb，股票代码：000534.XSHE，数量：买入400股<text:line-break/>2025-01-27 09:35:00 - INFO - [买入] 000534.SZ (股数: 400股, 金额: 5936.00元)<text:line-break/>2025-01-27 09:35:00 - INFO - 生成订单，订单号:c76f4ba2188b427d8a55a4d999fc1bfb，股票代码：000513.XSHE，数量：买入100股<text:line-break/>2025-01-27 09:35:00 - INFO - [买入] 000513.SZ (股数: 100股, 金额: 3614.00元)<text:line-break/>2025-01-27 09:35:00 - INFO - [持仓状态] 持仓数量: 11只<text:line-break/>2025-01-27 09:35:00 - INFO - [持仓状态] 总资产: 100986.12<text:line-break/>2025-01-27 09:35:00 - INFO - [持仓状态] 可用资金: 55892.90<text:line-break/>2025-01-27 09:35:00 - INFO - [持仓状态] 持仓比例: 44.7%<text:line-break/>2025-01-27 09:35:00 - INFO - [调仓完成] 下次调仓将在 5 个交易日后，或触发紧急调仓条件<text:line-break/>2025-02-05 09:35:00 - INFO - <text:line-break/>[2025-02-05] 开始交易逻辑<text:line-break/>2025-02-05 09:35:00 - INFO - [调仓] 距离上次调仓 1 个交易日（自然日: 9天），暂不调仓<text:line-break/>2025-02-05 09:35:00 - INFO - [持仓质量] 当前: 0.485, 变化: +4.73%<text:line-break/>2025-02-05 09:35:00 - INFO - [持仓状态] 持仓数量: 8只<text:line-break/>2025-02-05 09:35:00 - INFO - [持仓状态] 总资产: 100191.12<text:line-break/>2025-02-05 09:35:00 - INFO - [持仓状态] 可用资金: 55892.90<text:line-break/>2025-02-05 09:35:00 - INFO - [持仓状态] 持仓比例: 44.2%<text:line-break/>2025-02-06 09:35:00 - INFO - <text:line-break/>[2025-02-06] 开始交易逻辑<text:line-break/>2025-02-06 09:35:00 - INFO - [调仓] 距离上次调仓 2 个交易日（自然日: 10天），暂不调仓<text:line-break/>2025-02-06 09:35:00 - INFO - [持仓质量] 当前: 0.435, 变化: -0.34%<text:line-break/>2025-02-06 09:35:00 - INFO - [持仓状态] 持仓数量: 8只<text:line-break/><text:soft-page-break/>2025-02-06 09:35:00 - INFO - [持仓状态] 总资产: 99927.12<text:line-break/>2025-02-06 09:35:00 - INFO - [持仓状态] 可用资金: 55892.90<text:line-break/>2025-02-06 09:35:00 - INFO - [持仓状态] 持仓比例: 44.1%<text:line-break/>2025-02-07 09:35:00 - INFO - <text:line-break/>[2025-02-07] 开始交易逻辑<text:line-break/>2025-02-07 09:35:00 - INFO - [调仓] 距离上次调仓 3 个交易日（自然日: 11天），暂不调仓<text:line-break/>2025-02-07 09:35:00 - INFO - [持仓质量] 当前: 0.387, 变化: -5.14%<text:line-break/>2025-02-07 09:35:00 - INFO - [持仓状态] 持仓数量: 8只<text:line-break/>2025-02-07 09:35:00 - INFO - [持仓状态] 总资产: 100531.12<text:line-break/>2025-02-07 09:35:00 - INFO - [持仓状态] 可用资金: 55892.90<text:line-break/>2025-02-07 09:35:00 - INFO - [持仓状态] 持仓比例: 44.4%<text:line-break/>2025-02-10 09:35:00 - INFO - <text:line-break/>[2025-02-10] 开始交易逻辑<text:line-break/>2025-02-10 09:35:00 - INFO - [调仓] 距离上次调仓 4 个交易日（自然日: 14天），暂不调仓<text:line-break/>2025-02-10 09:35:00 - INFO - [持仓质量] 当前: 0.447, 变化: +0.93%<text:line-break/>2025-02-10 09:35:00 - INFO - [持仓状态] 持仓数量: 8只<text:line-break/>2025-02-10 09:35:00 - INFO - [持仓状态] 总资产: 101090.12<text:line-break/>2025-02-10 09:35:00 - INFO - [持仓状态] 可用资金: 55892.90<text:line-break/>2025-02-10 09:35:00 - INFO - [持仓状态] 持仓比例: 44.7%<text:line-break/>2025-02-11 09:35:00 - INFO - <text:line-break/>[2025-02-11] 开始交易逻辑<text:line-break/>2025-02-11 09:35:00 - INFO - [调仓原因] 达到调仓间隔（5个交易日）<text:line-break/>2025-02-11 09:35:00 - INFO - [市场趋势] neutral (综合评分: -5.00)<text:line-break/>2025-02-11 09:35:00 - INFO - [市场状态] neutral<text:line-break/>2025-02-11 09:35:00 - INFO - [策略选择] 震荡市均衡策略<text:line-break/>2025-02-11 09:35:00 - INFO - [因子组合] ['value', 'growth', 'momentum', 'mainline_momentum', 'quality']<text:line-break/>2025-02-11 09:35:00 - INFO - [候选池] 使用全市场股票列表: 5096只<text:line-break/>2025-02-11 09:35:00 - INFO - [候选池] 价格和成交量筛选后: 1141只（检查了1500只，价格范围: 5.0-500.0元）<text:line-break/>2025-02-11 09:35:00 - INFO - [选股] 开始筛选 500 只股票，使用因子: ['value', 'growth', 'momentum', 'mainline_momentum', 'quality']<text:line-break/>2025-02-11 09:35:00 - INFO - [选股] 成功获取100只股票的基本面数据<text:line-break/>2025-02-11 09:35:00 - INFO - [选股] 从500只股票中筛选出10只（使用正确的PTrade API）<text:line-break/>2025-02-11 09:35:00 - INFO - [调试] 可用资金: 53098.25, 持仓价值: 45412.00, 总可用: 98510.25, 目标金额: 50607.56<text:line-break/>2025-02-11 09:35:00 - INFO - [调仓] 目标持仓: 10只，每只目标金额: 5060.76元<text:line-break/>2025-02-11 09:35:00 - INFO - 生成订单，订单号:10009dafcc80482292813723caf5dfda，股票代码：000301.XSHE，数量：卖出700股<text:line-break/>2025-02-11 09:35:00 - INFO - [卖出] 000301.SZ<text:line-break/>2025-02-11 09:35:00 - INFO - 生成订单，订单号:f49fd9f1b0b64ef98fba45d51600e5d6，股票代码：000498.XSHE，数量：卖出1100股<text:line-break/>2025-02-11 09:35:00 - INFO - [卖出] 000498.SZ<text:line-break/>2025-02-11 09:35:00 - INFO - 生成订单，订单号:f3fba23708d640c09aadf8dfe9ad546a，股票代码：000513.XSHE，数量：卖出100股<text:line-break/>2025-02-11 09:35:00 - INFO - [卖出] 000513.SZ<text:line-break/>2025-02-11 09:35:00 - INFO - 生成订单，订单号:b215a88f367847a5af00b99e57170cf4，股票代码：000533.XSHE，数量：卖出900股<text:line-break/><text:soft-page-break/>2025-02-11 09:35:00 - INFO - [卖出] 000533.SZ<text:line-break/>2025-02-11 09:35:00 - INFO - 生成订单，订单号:da6f369bf22c4af9be7ae63eeae6d35c，股票代码：000544.XSHE，数量：卖出700股<text:line-break/>2025-02-11 09:35:00 - INFO - [卖出] 000544.SZ<text:line-break/>2025-02-11 09:35:00 - INFO - 生成订单，订单号:4a8636a21d1b4c3597392793e3aac764，股票代码：000401.XSHE，数量：买入1000股<text:line-break/>2025-02-11 09:35:00 - INFO - [买入] 000401.SZ (股数: 1000股, 金额: 5030.00元)<text:line-break/>2025-02-11 09:35:00 - INFO - 生成订单，订单号:05ebcbab6fa94e2b854aa8907d7fba31，股票代码：000507.XSHE，数量：买入1000股<text:line-break/>2025-02-11 09:35:00 - INFO - [买入] 000507.SZ (股数: 1000股, 金额: 5060.00元)<text:line-break/>2025-02-11 09:35:00 - INFO - 生成订单，订单号:c1159c859462452287b1c12ba1a40629，股票代码：000042.XSHE，数量：买入900股<text:line-break/>2025-02-11 09:35:00 - INFO - [买入] 000042.SZ (股数: 900股, 金额: 4995.00元)<text:line-break/>2025-02-11 09:35:00 - INFO - 生成订单，订单号:6b991eaebc784974a8493e79d828d4c1，股票代码：000002.XSHE，数量：卖出200股<text:line-break/>2025-02-11 09:35:00 - INFO - [买入] 000002.SZ (股数: 600股, 金额: 4452.00元)<text:line-break/>2025-02-11 09:35:00 - INFO - 生成订单，订单号:6e6ee65166024d9c9d29a8f69ad6b838，股票代码：000156.XSHE，数量：买入600股<text:line-break/>2025-02-11 09:35:00 - INFO - [买入] 000156.SZ (股数: 600股, 金额: 4620.00元)<text:line-break/>2025-02-11 09:35:00 - INFO - 生成订单，订单号:1fa43760da6145f886789d09059e5818，股票代码：000001.XSHE，数量：卖出100股<text:line-break/>2025-02-11 09:35:00 - INFO - [买入] 000001.SZ (股数: 400股, 金额: 4572.00元)<text:line-break/>2025-02-11 09:35:00 - INFO - 生成订单，订单号:007a76e57e6b410ab2f4422b47d36f8e，股票代码：000534.XSHE，数量：卖出100股<text:line-break/>2025-02-11 09:35:00 - INFO - [买入] 000534.SZ (股数: 300股, 金额: 4575.00元)<text:line-break/>2025-02-11 09:35:00 - INFO - 生成订单，订单号:85f3d179c6434504b56526df4edc54dc，股票代码：000532.XSHE，数量：买入200股<text:line-break/>2025-02-11 09:35:00 - INFO - [买入] 000532.SZ (股数: 200股, 金额: 3796.00元)<text:line-break/>2025-02-11 09:35:00 - INFO - 生成订单，订单号:166935dca8e64717b5c58238cf0fbc28，股票代码：000063.XSHE，数量：买入100股<text:line-break/>2025-02-11 09:35:00 - INFO - [买入] 000063.SZ (股数: 100股, 金额: 4225.00元)<text:line-break/>2025-02-11 09:35:00 - INFO - 生成订单，订单号:c0c3df269b1946f7873495870fa79ce3，股票代码：000034.XSHE，数量：买入100股<text:line-break/>2025-02-11 09:35:00 - INFO - [买入] 000034.SZ (股数: 100股, 金额: 4387.00元)<text:line-break/>2025-02-11 09:35:00 - INFO - [持仓状态] 持仓数量: 15只<text:line-break/>2025-02-11 09:35:00 - INFO - [持仓状态] 总资产: 101105.25<text:line-break/>2025-02-11 09:35:00 - INFO - [持仓状态] 可用资金: 55248.03<text:line-break/>2025-02-11 09:35:00 - INFO - [持仓状态] 持仓比例: 45.4%<text:line-break/>2025-02-11 09:35:00 - INFO - [调仓完成] 下次调仓将在 5 个交易日后，或触发紧急调仓条件<text:line-break/>2025-02-12 09:35:00 - INFO - <text:line-break/>[2025-02-12] 开始交易逻辑<text:line-break/>2025-02-12 09:35:00 - INFO - [调仓] 距离上次调仓 1 个交易日（自然日: 1天），暂不调仓<text:line-break/>2025-02-12 09:35:00 - INFO - [持仓质量] 当前: 0.516, 变化: +2.29%<text:line-break/>2025-02-12 09:35:00 - INFO - [持仓状态] 持仓数量: 10只<text:line-break/>2025-02-12 09:35:00 - INFO - [持仓状态] 总资产: 100952.25<text:line-break/>2025-02-12 09:35:00 - INFO - [持仓状态] 可用资金: 55248.03<text:line-break/>2025-02-12 09:35:00 - INFO - [持仓状态] 持仓比例: 45.3%<text:line-break/>2025-02-13 09:35:00 - INFO - <text:line-break/><text:soft-page-break/>[2025-02-13] 开始交易逻辑<text:line-break/>2025-02-13 09:35:00 - INFO - [调仓] 距离上次调仓 2 个交易日（自然日: 2天），暂不调仓<text:line-break/>2025-02-13 09:35:00 - INFO - [持仓质量] 当前: 0.566, 变化: +7.26%<text:line-break/>2025-02-13 09:35:00 - INFO - [止盈] 000156.SZ: 盈利 21.04%<text:line-break/>2025-02-13 09:35:00 - INFO - 生成订单，订单号:1623095d3fb6438c88c20e12d56c0e31，股票代码：000156.XSHE，数量：卖出600股<text:line-break/>2025-02-13 09:35:00 - INFO - [持仓状态] 持仓数量: 10只<text:line-break/>2025-02-13 09:35:00 - INFO - [持仓状态] 总资产: 102780.16<text:line-break/>2025-02-13 09:35:00 - INFO - [持仓状态] 可用资金: 61044.94<text:line-break/>2025-02-13 09:35:00 - INFO - [持仓状态] 持仓比例: 40.6%<text:line-break/>2025-02-14 09:35:00 - INFO - <text:line-break/>[2025-02-14] 开始交易逻辑<text:line-break/>2025-02-14 09:35:00 - INFO - [调仓] 距离上次调仓 3 个交易日（自然日: 3天），暂不调仓<text:line-break/>2025-02-14 09:35:00 - INFO - [持仓质量] 当前: 0.553, 变化: +6.04%<text:line-break/>2025-02-14 09:35:00 - INFO - [持仓状态] 持仓数量: 9只<text:line-break/>2025-02-14 09:35:00 - INFO - [持仓状态] 总资产: 102423.16<text:line-break/>2025-02-14 09:35:00 - INFO - [持仓状态] 可用资金: 61044.94<text:line-break/>2025-02-14 09:35:00 - INFO - [持仓状态] 持仓比例: 40.4%<text:line-break/>2025-02-17 09:35:00 - INFO - <text:line-break/>[2025-02-17] 开始交易逻辑<text:line-break/>2025-02-17 09:35:00 - INFO - [调仓] 距离上次调仓 4 个交易日（自然日: 6天），暂不调仓<text:line-break/>2025-02-17 09:35:00 - INFO - [持仓质量] 当前: 0.497, 变化: +0.44%<text:line-break/>2025-02-17 09:35:00 - INFO - [止损] 000532.SZ: 亏损 -11.59%<text:line-break/>2025-02-17 09:35:00 - INFO - 生成订单，订单号:dc696a6226cf450db01c1cdeb01f0c8a，股票代码：000532.XSHE，数量：卖出200股<text:line-break/>2025-02-17 09:35:00 - INFO - [止盈] 000034.SZ: 盈利 20.67%<text:line-break/>2025-02-17 09:35:00 - INFO - 生成订单，订单号:839cdf0d51af4f7baa3403e3600407c2，股票代码：000034.XSHE，数量：卖出100股<text:line-break/>2025-02-17 09:35:00 - INFO - [持仓状态] 持仓数量: 9只<text:line-break/>2025-02-17 09:35:00 - INFO - [持仓状态] 总资产: 103782.50<text:line-break/>2025-02-17 09:35:00 - INFO - [持仓状态] 可用资金: 70240.27<text:line-break/>2025-02-17 09:35:00 - INFO - [持仓状态] 持仓比例: 32.3%<text:line-break/>2025-02-18 09:35:00 - INFO - <text:line-break/>[2025-02-18] 开始交易逻辑<text:line-break/>2025-02-18 09:35:00 - INFO - [调仓原因] 达到调仓间隔（5个交易日）<text:line-break/>2025-02-18 09:35:00 - INFO - [市场趋势] neutral (综合评分: -5.00)<text:line-break/>2025-02-18 09:35:00 - INFO - [市场状态] neutral<text:line-break/>2025-02-18 09:35:00 - INFO - [策略选择] 震荡市均衡策略<text:line-break/>2025-02-18 09:35:00 - INFO - [因子组合] ['value', 'growth', 'momentum', 'mainline_momentum', 'quality']<text:line-break/>2025-02-18 09:35:00 - INFO - [候选池] 使用全市场股票列表: 5096只<text:line-break/>2025-02-18 09:35:00 - INFO - [候选池] 价格和成交量筛选后: 1149只（检查了1500只，价格范围: 5.0-500.0元）<text:line-break/>2025-02-18 09:35:00 - INFO - [选股] 开始筛选 500 只股票，使用因子: ['value', 'growth', 'momentum', 'mainline_momentum', 'quality']<text:line-break/>2025-02-18 09:35:00 - INFO - [选股] 成功获取100只股票的基本面数据<text:line-break/>2025-02-18 09:35:00 - INFO - [选股] 从500只股票中筛选出10只（使用正确的PTrade API）<text:line-break/>2025-02-18 09:35:00 - INFO - [调试] 可用资金: 66728.26, 持仓价值: 33960.00, 总可用: 100688.26, <text:soft-page-break/>目标金额: 52014.25<text:line-break/>2025-02-18 09:35:00 - INFO - [调仓] 目标持仓: 9只，每只目标金额: 5779.36元<text:line-break/>2025-02-18 09:35:00 - INFO - 生成订单，订单号:3e0ada5a061a440380e358de26e5bd68，股票代码：000063.XSHE，数量：卖出100股<text:line-break/>2025-02-18 09:35:00 - INFO - [卖出] 000063.SZ<text:line-break/>2025-02-18 09:35:00 - INFO - 生成订单，订单号:efefc7406db647ed853bb461f35b2a44，股票代码：000401.XSHE，数量：卖出1000股<text:line-break/>2025-02-18 09:35:00 - INFO - [卖出] 000401.SZ<text:line-break/>2025-02-18 09:35:00 - INFO - 生成订单，订单号:a7b61f95dfe74bfab7e827f7b7a09250，股票代码：000534.XSHE，数量：卖出300股<text:line-break/>2025-02-18 09:35:00 - INFO - [卖出] 000534.SZ<text:line-break/>2025-02-18 09:35:00 - INFO - 生成订单，订单号:4ff9839d20ec4c47ba5707fcc56ec2ea，股票代码：000507.XSHE，数量：买入100股<text:line-break/>2025-02-18 09:35:00 - INFO - [买入] 000507.SZ (股数: 1100股, 金额: 5566.00元)<text:line-break/>2025-02-18 09:35:00 - INFO - 生成订单，订单号:5433048c90634386a888e754d8e69e4a，股票代码：000553.XSHE，数量：买入900股<text:line-break/>2025-02-18 09:35:00 - INFO - [买入] 000553.SZ (股数: 900股, 金额: 5490.00元)<text:line-break/>2025-02-18 09:35:00 - INFO - 生成订单，订单号:057bfedb856047a2bdcff77cb3d9e110，股票代码：000027.XSHE，数量：买入900股<text:line-break/>2025-02-18 09:35:00 - INFO - [买入] 000027.SZ (股数: 900股, 金额: 5625.00元)<text:line-break/>2025-02-18 09:35:00 - INFO - 生成订单，订单号:72551bc7e9db47f2ae30ee4bc67cc700，股票代码：000042.XSHE，数量：卖出100股<text:line-break/>2025-02-18 09:35:00 - INFO - [买入] 000042.SZ (股数: 800股, 金额: 5328.00元)<text:line-break/>2025-02-18 09:35:00 - INFO - 生成订单，订单号:c8cbd8c4ed7242e294a2b146cfe46eca，股票代码：000002.XSHE，数量：买入100股<text:line-break/>2025-02-18 09:35:00 - INFO - [买入] 000002.SZ (股数: 700股, 金额: 5376.00元)<text:line-break/>2025-02-18 09:35:00 - INFO - 生成订单，订单号:19a24a43a3a948829ac428fdf920d77e，股票代码：000156.XSHE，数量：买入600股<text:line-break/>2025-02-18 09:35:00 - INFO - [买入] 000156.SZ (股数: 600股, 金额: 5454.00元)<text:line-break/>2025-02-18 09:35:00 - WARNING - 股票委托数量为0, 委托取消<text:line-break/>2025-02-18 09:35:00 - INFO - [买入] 000001.SZ (股数: 400股, 金额: 4712.00元)<text:line-break/>2025-02-18 09:35:00 - INFO - 生成订单，订单号:483f1c4abf534acab82dc36c25f3cebf，股票代码：000555.XSHE，数量：买入400股<text:line-break/>2025-02-18 09:35:00 - INFO - [买入] 000555.SZ (股数: 400股, 金额: 5032.00元)<text:line-break/>2025-02-18 09:35:00 - INFO - 生成订单，订单号:b1e6e13a32d24111896c89a5751d8c91，股票代码：000032.XSHE，数量：买入200股<text:line-break/>2025-02-18 09:35:00 - INFO - [买入] 000032.SZ (股数: 200股, 金额: 5068.00元)<text:line-break/>2025-02-18 09:35:00 - INFO - [持仓状态] 持仓数量: 12只<text:line-break/>2025-02-18 09:35:00 - INFO - [持仓状态] 总资产: 103957.38<text:line-break/>2025-02-18 09:35:00 - INFO - [持仓状态] 可用资金: 56265.15<text:line-break/>2025-02-18 09:35:00 - INFO - [持仓状态] 持仓比例: 45.9%<text:line-break/>2025-02-18 09:35:00 - INFO - [调仓完成] 下次调仓将在 5 个交易日后，或触发紧急调仓条件<text:line-break/>2025-02-19 09:35:00 - INFO - <text:line-break/>[2025-02-19] 开始交易逻辑<text:line-break/>2025-02-19 09:35:00 - INFO - [调仓] 距离上次调仓 1 个交易日（自然日: 1天），暂不调仓<text:line-break/>2025-02-19 09:35:00 - INFO - [持仓质量] 当前: 0.453, 变化: -1.42%<text:line-break/>2025-02-19 09:35:00 - INFO - [持仓状态] 持仓数量: 9只<text:line-break/>2025-02-19 09:35:00 - INFO - [持仓状态] 总资产: 102413.38<text:line-break/><text:soft-page-break/>2025-02-19 09:35:00 - INFO - [持仓状态] 可用资金: 56265.15<text:line-break/>2025-02-19 09:35:00 - INFO - [持仓状态] 持仓比例: 45.1%<text:line-break/>2025-02-20 09:35:00 - INFO - <text:line-break/>[2025-02-20] 开始交易逻辑<text:line-break/>2025-02-20 09:35:00 - INFO - [调仓] 距离上次调仓 2 个交易日（自然日: 2天），暂不调仓<text:line-break/>2025-02-20 09:35:00 - INFO - [持仓质量] 当前: 0.445, 变化: -2.23%<text:line-break/>2025-02-20 09:35:00 - INFO - [持仓状态] 持仓数量: 9只<text:line-break/>2025-02-20 09:35:00 - INFO - [持仓状态] 总资产: 103868.38<text:line-break/>2025-02-20 09:35:00 - INFO - [持仓状态] 可用资金: 56265.15<text:line-break/>2025-02-20 09:35:00 - INFO - [持仓状态] 持仓比例: 45.8%<text:line-break/>2025-02-21 09:35:00 - INFO - <text:line-break/>[2025-02-21] 开始交易逻辑<text:line-break/>2025-02-21 09:35:00 - INFO - [调仓] 距离上次调仓 3 个交易日（自然日: 3天），暂不调仓<text:line-break/>2025-02-21 09:35:00 - INFO - [持仓质量] 当前: 0.483, 变化: +1.59%<text:line-break/>2025-02-21 09:35:00 - INFO - [持仓状态] 持仓数量: 9只<text:line-break/>2025-02-21 09:35:00 - INFO - [持仓状态] 总资产: 104305.38<text:line-break/>2025-02-21 09:35:00 - INFO - [持仓状态] 可用资金: 56265.15<text:line-break/>2025-02-21 09:35:00 - INFO - [持仓状态] 持仓比例: 46.1%<text:line-break/>2025-02-24 09:35:00 - INFO - <text:line-break/>[2025-02-24] 开始交易逻辑<text:line-break/>2025-02-24 09:35:00 - INFO - [调仓] 距离上次调仓 4 个交易日（自然日: 6天），暂不调仓<text:line-break/>2025-02-24 09:35:00 - INFO - [持仓质量] 当前: 0.521, 变化: +5.34%<text:line-break/>2025-02-24 09:35:00 - INFO - [持仓状态] 持仓数量: 9只<text:line-break/>2025-02-24 09:35:00 - INFO - [持仓状态] 总资产: 105288.38<text:line-break/>2025-02-24 09:35:00 - INFO - [持仓状态] 可用资金: 56265.15<text:line-break/>2025-02-24 09:35:00 - INFO - [持仓状态] 持仓比例: 46.6%<text:line-break/>2025-02-25 09:35:00 - INFO - <text:line-break/>[2025-02-25] 开始交易逻辑<text:line-break/>2025-02-25 09:35:00 - INFO - [调仓原因] 达到调仓间隔（5个交易日）<text:line-break/>2025-02-25 09:35:00 - INFO - [市场趋势] neutral (综合评分: -5.00)<text:line-break/>2025-02-25 09:35:00 - INFO - [市场状态] neutral<text:line-break/>2025-02-25 09:35:00 - INFO - [策略选择] 震荡市均衡策略<text:line-break/>2025-02-25 09:35:00 - INFO - [因子组合] ['value', 'growth', 'momentum', 'mainline_momentum', 'quality']<text:line-break/>2025-02-25 09:35:00 - INFO - [候选池] 使用全市场股票列表: 5096只<text:line-break/>2025-02-25 09:35:00 - INFO - [候选池] 价格和成交量筛选后: 1145只（检查了1500只，价格范围: 5.0-500.0元）<text:line-break/>2025-02-25 09:35:00 - INFO - [选股] 开始筛选 500 只股票，使用因子: ['value', 'growth', 'momentum', 'mainline_momentum', 'quality']<text:line-break/>2025-02-25 09:35:00 - INFO - [选股] 成功获取100只股票的基本面数据<text:line-break/>2025-02-25 09:35:00 - INFO - [选股] 从500只股票中筛选出10只（使用正确的PTrade API）<text:line-break/>2025-02-25 09:35:00 - INFO - [调试] 可用资金: 53451.90, 持仓价值: 49201.00, 总可用: 102652.90, 目标金额: 52395.69<text:line-break/>2025-02-25 09:35:00 - INFO - [调仓] 目标持仓: 9只，每只目标金额: 5821.74元<text:line-break/>2025-02-25 09:35:00 - INFO - 生成订单，订单号:41190f77082e40ea859ca1fff45b881b，股票代码：000156.XSHE，数量：卖出600股<text:line-break/>2025-02-25 09:35:00 - INFO - [卖出] 000156.SZ<text:line-break/>2025-02-25 09:35:00 - WARNING - 后端服务 当前策略成交比例设置为：0.25，委托数量1100超过当<text:soft-page-break/>前周期可成交数量，撮合成交数量调整为600<text:line-break/>2025-02-25 09:35:00 - INFO - 生成订单，订单号:72ea225f31a7493a9d0a33bb31660f59，股票代码：000507.XSHE，数量：卖出1100股<text:line-break/>2025-02-25 09:35:00 - INFO - [卖出] 000507.SZ<text:line-break/>2025-02-25 09:35:00 - INFO - 生成订单，订单号:06b29e198dcb4daebe43a9bd50010ff6，股票代码：000555.XSHE，数量：卖出400股<text:line-break/>2025-02-25 09:35:00 - INFO - [卖出] 000555.SZ<text:line-break/>2025-02-25 09:35:00 - INFO - 生成订单，订单号:d077aa8fab854ac289145697c0dbd32c，股票代码：000506.XSHE，数量：买入1000股<text:line-break/>2025-02-25 09:35:00 - INFO - [买入] 000506.SZ (股数: 1000股, 金额: 5710.00元)<text:line-break/>2025-02-25 09:35:00 - WARNING - 股票委托数量为0, 委托取消<text:line-break/>2025-02-25 09:35:00 - INFO - [买入] 000553.SZ (股数: 900股, 金额: 5508.00元)<text:line-break/>2025-02-25 09:35:00 - WARNING - 股票委托数量为0, 委托取消<text:line-break/>2025-02-25 09:35:00 - INFO - [买入] 000027.SZ (股数: 900股, 金额: 5616.00元)<text:line-break/>2025-02-25 09:35:00 - WARNING - 股票委托数量为0, 委托取消<text:line-break/>2025-02-25 09:35:00 - INFO - [买入] 000042.SZ (股数: 800股, 金额: 5640.00元)<text:line-break/>2025-02-25 09:35:00 - WARNING - 股票委托数量为0, 委托取消<text:line-break/>2025-02-25 09:35:00 - INFO - [买入] 000002.SZ (股数: 700股, 金额: 5474.00元)<text:line-break/>2025-02-25 09:35:00 - INFO - 生成订单，订单号:c9d9f1d3c4b742e9ba55c365b150d9e3，股票代码：000050.XSHE，数量：买入600股<text:line-break/>2025-02-25 09:35:00 - INFO - [买入] 000050.SZ (股数: 600股, 金额: 5520.00元)<text:line-break/>2025-02-25 09:35:00 - INFO - 生成订单，订单号:7723327e83044689b30e4c85754eaa49，股票代码：000001.XSHE，数量：买入100股<text:line-break/>2025-02-25 09:35:00 - INFO - [买入] 000001.SZ (股数: 500股, 金额: 5795.00元)<text:line-break/>2025-02-25 09:35:00 - INFO - 生成订单，订单号:67255b780af641bcb5d4839603f36681，股票代码：000096.XSHE，数量：买入300股<text:line-break/>2025-02-25 09:35:00 - INFO - [买入] 000096.SZ (股数: 300股, 金额: 5025.00元)<text:line-break/>2025-02-25 09:35:00 - INFO - 生成订单，订单号:9ec8143600c14845b335c9eea36c9204，股票代码：000032.XSHE，数量：卖出100股<text:line-break/>2025-02-25 09:35:00 - INFO - [买入] 000032.SZ (股数: 100股, 金额: 3132.00元)<text:line-break/>2025-02-25 09:35:00 - INFO - [持仓状态] 持仓数量: 12只<text:line-break/>2025-02-25 09:35:00 - INFO - [持仓状态] 总资产: 104733.41<text:line-break/>2025-02-25 09:35:00 - INFO - [持仓状态] 可用资金: 54532.19<text:line-break/>2025-02-25 09:35:00 - INFO - [持仓状态] 持仓比例: 47.9%<text:line-break/>2025-02-25 09:35:00 - INFO - [调仓完成] 下次调仓将在 5 个交易日后，或触发紧急调仓条件<text:line-break/>2025-02-26 09:35:00 - INFO - <text:line-break/>[2025-02-26] 开始交易逻辑<text:line-break/>2025-02-26 09:35:00 - INFO - [调仓] 距离上次调仓 1 个交易日（自然日: 1天），暂不调仓<text:line-break/>2025-02-26 09:35:00 - INFO - [持仓质量] 当前: 0.558, 变化: +4.78%<text:line-break/>2025-02-26 09:35:00 - INFO - [持仓状态] 持仓数量: 10只<text:line-break/>2025-02-26 09:35:00 - INFO - [持仓状态] 总资产: 105913.41<text:line-break/>2025-02-26 09:35:00 - INFO - [持仓状态] 可用资金: 54532.19<text:line-break/>2025-02-26 09:35:00 - INFO - [持仓状态] 持仓比例: 48.5%<text:line-break/>2025-02-27 09:35:00 - INFO - <text:line-break/>[2025-02-27] 开始交易逻辑<text:line-break/>2025-02-27 09:35:00 - INFO - [调仓] 距离上次调仓 2 个交易日（自然日: 2天），暂不调仓<text:line-break/>2025-02-27 09:35:00 - INFO - [持仓质量] 当前: 0.570, 变化: +5.97%<text:line-break/>2025-02-27 09:35:00 - INFO - [止盈] 000096.SZ: 盈利 21.01%<text:line-break/><text:soft-page-break/>2025-02-27 09:35:00 - INFO - 生成订单，订单号:f85112656acb4012b8a59e6f123446d4，股票代码：000096.XSHE，数量：卖出300股<text:line-break/>2025-02-27 09:35:00 - INFO - [持仓状态] 持仓数量: 10只<text:line-break/>2025-02-27 09:35:00 - INFO - [持仓状态] 总资产: 107061.40<text:line-break/>2025-02-27 09:35:00 - INFO - [持仓状态] 可用资金: 61210.17<text:line-break/>2025-02-27 09:35:00 - INFO - [持仓状态] 持仓比例: 42.8%<text:line-break/>2025-02-28 09:35:00 - INFO - <text:line-break/>[2025-02-28] 开始交易逻辑<text:line-break/>2025-02-28 09:35:00 - INFO - [调仓] 距离上次调仓 3 个交易日（自然日: 3天），暂不调仓<text:line-break/>2025-02-28 09:35:00 - INFO - [持仓质量] 当前: 0.471, 变化: -3.94%<text:line-break/>2025-02-28 09:35:00 - INFO - [持仓状态] 持仓数量: 9只<text:line-break/>2025-02-28 09:35:00 - INFO - [持仓状态] 总资产: 105651.40<text:line-break/>2025-02-28 09:35:00 - INFO - [持仓状态] 可用资金: 61210.17<text:line-break/>2025-02-28 09:35:00 - INFO - [持仓状态] 持仓比例: 42.1%<text:line-break/>2025-03-03 09:35:00 - INFO - <text:line-break/>[2025-03-03] 开始交易逻辑<text:line-break/>2025-03-03 09:35:00 - INFO - [调仓] 距离上次调仓 4 个交易日（自然日: 6天），暂不调仓<text:line-break/>2025-03-03 09:35:00 - INFO - [持仓质量] 当前: 0.470, 变化: -4.03%<text:line-break/>2025-03-03 09:35:00 - INFO - [止损] 000032.SZ: 亏损 -15.93%<text:line-break/>2025-03-03 09:35:00 - INFO - 生成订单，订单号:c7c4325ca8bd4d88b2eef008734f4e71，股票代码：000032.XSHE，数量：卖出100股<text:line-break/>2025-03-03 09:35:00 - INFO - [持仓状态] 持仓数量: 9只<text:line-break/>2025-03-03 09:35:00 - INFO - [持仓状态] 总资产: 105069.65<text:line-break/>2025-03-03 09:35:00 - INFO - [持仓状态] 可用资金: 63819.43<text:line-break/>2025-03-03 09:35:00 - INFO - [持仓状态] 持仓比例: 39.3%<text:line-break/>2025-03-04 09:35:00 - INFO - <text:line-break/>[2025-03-04] 开始交易逻辑<text:line-break/>2025-03-04 09:35:00 - INFO - [调仓原因] 达到调仓间隔（5个交易日）<text:line-break/>2025-03-04 09:35:00 - INFO - [市场趋势] neutral (综合评分: 15.00)<text:line-break/>2025-03-04 09:35:00 - INFO - [市场状态] neutral<text:line-break/>2025-03-04 09:35:00 - INFO - [策略选择] 震荡市均衡策略<text:line-break/>2025-03-04 09:35:00 - INFO - [因子组合] ['value', 'growth', 'momentum', 'mainline_momentum', 'quality']<text:line-break/>2025-03-04 09:35:00 - INFO - [候选池] 使用全市场股票列表: 5096只<text:line-break/>2025-03-04 09:35:00 - INFO - [候选池] 价格和成交量筛选后: 1133只（检查了1500只，价格范围: 5.0-500.0元）<text:line-break/>2025-03-04 09:35:00 - INFO - [选股] 开始筛选 500 只股票，使用因子: ['value', 'growth', 'momentum', 'mainline_momentum', 'quality']<text:line-break/>2025-03-04 09:35:00 - INFO - [选股] 成功获取100只股票的基本面数据<text:line-break/>2025-03-04 09:35:00 - INFO - [选股] 从500只股票中筛选出10只（使用正确的PTrade API）<text:line-break/>2025-03-04 09:35:00 - INFO - [调试] 可用资金: 60628.46, 持仓价值: 41467.00, 总可用: 102095.46, 目标金额: 52546.83<text:line-break/>2025-03-04 09:35:00 - INFO - [调仓] 目标持仓: 10只，每只目标金额: 5254.68元<text:line-break/>2025-03-04 09:35:00 - INFO - 生成订单，订单号:12f0a3ec03e94600913d8087f53c24b7，股票代码：000507.XSHE，数量：卖出500股<text:line-break/>2025-03-04 09:35:00 - INFO - [卖出] 000507.SZ<text:line-break/>2025-03-04 09:35:00 - INFO - 生成订单，订单号:ab2523f370884b50ae1215eecf7397ee，股票代码：000506.XSHE，数量：卖出100股<text:line-break/><text:soft-page-break/>2025-03-04 09:35:00 - INFO - [买入] 000506.SZ (股数: 900股, 金额: 4842.00元)<text:line-break/>2025-03-04 09:35:00 - INFO - 生成订单，订单号:501960c6a6a243a2a91f9d2b8a65c41c，股票代码：000553.XSHE，数量：卖出100股<text:line-break/>2025-03-04 09:35:00 - INFO - [买入] 000553.SZ (股数: 800股, 金额: 4928.00元)<text:line-break/>2025-03-04 09:35:00 - INFO - 生成订单，订单号:45223fc77fde4f84a68faa5a3f639c00，股票代码：000027.XSHE，数量：卖出100股<text:line-break/>2025-03-04 09:35:00 - INFO - [买入] 000027.SZ (股数: 800股, 金额: 4968.00元)<text:line-break/>2025-03-04 09:35:00 - INFO - 生成订单，订单号:ab74e184e94a4352a35950eb01865dcd，股票代码：000042.XSHE，数量：卖出100股<text:line-break/>2025-03-04 09:35:00 - INFO - [买入] 000042.SZ (股数: 700股, 金额: 5222.00元)<text:line-break/>2025-03-04 09:35:00 - INFO - 生成订单，订单号:d6a948ff3cb243a8816eb6d841293fea，股票代码：000002.XSHE，数量：卖出100股<text:line-break/>2025-03-04 09:35:00 - INFO - [买入] 000002.SZ (股数: 600股, 金额: 4674.00元)<text:line-break/>2025-03-04 09:35:00 - INFO - 生成订单，订单号:b360b297fa7449559eb1eb71e54c8408，股票代码：000050.XSHE，数量：卖出100股<text:line-break/>2025-03-04 09:35:00 - INFO - [买入] 000050.SZ (股数: 500股, 金额: 4440.00元)<text:line-break/>2025-03-04 09:35:00 - INFO - 生成订单，订单号:39b6d33b1d8c4312a46b854797caab0c，股票代码：000001.XSHE，数量：卖出100股<text:line-break/>2025-03-04 09:35:00 - INFO - [买入] 000001.SZ (股数: 400股, 金额: 4604.00元)<text:line-break/>2025-03-04 09:35:00 - INFO - 生成订单，订单号:c1e2c0ad6a9442c79252e3073ab73504，股票代码：000096.XSHE，数量：买入200股<text:line-break/>2025-03-04 09:35:00 - INFO - [买入] 000096.SZ (股数: 200股, 金额: 3960.00元)<text:line-break/>2025-03-04 09:35:00 - INFO - 生成订单，订单号:b3ab3eb0b9a848639ff0cf6a078373af，股票代码：000032.XSHE，数量：买入200股<text:line-break/>2025-03-04 09:35:00 - INFO - [买入] 000032.SZ (股数: 200股, 金额: 5180.00元)<text:line-break/>2025-03-04 09:35:00 - INFO - 生成订单，订单号:32e5eea985c14b49aa19161ad7cc9e54，股票代码：000034.XSHE，数量：买入100股<text:line-break/>2025-03-04 09:35:00 - INFO - [买入] 000034.SZ (股数: 100股, 金额: 4789.00元)<text:line-break/>2025-03-04 09:35:00 - INFO - [持仓状态] 持仓数量: 11只<text:line-break/>2025-03-04 09:35:00 - INFO - [持仓状态] 总资产: 105029.85<text:line-break/>2025-03-04 09:35:00 - INFO - [持仓状态] 可用资金: 57718.62<text:line-break/>2025-03-04 09:35:00 - INFO - [持仓状态] 持仓比例: 45.0%<text:line-break/>2025-03-04 09:35:00 - INFO - [调仓完成] 下次调仓将在 5 个交易日后，或触发紧急调仓条件<text:line-break/>2025-03-05 09:35:00 - INFO - <text:line-break/>[2025-03-05] 开始交易逻辑<text:line-break/>2025-03-05 09:35:00 - INFO - [调仓] 距离上次调仓 1 个交易日（自然日: 1天），暂不调仓<text:line-break/>2025-03-05 09:35:00 - INFO - [持仓质量] 当前: 0.479, 变化: -0.95%<text:line-break/>2025-03-05 09:35:00 - INFO - [止损] 000042.SZ: 亏损 -10.05%<text:line-break/>2025-03-05 09:35:00 - INFO - 生成订单，订单号:d41955f8f91945d09fda3378518b1816，股票代码：000042.XSHE，数量：卖出700股<text:line-break/>2025-03-05 09:35:00 - INFO - [持仓状态] 持仓数量: 10只<text:line-break/>2025-03-05 09:35:00 - INFO - [持仓状态] 总资产: 104290.41<text:line-break/>2025-03-05 09:35:00 - INFO - [持仓状态] 可用资金: 61937.19<text:line-break/>2025-03-05 09:35:00 - INFO - [持仓状态] 持仓比例: 40.6%<text:line-break/>2025-03-06 09:35:00 - INFO - <text:line-break/>[2025-03-06] 开始交易逻辑<text:line-break/>2025-03-06 09:35:00 - INFO - [调仓] 距离上次调仓 2 个交易日（自然日: 2天），暂不调仓<text:line-break/>2025-03-06 09:35:00 - INFO - [持仓质量] 当前: 0.459, 变化: -2.92%<text:line-break/><text:soft-page-break/>2025-03-06 09:35:00 - INFO - [持仓状态] 持仓数量: 9只<text:line-break/>2025-03-06 09:35:00 - INFO - [持仓状态] 总资产: 104067.41<text:line-break/>2025-03-06 09:35:00 - INFO - [持仓状态] 可用资金: 61937.19<text:line-break/>2025-03-06 09:35:00 - INFO - [持仓状态] 持仓比例: 40.5%<text:line-break/>2025-03-07 09:35:00 - INFO - <text:line-break/>[2025-03-07] 开始交易逻辑<text:line-break/>2025-03-07 09:35:00 - INFO - [调仓] 距离上次调仓 3 个交易日（自然日: 3天），暂不调仓<text:line-break/>2025-03-07 09:35:00 - INFO - [持仓质量] 当前: 0.482, 变化: -0.57%<text:line-break/>2025-03-07 09:35:00 - INFO - [持仓状态] 持仓数量: 9只<text:line-break/>2025-03-07 09:35:00 - INFO - [持仓状态] 总资产: 104421.41<text:line-break/>2025-03-07 09:35:00 - INFO - [持仓状态] 可用资金: 61937.19<text:line-break/>2025-03-07 09:35:00 - INFO - [持仓状态] 持仓比例: 40.7%<text:line-break/>2025-03-10 09:35:00 - INFO - <text:line-break/>[2025-03-10] 开始交易逻辑<text:line-break/>2025-03-10 09:35:00 - INFO - [调仓] 距离上次调仓 4 个交易日（自然日: 6天），暂不调仓<text:line-break/>2025-03-10 09:35:00 - INFO - [持仓质量] 当前: 0.483, 变化: -0.55%<text:line-break/>2025-03-10 09:35:00 - INFO - [持仓状态] 持仓数量: 9只<text:line-break/>2025-03-10 09:35:00 - INFO - [持仓状态] 总资产: 103825.41<text:line-break/>2025-03-10 09:35:00 - INFO - [持仓状态] 可用资金: 61937.19<text:line-break/>2025-03-10 09:35:00 - INFO - [持仓状态] 持仓比例: 40.3%<text:line-break/>2025-03-11 09:35:00 - INFO - <text:line-break/>[2025-03-11] 开始交易逻辑<text:line-break/>2025-03-11 09:35:00 - INFO - [调仓原因] 达到调仓间隔（5个交易日）<text:line-break/>2025-03-11 09:35:00 - INFO - [市场趋势] weak_bull (综合评分: 55.00)<text:line-break/>2025-03-11 09:35:00 - INFO - [市场状态] bull<text:line-break/>2025-03-11 09:35:00 - INFO - [策略选择] 牛市追涨策略<text:line-break/>2025-03-11 09:35:00 - INFO - [因子组合] ['momentum', 'mainline_momentum', 'growth', 'flow', 'quality', 'size']<text:line-break/>2025-03-11 09:35:00 - INFO - [候选池] 使用全市场股票列表: 5096只<text:line-break/>2025-03-11 09:35:00 - INFO - [候选池] 价格和成交量筛选后: 1150只（检查了1500只，价格范围: 5.0-500.0元）<text:line-break/>2025-03-11 09:35:00 - INFO - [选股] 开始筛选 500 只股票，使用因子: ['momentum', 'mainline_momentum', 'growth', 'flow', 'quality', 'size']<text:line-break/>2025-03-11 09:35:00 - INFO - [选股] 成功获取100只股票的基本面数据<text:line-break/>2025-03-11 09:35:00 - INFO - [选股] 从500只股票中筛选出10只（使用正确的PTrade API）<text:line-break/>2025-03-11 09:35:00 - INFO - [调试] 可用资金: 58840.33, 持仓价值: 41378.00, 总可用: 100218.33, 目标金额: 92693.17<text:line-break/>2025-03-11 09:35:00 - INFO - [调仓] 目标持仓: 10只，每只目标金额: 9269.32元<text:line-break/>2025-03-11 09:35:00 - INFO - 生成订单，订单号:e7e444d2417147a9ba41be528b887270，股票代码：000001.XSHE，数量：卖出400股<text:line-break/>2025-03-11 09:35:00 - INFO - [卖出] 000001.SZ<text:line-break/>2025-03-11 09:35:00 - INFO - 生成订单，订单号:9e29898ac23348e9a5672cf25cf05e20，股票代码：000002.XSHE，数量：卖出600股<text:line-break/>2025-03-11 09:35:00 - INFO - [卖出] 000002.SZ<text:line-break/>2025-03-11 09:35:00 - INFO - 生成订单，订单号:ccc2f8dd6df74c6fb382fcc49368eb41，股票代码：000027.XSHE，数量：卖出800股<text:line-break/>2025-03-11 09:35:00 - INFO - [卖出] 000027.SZ<text:line-break/>2025-03-11 09:35:00 - INFO - 生成订单，订单号:d4773c62a39e49ba8414932fa0991572，股票代码：<text:soft-page-break/>000034.XSHE，数量：卖出100股<text:line-break/>2025-03-11 09:35:00 - INFO - [卖出] 000034.SZ<text:line-break/>2025-03-11 09:35:00 - INFO - 生成订单，订单号:7716dbca91b5442e9bbaaf71fba8935c，股票代码：000050.XSHE，数量：卖出500股<text:line-break/>2025-03-11 09:35:00 - INFO - [卖出] 000050.SZ<text:line-break/>2025-03-11 09:35:00 - INFO - 生成订单，订单号:79565901585247f8a7ae6ebe75be60ac，股票代码：000553.XSHE，数量：卖出800股<text:line-break/>2025-03-11 09:35:00 - INFO - [卖出] 000553.SZ<text:line-break/>2025-03-11 09:35:00 - INFO - 生成订单，订单号:d442e7bd2a484ac096410911a1304b7f，股票代码：000506.XSHE，数量：买入800股<text:line-break/>2025-03-11 09:35:00 - INFO - [买入] 000506.SZ (股数: 1700股, 金额: 9163.00元)<text:line-break/>2025-03-11 09:35:00 - INFO - 生成订单，订单号:2624c776a5524b90beb07e2edd0b2fa0，股票代码：000157.XSHE，数量：买入1100股<text:line-break/>2025-03-11 09:35:00 - INFO - [买入] 000157.SZ (股数: 1100股, 金额: 9229.00元)<text:line-break/>2025-03-11 09:35:00 - INFO - 生成订单，订单号:b26f4eed70554a4682ba7201e11463cb，股票代码：000058.XSHE，数量：买入1000股<text:line-break/>2025-03-11 09:35:00 - INFO - [买入] 000058.SZ (股数: 1000股, 金额: 9120.00元)<text:line-break/>2025-03-11 09:35:00 - INFO - 生成订单，订单号:86e5eb5f9cd8477c8fd467a69a8523bd，股票代码：000425.XSHE，数量：买入900股<text:line-break/>2025-03-11 09:35:00 - INFO - [买入] 000425.SZ (股数: 900股, 金额: 8586.00元)<text:line-break/>2025-03-11 09:35:00 - INFO - 生成订单，订单号:6a6991d7fc5c42deb862709552dfafe9，股票代码：000504.XSHE，数量：买入800股<text:line-break/>2025-03-11 09:35:00 - INFO - [买入] 000504.SZ (股数: 800股, 金额: 8592.00元)<text:line-break/>2025-03-11 09:35:00 - INFO - 生成订单，订单号:c847c99a84914f4297ea26f3b93e7e63，股票代码：000528.XSHE，数量：买入600股<text:line-break/>2025-03-11 09:35:00 - INFO - [买入] 000528.SZ (股数: 600股, 金额: 8028.00元)<text:line-break/>2025-03-11 09:35:00 - INFO - 生成订单，订单号:83f4ceaafa044e8e914c3e7a17229f79，股票代码：000409.XSHE，数量：买入600股<text:line-break/>2025-03-11 09:35:00 - INFO - [买入] 000409.SZ (股数: 600股, 金额: 8466.00元)<text:line-break/>2025-03-11 09:35:00 - INFO - 生成订单，订单号:59da8bb4c27e46e7bf1ba65790eaff0d，股票代码：000534.XSHE，数量：买入500股<text:line-break/>2025-03-11 09:35:00 - INFO - [买入] 000534.SZ (股数: 500股, 金额: 8170.00元)<text:line-break/>2025-03-11 09:35:00 - INFO - 生成订单，订单号:e831a4fca08c41248236e17d3f265a9d，股票代码：000096.XSHE，数量：买入300股<text:line-break/>2025-03-11 09:35:00 - INFO - [买入] 000096.SZ (股数: 500股, 金额: 9025.00元)<text:line-break/>2025-03-11 09:35:00 - INFO - 生成订单，订单号:5becbf3f90d447f398ab5332c73a1ade，股票代码：000032.XSHE，数量：买入100股<text:line-break/>2025-03-11 09:35:00 - INFO - [买入] 000032.SZ (股数: 300股, 金额: 7308.00元)<text:line-break/>2025-03-11 09:35:00 - INFO - [持仓状态] 持仓数量: 16只<text:line-break/>2025-03-11 09:35:00 - INFO - [持仓状态] 总资产: 102879.77<text:line-break/>2025-03-11 09:35:00 - INFO - [持仓状态] 可用资金: 18005.54<text:line-break/>2025-03-11 09:35:00 - INFO - [持仓状态] 持仓比例: 82.5%<text:line-break/>2025-03-11 09:35:00 - INFO - [调仓完成] 下次调仓将在 5 个交易日后，或触发紧急调仓条件<text:line-break/>2025-03-12 09:35:00 - INFO - <text:line-break/>[2025-03-12] 开始交易逻辑<text:line-break/>2025-03-12 09:35:00 - INFO - [调仓] 距离上次调仓 1 个交易日（自然日: 1天），暂不调仓<text:line-break/>2025-03-12 09:35:00 - INFO - [持仓质量] 当前: 0.554, 变化: +5.77%<text:line-break/>2025-03-12 09:35:00 - INFO - [持仓状态] 持仓数量: 10只<text:line-break/><text:soft-page-break/>2025-03-12 09:35:00 - INFO - [持仓状态] 总资产: 105891.77<text:line-break/>2025-03-12 09:35:00 - INFO - [持仓状态] 可用资金: 18005.54<text:line-break/>2025-03-12 09:35:00 - INFO - [持仓状态] 持仓比例: 83.0%<text:line-break/>2025-03-13 09:35:00 - INFO - <text:line-break/>[2025-03-13] 开始交易逻辑<text:line-break/>2025-03-13 09:35:00 - INFO - [调仓] 距离上次调仓 2 个交易日（自然日: 2天），暂不调仓<text:line-break/>2025-03-13 09:35:00 - INFO - [持仓质量] 当前: 0.579, 变化: +8.25%<text:line-break/>2025-03-13 09:35:00 - INFO - [持仓状态] 持仓数量: 10只<text:line-break/>2025-03-13 09:35:00 - INFO - [持仓状态] 总资产: 104196.77<text:line-break/>2025-03-13 09:35:00 - INFO - [持仓状态] 可用资金: 18005.54<text:line-break/>2025-03-13 09:35:00 - INFO - [持仓状态] 持仓比例: 82.7%<text:line-break/>2025-03-14 09:35:00 - INFO - <text:line-break/>[2025-03-14] 开始交易逻辑<text:line-break/>2025-03-14 09:35:00 - INFO - [调仓] 距离上次调仓 3 个交易日（自然日: 3天），暂不调仓<text:line-break/>2025-03-14 09:35:00 - INFO - [持仓质量] 当前: 0.493, 变化: -0.29%<text:line-break/>2025-03-14 09:35:00 - INFO - [持仓状态] 持仓数量: 10只<text:line-break/>2025-03-14 09:35:00 - INFO - [持仓状态] 总资产: 103573.77<text:line-break/>2025-03-14 09:35:00 - INFO - [持仓状态] 可用资金: 18005.54<text:line-break/>2025-03-14 09:35:00 - INFO - [持仓状态] 持仓比例: 82.6%<text:line-break/>2025-03-17 09:35:00 - INFO - <text:line-break/>[2025-03-17] 开始交易逻辑<text:line-break/>2025-03-17 09:35:00 - INFO - [调仓] 距离上次调仓 4 个交易日（自然日: 6天），暂不调仓<text:line-break/>2025-03-17 09:35:00 - INFO - [持仓质量] 当前: 0.427, 变化: -6.90%<text:line-break/>2025-03-17 09:35:00 - INFO - [持仓状态] 持仓数量: 10只<text:line-break/>2025-03-17 09:35:00 - INFO - [持仓状态] 总资产: 103128.77<text:line-break/>2025-03-17 09:35:00 - INFO - [持仓状态] 可用资金: 18005.54<text:line-break/>2025-03-17 09:35:00 - INFO - [持仓状态] 持仓比例: 82.5%<text:line-break/>2025-03-18 09:35:00 - INFO - <text:line-break/>[2025-03-18] 开始交易逻辑<text:line-break/>2025-03-18 09:35:00 - INFO - [调仓原因] 达到调仓间隔（5个交易日）<text:line-break/>2025-03-18 09:35:00 - INFO - [市场趋势] weak_bull (综合评分: 55.00)<text:line-break/>2025-03-18 09:35:00 - INFO - [市场状态] bull<text:line-break/>2025-03-18 09:35:00 - INFO - [策略选择] 牛市追涨策略<text:line-break/>2025-03-18 09:35:00 - INFO - [因子组合] ['momentum', 'mainline_momentum', 'growth', 'flow', 'quality', 'size']<text:line-break/>2025-03-18 09:35:00 - INFO - [候选池] 使用全市场股票列表: 5096只<text:line-break/>2025-03-18 09:35:00 - INFO - [候选池] 价格和成交量筛选后: 1174只（检查了1500只，价格范围: 5.0-500.0元）<text:line-break/>2025-03-18 09:35:00 - INFO - [选股] 开始筛选 500 只股票，使用因子: ['momentum', 'mainline_momentum', 'growth', 'flow', 'quality', 'size']<text:line-break/>2025-03-18 09:35:00 - INFO - [选股] 成功获取100只股票的基本面数据<text:line-break/>2025-03-18 09:35:00 - INFO - [选股] 从500只股票中筛选出10只（使用正确的PTrade API）<text:line-break/>2025-03-18 09:35:00 - INFO - [调试] 可用资金: 17105.26, 持仓价值: 84872.00, 总可用: 101977.26, 目标金额: 93253.29<text:line-break/>2025-03-18 09:35:00 - INFO - [调仓] 目标持仓: 10只，每只目标金额: 9325.33元<text:line-break/>2025-03-18 09:35:00 - INFO - 生成订单，订单号:bef5a3a7549748aaa0dddd7902f66b28，股票代码：000032.XSHE，数量：卖出300股<text:line-break/>2025-03-18 09:35:00 - INFO - [卖出] 000032.SZ<text:line-break/><text:soft-page-break/>2025-03-18 09:35:00 - INFO - 生成订单，订单号:d7abe4019e0e4d489d02f6643318d880，股票代码：000058.XSHE，数量：卖出1000股<text:line-break/>2025-03-18 09:35:00 - INFO - [卖出] 000058.SZ<text:line-break/>2025-03-18 09:35:00 - INFO - 生成订单，订单号:c64ba77d4fec4a36a6a26efe306d5d8c，股票代码：000157.XSHE，数量：卖出1100股<text:line-break/>2025-03-18 09:35:00 - INFO - [卖出] 000157.SZ<text:line-break/>2025-03-18 09:35:00 - INFO - 生成订单，订单号:000b7d05d04846cab2c7eb10ec0b77d3，股票代码：000425.XSHE，数量：卖出900股<text:line-break/>2025-03-18 09:35:00 - INFO - [卖出] 000425.SZ<text:line-break/>2025-03-18 09:35:00 - INFO - 生成订单，订单号:dec53ea0265e400398639ac5e3af3141，股票代码：000504.XSHE，数量：卖出800股<text:line-break/>2025-03-18 09:35:00 - INFO - [卖出] 000504.SZ<text:line-break/>2025-03-18 09:35:00 - INFO - 生成订单，订单号:d09e8cb3237f480abe01d77408655cba，股票代码：000528.XSHE，数量：卖出600股<text:line-break/>2025-03-18 09:35:00 - INFO - [卖出] 000528.SZ<text:line-break/>2025-03-18 09:35:00 - INFO - 生成订单，订单号:b0f0e53901ee410bbb2a03a0ca270058，股票代码：000506.XSHE，数量：买入100股<text:line-break/>2025-03-18 09:35:00 - INFO - [买入] 000506.SZ (股数: 1800股, 金额: 9270.00元)<text:line-break/>2025-03-18 09:35:00 - INFO - 生成订单，订单号:d47af04cbf7447b2b1f3a95dc1f818fa，股票代码：000017.XSHE，数量：买入1400股<text:line-break/>2025-03-18 09:35:00 - INFO - [买入] 000017.SZ (股数: 1400股, 金额: 9058.00元)<text:line-break/>2025-03-18 09:35:00 - INFO - 生成订单，订单号:04842878d34c42bebff15874945a7818，股票代码：000541.XSHE，数量：买入1300股<text:line-break/>2025-03-18 09:35:00 - INFO - [买入] 000541.SZ (股数: 1300股, 金额: 9009.00元)<text:line-break/>2025-03-18 09:35:00 - INFO - 生成订单，订单号:7eb4d562b44e4084b19a727c2df0be1d，股票代码：000422.XSHE，数量：买入600股<text:line-break/>2025-03-18 09:35:00 - INFO - [买入] 000422.SZ (股数: 600股, 金额: 8286.00元)<text:line-break/>2025-03-18 09:35:00 - INFO - 生成订单，订单号:0e6ea3348558427880636899768f8ba0，股票代码：000426.XSHE，数量：买入600股<text:line-break/>2025-03-18 09:35:00 - INFO - [买入] 000426.SZ (股数: 600股, 金额: 8484.00元)<text:line-break/>2025-03-18 09:35:00 - WARNING - 股票委托数量为0, 委托取消<text:line-break/>2025-03-18 09:35:00 - INFO - [买入] 000409.SZ (股数: 600股, 金额: 8736.00元)<text:line-break/>2025-03-18 09:35:00 - WARNING - 股票委托数量为0, 委托取消<text:line-break/>2025-03-18 09:35:00 - INFO - [买入] 000534.SZ (股数: 500股, 金额: 8390.00元)<text:line-break/>2025-03-18 09:35:00 - INFO - 生成订单，订单号:ea34311774c84fe5a0cefbe6ef5384c0，股票代码：000519.XSHE，数量：买入500股<text:line-break/>2025-03-18 09:35:00 - INFO - [买入] 000519.SZ (股数: 500股, 金额: 8760.00元)<text:line-break/>2025-03-18 09:35:00 - INFO - 生成订单，订单号:2e7ed3cc8ab94de4bfdf91e91485e946，股票代码：000096.XSHE，数量：卖出100股<text:line-break/>2025-03-18 09:35:00 - INFO - [买入] 000096.SZ (股数: 400股, 金额: 7768.00元)<text:line-break/>2025-03-18 09:35:00 - INFO - 生成订单，订单号:a895319ae39f4515a2d6fa173abb0644，股票代码：000408.XSHE，数量：买入200股<text:line-break/>2025-03-18 09:35:00 - INFO - [买入] 000408.SZ (股数: 200股, 金额: 7358.00元)<text:line-break/>2025-03-18 09:35:00 - INFO - [持仓状态] 持仓数量: 16只<text:line-break/>2025-03-18 09:35:00 - INFO - [持仓状态] 总资产: 103488.50<text:line-break/>2025-03-18 09:35:00 - INFO - [持仓状态] 可用资金: 17648.28<text:line-break/>2025-03-18 09:35:00 - INFO - [持仓状态] 持仓比例: 82.9%<text:line-break/>2025-03-18 09:35:00 - INFO - [调仓完成] 下次调仓将在 5 个交易日后，或触发紧急调仓条件<text:line-break/><text:soft-page-break/>2025-03-19 09:35:00 - INFO - <text:line-break/>[2025-03-19] 开始交易逻辑<text:line-break/>2025-03-19 09:35:00 - INFO - [调仓] 距离上次调仓 1 个交易日（自然日: 1天），暂不调仓<text:line-break/>2025-03-19 09:35:00 - INFO - [持仓质量] 当前: 0.522, 变化: +6.09%<text:line-break/>2025-03-19 09:35:00 - INFO - [持仓状态] 持仓数量: 10只<text:line-break/>2025-03-19 09:35:00 - INFO - [持仓状态] 总资产: 102921.50<text:line-break/>2025-03-19 09:35:00 - INFO - [持仓状态] 可用资金: 17648.28<text:line-break/>2025-03-19 09:35:00 - INFO - [持仓状态] 持仓比例: 82.9%<text:line-break/>2025-03-20 09:35:00 - INFO - <text:line-break/>[2025-03-20] 开始交易逻辑<text:line-break/>2025-03-20 09:35:00 - INFO - [调仓] 距离上次调仓 2 个交易日（自然日: 2天），暂不调仓<text:line-break/>2025-03-20 09:35:00 - INFO - [持仓质量] 当前: 0.506, 变化: +4.50%<text:line-break/>2025-03-20 09:35:00 - INFO - [持仓状态] 持仓数量: 10只<text:line-break/>2025-03-20 09:35:00 - INFO - [持仓状态] 总资产: 103063.50<text:line-break/>2025-03-20 09:35:00 - INFO - [持仓状态] 可用资金: 17648.28<text:line-break/>2025-03-20 09:35:00 - INFO - [持仓状态] 持仓比例: 82.9%<text:line-break/>2025-03-21 09:35:00 - INFO - <text:line-break/>[2025-03-21] 开始交易逻辑<text:line-break/>2025-03-21 09:35:00 - INFO - [调仓] 距离上次调仓 3 个交易日（自然日: 3天），暂不调仓<text:line-break/>2025-03-21 09:35:00 - INFO - [持仓质量] 当前: 0.571, 变化: +10.98%<text:line-break/>2025-03-21 09:35:00 - INFO - [持仓状态] 持仓数量: 10只<text:line-break/>2025-03-21 09:35:00 - INFO - [持仓状态] 总资产: 103562.50<text:line-break/>2025-03-21 09:35:00 - INFO - [持仓状态] 可用资金: 17648.28<text:line-break/>2025-03-21 09:35:00 - INFO - [持仓状态] 持仓比例: 83.0%<text:line-break/>2025-03-24 09:35:00 - INFO - <text:line-break/>[2025-03-24] 开始交易逻辑<text:line-break/>2025-03-24 09:35:00 - INFO - [调仓] 距离上次调仓 4 个交易日（自然日: 6天），暂不调仓<text:line-break/>2025-03-24 09:35:00 - INFO - [持仓质量] 当前: 0.511, 变化: +5.06%<text:line-break/>2025-03-24 09:35:00 - INFO - [持仓状态] 持仓数量: 10只<text:line-break/>2025-03-24 09:35:00 - INFO - [持仓状态] 总资产: 102507.50<text:line-break/>2025-03-24 09:35:00 - INFO - [持仓状态] 可用资金: 17648.28<text:line-break/>2025-03-24 09:35:00 - INFO - [持仓状态] 持仓比例: 82.8%<text:line-break/>2025-03-25 09:35:00 - INFO - <text:line-break/>[2025-03-25] 开始交易逻辑<text:line-break/>2025-03-25 09:35:00 - INFO - [调仓原因] 达到调仓间隔（5个交易日）<text:line-break/>2025-03-25 09:35:00 - INFO - [市场趋势] neutral (综合评分: 10.00)<text:line-break/>2025-03-25 09:35:00 - INFO - [市场状态] neutral<text:line-break/>2025-03-25 09:35:00 - INFO - [策略选择] 震荡市均衡策略<text:line-break/>2025-03-25 09:35:00 - INFO - [因子组合] ['value', 'growth', 'momentum', 'mainline_momentum', 'quality']<text:line-break/>2025-03-25 09:35:00 - INFO - [候选池] 使用全市场股票列表: 5096只<text:line-break/>2025-03-25 09:35:00 - INFO - [候选池] 价格和成交量筛选后: 1156只（检查了1500只，价格范围: 5.0-500.0元）<text:line-break/>2025-03-25 09:35:00 - INFO - [选股] 开始筛选 500 只股票，使用因子: ['value', 'growth', 'momentum', 'mainline_momentum', 'quality']<text:line-break/>2025-03-25 09:35:00 - INFO - [选股] 成功获取100只股票的基本面数据<text:line-break/>2025-03-25 09:35:00 - INFO - [选股] 从500只股票中筛选出10只（使用正确的PTrade API）<text:line-break/>2025-03-25 09:35:00 - INFO - [调试] 可用资金: 16765.86, 持仓价值: 84049.00, 总可用: 100814.86, <text:soft-page-break/>目标金额: 51219.25<text:line-break/>2025-03-25 09:35:00 - INFO - [调仓] 目标持仓: 10只，每只目标金额: 5121.93元<text:line-break/>2025-03-25 09:35:00 - INFO - 生成订单，订单号:749652b2a74f4fd79534871ec8bcdbcb，股票代码：000017.XSHE，数量：卖出1400股<text:line-break/>2025-03-25 09:35:00 - INFO - [卖出] 000017.SZ<text:line-break/>2025-03-25 09:35:00 - INFO - 生成订单，订单号:082728189ebd48a2a0e4420f321716a1，股票代码：000096.XSHE，数量：卖出400股<text:line-break/>2025-03-25 09:35:00 - INFO - [卖出] 000096.SZ<text:line-break/>2025-03-25 09:35:00 - INFO - 生成订单，订单号:27d3cf128cee4633be5b825147b403d7，股票代码：000409.XSHE，数量：卖出600股<text:line-break/>2025-03-25 09:35:00 - INFO - [卖出] 000409.SZ<text:line-break/>2025-03-25 09:35:00 - INFO - 生成订单，订单号:4329fd91e4c948869f87eb82e8994032，股票代码：000422.XSHE，数量：卖出600股<text:line-break/>2025-03-25 09:35:00 - INFO - [卖出] 000422.SZ<text:line-break/>2025-03-25 09:35:00 - INFO - 生成订单，订单号:8f78fd1b324243c3976fbb1cdf11212c，股票代码：000426.XSHE，数量：卖出600股<text:line-break/>2025-03-25 09:35:00 - INFO - [卖出] 000426.SZ<text:line-break/>2025-03-25 09:35:00 - INFO - 生成订单，订单号:938528b55446480fb5c73dcd256c46a2，股票代码：000506.XSHE，数量：卖出1800股<text:line-break/>2025-03-25 09:35:00 - INFO - [卖出] 000506.SZ<text:line-break/>2025-03-25 09:35:00 - INFO - 生成订单，订单号:7ec799406f6d41a5ba8f582a9111a824，股票代码：000519.XSHE，数量：卖出500股<text:line-break/>2025-03-25 09:35:00 - INFO - [卖出] 000519.SZ<text:line-break/>2025-03-25 09:35:00 - INFO - 生成订单，订单号:694978738e92413490fe3e7c5cb04264，股票代码：000534.XSHE，数量：卖出500股<text:line-break/>2025-03-25 09:35:00 - INFO - [卖出] 000534.SZ<text:line-break/>2025-03-25 09:35:00 - INFO - 生成订单，订单号:8a64f7a1133242758b0a38e0fe64ff98，股票代码：000401.XSHE，数量：买入1000股<text:line-break/>2025-03-25 09:35:00 - INFO - [买入] 000401.SZ (股数: 1000股, 金额: 5030.00元)<text:line-break/>2025-03-25 09:35:00 - INFO - 生成订单，订单号:2d7718c23e9f44199549f92443cbb9e2，股票代码：000060.XSHE，数量：买入1000股<text:line-break/>2025-03-25 09:35:00 - INFO - [买入] 000060.SZ (股数: 1000股, 金额: 5070.00元)<text:line-break/>2025-03-25 09:35:00 - INFO - 生成订单，订单号:0f88d9f6c99448f9855951bbb86b4d25，股票代码：000498.XSHE，数量：买入800股<text:line-break/>2025-03-25 09:35:00 - INFO - [买入] 000498.SZ (股数: 800股, 金额: 4744.00元)<text:line-break/>2025-03-25 09:35:00 - INFO - 生成订单，订单号:d57f67907c47447bae93ad3613ac5d8a，股票代码：000027.XSHE，数量：买入700股<text:line-break/>2025-03-25 09:35:00 - INFO - [买入] 000027.SZ (股数: 700股, 金额: 4494.00元)<text:line-break/>2025-03-25 09:35:00 - INFO - 生成订单，订单号:7834d56acc0d4fd9a1aa54d16da08413，股票代码：000089.XSHE，数量：买入700股<text:line-break/>2025-03-25 09:35:00 - INFO - [买入] 000089.SZ (股数: 700股, 金额: 4697.00元)<text:line-break/>2025-03-25 09:35:00 - INFO - 生成订单，订单号:358de8ed9a634d9cb3695925d89d5957，股票代码：000002.XSHE，数量：买入700股<text:line-break/>2025-03-25 09:35:00 - INFO - [买入] 000002.SZ (股数: 700股, 金额: 5026.00元)<text:line-break/>2025-03-25 09:35:00 - INFO - 生成订单，订单号:a215bdad96464b44ba2358567d321159，股票代码：000404.XSHE，数量：买入600股<text:line-break/>2025-03-25 09:35:00 - INFO - [买入] 000404.SZ (股数: 600股, 金额: 4782.00元)<text:line-break/>2025-03-25 09:35:00 - INFO - 生成订单，订单号:bf61442af0a94feeb28ceeae8eb25931，股票代码：<text:soft-page-break/>000541.XSHE，数量：卖出800股<text:line-break/>2025-03-25 09:35:00 - INFO - [买入] 000541.SZ (股数: 500股, 金额: 4285.00元)<text:line-break/>2025-03-25 09:35:00 - INFO - 生成订单，订单号:b2c62312336d47f8bd6404affb5ab550，股票代码：000039.XSHE，数量：买入500股<text:line-break/>2025-03-25 09:35:00 - INFO - [买入] 000039.SZ (股数: 500股, 金额: 5035.00元)<text:line-break/>2025-03-25 09:35:00 - INFO - 生成订单，订单号:cbb28547751c4acba288ad51cf298c03，股票代码：000408.XSHE，数量：卖出100股<text:line-break/>2025-03-25 09:35:00 - INFO - [买入] 000408.SZ (股数: 100股, 金额: 3586.00元)<text:line-break/>2025-03-25 09:35:00 - INFO - [持仓状态] 持仓数量: 18只<text:line-break/>2025-03-25 09:35:00 - INFO - [持仓状态] 总资产: 102266.18<text:line-break/>2025-03-25 09:35:00 - INFO - [持仓状态] 可用资金: 55401.96<text:line-break/>2025-03-25 09:35:00 - INFO - [持仓状态] 持仓比例: 45.8%<text:line-break/>2025-03-25 09:35:00 - INFO - [调仓完成] 下次调仓将在 5 个交易日后，或触发紧急调仓条件<text:line-break/>2025-03-26 09:35:00 - INFO - <text:line-break/>[2025-03-26] 开始交易逻辑<text:line-break/>2025-03-26 09:35:00 - INFO - [调仓] 距离上次调仓 1 个交易日（自然日: 1天），暂不调仓<text:line-break/>2025-03-26 09:35:00 - INFO - [持仓质量] 当前: 0.505, 变化: +10.20%<text:line-break/>2025-03-26 09:35:00 - INFO - [持仓状态] 持仓数量: 10只<text:line-break/>2025-03-26 09:35:00 - INFO - [持仓状态] 总资产: 102172.18<text:line-break/>2025-03-26 09:35:00 - INFO - [持仓状态] 可用资金: 55401.96<text:line-break/>2025-03-26 09:35:00 - INFO - [持仓状态] 持仓比例: 45.8%<text:line-break/>2025-03-27 09:35:00 - INFO - <text:line-break/>[2025-03-27] 开始交易逻辑<text:line-break/>2025-03-27 09:35:00 - INFO - [调仓] 距离上次调仓 2 个交易日（自然日: 2天），暂不调仓<text:line-break/>2025-03-27 09:35:00 - INFO - [持仓质量] 当前: 0.514, 变化: +11.11%<text:line-break/>2025-03-27 09:35:00 - INFO - [止损] 000039.SZ: 亏损 -8.24%<text:line-break/>2025-03-27 09:35:00 - INFO - 生成订单，订单号:85417701cd984bb39bf1a12b12959e6a，股票代码：000039.XSHE，数量：卖出500股<text:line-break/>2025-03-27 09:35:00 - INFO - [持仓状态] 持仓数量: 10只<text:line-break/>2025-03-27 09:35:00 - INFO - [持仓状态] 总资产: 101516.43<text:line-break/>2025-03-27 09:35:00 - INFO - [持仓状态] 可用资金: 59927.20<text:line-break/>2025-03-27 09:35:00 - INFO - [持仓状态] 持仓比例: 41.0%<text:line-break/>2025-03-28 09:35:00 - INFO - <text:line-break/>[2025-03-28] 开始交易逻辑<text:line-break/>2025-03-28 09:35:00 - INFO - [调仓] 距离上次调仓 3 个交易日（自然日: 3天），暂不调仓<text:line-break/>2025-03-28 09:35:00 - INFO - [持仓质量] 当前: 0.440, 变化: +3.69%<text:line-break/>2025-03-28 09:35:00 - INFO - [持仓状态] 持仓数量: 9只<text:line-break/>2025-03-28 09:35:00 - INFO - [持仓状态] 总资产: 101159.43<text:line-break/>2025-03-28 09:35:00 - INFO - [持仓状态] 可用资金: 59927.20<text:line-break/>2025-03-28 09:35:00 - INFO - [持仓状态] 持仓比例: 40.8%<text:line-break/>2025-03-31 09:35:00 - INFO - <text:line-break/>[2025-03-31] 开始交易逻辑<text:line-break/>2025-03-31 09:35:00 - INFO - [调仓] 距离上次调仓 4 个交易日（自然日: 6天），暂不调仓<text:line-break/>2025-03-31 09:35:00 - INFO - [持仓质量] 当前: 0.435, 变化: +3.18%<text:line-break/>2025-03-31 09:35:00 - INFO - [止损] 000541.SZ: 亏损 -15.17%<text:line-break/>2025-03-31 09:35:00 - INFO - 生成订单，订单号:95aaed0daacf47268a23e86146aa30b4，股票代码：000541.XSHE，数量：卖出500股<text:line-break/>2025-03-31 09:35:00 - INFO - [持仓状态] 持仓数量: 9只<text:line-break/><text:soft-page-break/>2025-03-31 09:35:00 - INFO - [持仓状态] 总资产: 100603.74<text:line-break/>2025-03-31 09:35:00 - INFO - [持仓状态] 可用资金: 63433.52<text:line-break/>2025-03-31 09:35:00 - INFO - [持仓状态] 持仓比例: 36.9%<text:line-break/>2025-04-01 09:35:00 - INFO - <text:line-break/>[2025-04-01] 开始交易逻辑<text:line-break/>2025-04-01 09:35:00 - INFO - [调仓原因] 达到调仓间隔（5个交易日）<text:line-break/>2025-04-01 09:35:00 - INFO - [市场趋势] neutral (综合评分: 15.00)<text:line-break/>2025-04-01 09:35:00 - INFO - [市场状态] neutral<text:line-break/>2025-04-01 09:35:00 - INFO - [策略选择] 震荡市均衡策略<text:line-break/>2025-04-01 09:35:00 - INFO - [因子组合] ['value', 'growth', 'momentum', 'mainline_momentum', 'quality']<text:line-break/>2025-04-01 09:35:00 - INFO - [候选池] 使用全市场股票列表: 5096只<text:line-break/>2025-04-01 09:35:00 - INFO - [候选池] 价格和成交量筛选后: 1140只（检查了1500只，价格范围: 5.0-500.0元）<text:line-break/>2025-04-01 09:35:00 - INFO - [选股] 开始筛选 500 只股票，使用因子: ['value', 'growth', 'momentum', 'mainline_momentum', 'quality']<text:line-break/>2025-04-01 09:35:00 - INFO - [选股] 成功获取100只股票的基本面数据<text:line-break/>2025-04-01 09:35:00 - INFO - [选股] 从500只股票中筛选出10只（使用正确的PTrade API）<text:line-break/>2025-04-01 09:35:00 - INFO - [调试] 可用资金: 60261.84, 持仓价值: 36801.00, 总可用: 97062.84, 目标金额: 50223.37<text:line-break/>2025-04-01 09:35:00 - INFO - [调仓] 目标持仓: 10只，每只目标金额: 5022.34元<text:line-break/>2025-04-01 09:35:00 - INFO - 生成订单，订单号:ccafe236577e4e7c8a016449297256dd，股票代码：000060.XSHE，数量：卖出1000股<text:line-break/>2025-04-01 09:35:00 - INFO - [卖出] 000060.SZ<text:line-break/>2025-04-01 09:35:00 - INFO - 生成订单，订单号:2672ef39e3634fb59096428362c17f62，股票代码：000401.XSHE，数量：卖出1000股<text:line-break/>2025-04-01 09:35:00 - INFO - [卖出] 000401.SZ<text:line-break/>2025-04-01 09:35:00 - INFO - 生成订单，订单号:e2da95903d41406f8f3c35b825e30ceb，股票代码：000404.XSHE，数量：卖出600股<text:line-break/>2025-04-01 09:35:00 - INFO - [卖出] 000404.SZ<text:line-break/>2025-04-01 09:35:00 - WARNING - 股票委托数量为0, 委托取消<text:line-break/>2025-04-01 09:35:00 - INFO - [买入] 000498.SZ (股数: 800股, 金额: 4656.00元)<text:line-break/>2025-04-01 09:35:00 - INFO - 生成订单，订单号:57e37a3c00a44e07864342ba56fb4df5，股票代码：000042.XSHE，数量：买入800股<text:line-break/>2025-04-01 09:35:00 - INFO - [买入] 000042.SZ (股数: 800股, 金额: 4936.00元)<text:line-break/>2025-04-01 09:35:00 - WARNING - 股票委托数量为0, 委托取消<text:line-break/>2025-04-01 09:35:00 - INFO - [买入] 000027.SZ (股数: 700股, 金额: 4438.00元)<text:line-break/>2025-04-01 09:35:00 - WARNING - 股票委托数量为0, 委托取消<text:line-break/>2025-04-01 09:35:00 - INFO - [买入] 000089.SZ (股数: 700股, 金额: 4662.00元)<text:line-break/>2025-04-01 09:35:00 - WARNING - 股票委托数量为0, 委托取消<text:line-break/>2025-04-01 09:35:00 - INFO - [买入] 000002.SZ (股数: 700股, 金额: 4935.00元)<text:line-break/>2025-04-01 09:35:00 - INFO - 生成订单，订单号:61bfce36eba240dcbe6d8dd77fe73588，股票代码：000524.XSHE，数量：买入400股<text:line-break/>2025-04-01 09:35:00 - INFO - [买入] 000524.SZ (股数: 400股, 金额: 4320.00元)<text:line-break/>2025-04-01 09:35:00 - INFO - 生成订单，订单号:e26276b0bcfd46dda1caafc85b6fe75e，股票代码：000001.XSHE，数量：买入400股<text:line-break/>2025-04-01 09:35:00 - INFO - [买入] 000001.SZ (股数: 400股, 金额: 4504.00元)<text:line-break/>2025-04-01 09:35:00 - INFO - 生成订单，订单号:5fb66dfe5ee94137bbdec109ee14afa4，股票代码：<text:soft-page-break/>000338.XSHE，数量：买入300股<text:line-break/>2025-04-01 09:35:00 - INFO - [买入] 000338.SZ (股数: 300股, 金额: 4923.00元)<text:line-break/>2025-04-01 09:35:00 - INFO - 生成订单，订单号:fe0bd5f1ea1b4b76bca3aeae9286a451，股票代码：000096.XSHE，数量：买入200股<text:line-break/>2025-04-01 09:35:00 - INFO - [买入] 000096.SZ (股数: 200股, 金额: 3794.00元)<text:line-break/>2025-04-01 09:35:00 - WARNING - 股票委托数量为0, 委托取消<text:line-break/>2025-04-01 09:35:00 - INFO - [买入] 000408.SZ (股数: 100股, 金额: 3584.00元)<text:line-break/>2025-04-01 09:35:00 - INFO - [持仓状态] 持仓数量: 13只<text:line-break/>2025-04-01 09:35:00 - INFO - [持仓状态] 总资产: 100390.31<text:line-break/>2025-04-01 09:35:00 - INFO - [持仓状态] 可用资金: 55528.09<text:line-break/>2025-04-01 09:35:00 - INFO - [持仓状态] 持仓比例: 44.7%<text:line-break/>2025-04-01 09:35:00 - INFO - [调仓完成] 下次调仓将在 5 个交易日后，或触发紧急调仓条件<text:line-break/>2025-04-02 09:35:00 - INFO - <text:line-break/>[2025-04-02] 开始交易逻辑<text:line-break/>2025-04-02 09:35:00 - INFO - [调仓] 距离上次调仓 1 个交易日（自然日: 1天），暂不调仓<text:line-break/>2025-04-02 09:35:00 - INFO - [持仓质量] 当前: 0.580, 变化: +7.19%<text:line-break/>2025-04-02 09:35:00 - INFO - [持仓状态] 持仓数量: 10只<text:line-break/>2025-04-02 09:35:00 - INFO - [持仓状态] 总资产: 100953.31<text:line-break/>2025-04-02 09:35:00 - INFO - [持仓状态] 可用资金: 55528.09<text:line-break/>2025-04-02 09:35:00 - INFO - [持仓状态] 持仓比例: 45.0%<text:line-break/>2025-04-03 09:35:00 - INFO - <text:line-break/>[2025-04-03] 开始交易逻辑<text:line-break/>2025-04-03 09:35:00 - INFO - [调仓] 距离上次调仓 2 个交易日（自然日: 2天），暂不调仓<text:line-break/>2025-04-03 09:35:00 - INFO - [持仓质量] 当前: 0.578, 变化: +6.97%<text:line-break/>2025-04-03 09:35:00 - INFO - [持仓状态] 持仓数量: 10只<text:line-break/>2025-04-03 09:35:00 - INFO - [持仓状态] 总资产: 101229.31<text:line-break/>2025-04-03 09:35:00 - INFO - [持仓状态] 可用资金: 55528.09<text:line-break/>2025-04-03 09:35:00 - INFO - [持仓状态] 持仓比例: 45.1%<text:line-break/>2025-04-07 09:35:00 - INFO - <text:line-break/>[2025-04-07] 开始交易逻辑<text:line-break/>2025-04-07 09:35:00 - INFO - [调仓] 距离上次调仓 3 个交易日（自然日: 6天），暂不调仓<text:line-break/>2025-04-07 09:35:00 - INFO - [持仓质量] 当前: 0.622, 变化: +11.42%<text:line-break/>2025-04-07 09:35:00 - INFO - [止盈] 000524.SZ: 盈利 27.69%<text:line-break/>2025-04-07 09:35:00 - INFO - 生成订单，订单号:063b58e1b15b401487955fd91b54374f，股票代码：000524.XSHE，数量：卖出400股<text:line-break/>2025-04-07 09:35:00 - INFO - [持仓状态] 持仓数量: 10只<text:line-break/>2025-04-07 09:35:00 - INFO - [持仓状态] 总资产: 99651.05<text:line-break/>2025-04-07 09:35:00 - INFO - [持仓状态] 可用资金: 60533.83<text:line-break/>2025-04-07 09:35:00 - INFO - [持仓状态] 持仓比例: 39.3%<text:line-break/>2025-04-08 09:35:00 - INFO - <text:line-break/>[2025-04-08] 开始交易逻辑<text:line-break/>2025-04-08 09:35:00 - INFO - [调仓原因] 紧急调仓: 市场剧烈波动: -7.05%<text:line-break/>2025-04-08 09:35:00 - INFO - [市场趋势] neutral (综合评分: -20.00)<text:line-break/>2025-04-08 09:35:00 - INFO - [市场状态] neutral<text:line-break/>2025-04-08 09:35:00 - INFO - [策略选择] 震荡市均衡策略<text:line-break/>2025-04-08 09:35:00 - INFO - [因子组合] ['value', 'growth', 'momentum', 'mainline_momentum', 'quality']<text:line-break/>2025-04-08 09:35:00 - INFO - [候选池] 使用全市场股票列表: 5096只<text:line-break/><text:soft-page-break/>2025-04-08 09:35:00 - INFO - [候选池] 价格和成交量筛选后: 1092只（检查了1500只，价格范围: 5.0-500.0元）<text:line-break/>2025-04-08 09:35:00 - INFO - [选股] 开始筛选 500 只股票，使用因子: ['value', 'growth', 'momentum', 'mainline_momentum', 'quality']<text:line-break/>2025-04-08 09:35:00 - INFO - [选股] 成功获取100只股票的基本面数据<text:line-break/>2025-04-08 09:35:00 - INFO - [选股] 从500只股票中筛选出10只（使用正确的PTrade API）<text:line-break/>2025-04-08 09:35:00 - INFO - [调试] 可用资金: 57507.14, 持仓价值: 37439.00, 总可用: 94946.14, 目标金额: 49121.03<text:line-break/>2025-04-08 09:35:00 - INFO - [调仓] 目标持仓: 8只，每只目标金额: 6140.13元<text:line-break/>2025-04-08 09:35:00 - INFO - 生成订单，订单号:4f01395fe5704960ac2d26c47f7d2cff，股票代码：000027.XSHE，数量：卖出700股<text:line-break/>2025-04-08 09:35:00 - INFO - [卖出] 000027.SZ<text:line-break/>2025-04-08 09:35:00 - INFO - 生成订单，订单号:b3f30c708c4b4273b0fc798610ab0ff4，股票代码：000089.XSHE，数量：卖出700股<text:line-break/>2025-04-08 09:35:00 - INFO - [卖出] 000089.SZ<text:line-break/>2025-04-08 09:35:00 - INFO - 生成订单，订单号:b77f288037fa49b1898699909536bb3d，股票代码：000096.XSHE，数量：卖出200股<text:line-break/>2025-04-08 09:35:00 - INFO - [卖出] 000096.SZ<text:line-break/>2025-04-08 09:35:00 - INFO - 生成订单，订单号:ab06a3f5474a4b7cb75b0296e5aa6bc6，股票代码：000338.XSHE，数量：卖出300股<text:line-break/>2025-04-08 09:35:00 - INFO - [卖出] 000338.SZ<text:line-break/>2025-04-08 09:35:00 - INFO - 生成订单，订单号:c67e7a8b34b34496b40eeec16dd1cc4b，股票代码：000408.XSHE，数量：卖出100股<text:line-break/>2025-04-08 09:35:00 - INFO - [卖出] 000408.SZ<text:line-break/>2025-04-08 09:35:00 - INFO - 生成订单，订单号:9d1597a98ad1490e998ee6ae39c49013，股票代码：000498.XSHE，数量：卖出800股<text:line-break/>2025-04-08 09:35:00 - INFO - [卖出] 000498.SZ<text:line-break/>2025-04-08 09:35:00 - INFO - 生成订单，订单号:d666d70ece9a4cf6b2927597f6792d84，股票代码：000042.XSHE，数量：买入200股<text:line-break/>2025-04-08 09:35:00 - INFO - [买入] 000042.SZ (股数: 1000股, 金额: 5920.00元)<text:line-break/>2025-04-08 09:35:00 - INFO - 生成订单，订单号:8ed68cf1c5a94d31a3cfe60c35ce1548，股票代码：000505.XSHE，数量：买入900股<text:line-break/>2025-04-08 09:35:00 - INFO - [买入] 000505.SZ (股数: 900股, 金额: 5733.00元)<text:line-break/>2025-04-08 09:35:00 - INFO - 生成订单，订单号:26c1bbb515a54455ac5f0228d87995cd，股票代码：000002.XSHE，数量：买入200股<text:line-break/>2025-04-08 09:35:00 - INFO - [买入] 000002.SZ (股数: 900股, 金额: 5940.00元)<text:line-break/>2025-04-08 09:35:00 - INFO - 生成订单，订单号:f05a1be8ba164a5e9b6675451219625b，股票代码：000019.XSHE，数量：买入800股<text:line-break/>2025-04-08 09:35:00 - INFO - [买入] 000019.SZ (股数: 800股, 金额: 5480.00元)<text:line-break/>2025-04-08 09:35:00 - INFO - 生成订单，订单号:d0c3afa6e22148bf9f90ac322417d064，股票代码：000430.XSHE，数量：买入700股<text:line-break/>2025-04-08 09:35:00 - INFO - [买入] 000430.SZ (股数: 700股, 金额: 5607.00元)<text:line-break/>2025-04-08 09:35:00 - INFO - 生成订单，订单号:8f99921ff142430683a878a1fbb5975f，股票代码：000001.XSHE，数量：买入100股<text:line-break/>2025-04-08 09:35:00 - INFO - [买入] 000001.SZ (股数: 500股, 金额: 5350.00元)<text:line-break/>2025-04-08 09:35:00 - INFO - 生成订单，订单号:93b9e5bc2a38473db812b3a988719897，股票代码：000524.XSHE，数量：买入400股<text:line-break/>2025-04-08 09:35:00 - INFO - [买入] 000524.SZ (股数: 400股, 金额: 4964.00元)<text:line-break/><text:soft-page-break/>2025-04-08 09:35:00 - INFO - 生成订单，订单号:73a0a4271dd143fda11cfd077f3cbf4b，股票代码：000403.XSHE，数量：买入200股<text:line-break/>2025-04-08 09:35:00 - INFO - [买入] 000403.SZ (股数: 200股, 金额: 4820.00元)<text:line-break/>2025-04-08 09:35:00 - INFO - [持仓状态] 持仓数量: 14只<text:line-break/>2025-04-08 09:35:00 - INFO - [持仓状态] 总资产: 98145.51<text:line-break/>2025-04-08 09:35:00 - INFO - [持仓状态] 可用资金: 54212.28<text:line-break/>2025-04-08 09:35:00 - INFO - [持仓状态] 持仓比例: 44.8%<text:line-break/>2025-04-08 09:35:00 - INFO - [调仓完成] 下次调仓将在 5 个交易日后，或触发紧急调仓条件<text:line-break/>2025-04-09 09:35:00 - INFO - <text:line-break/>[2025-04-09] 开始交易逻辑<text:line-break/>2025-04-09 09:35:00 - INFO - [调仓] 距离上次调仓 1 个交易日（自然日: 1天），暂不调仓<text:line-break/>2025-04-09 09:35:00 - INFO - [持仓质量] 当前: 0.636, 变化: -0.43%<text:line-break/>2025-04-09 09:35:00 - INFO - [持仓状态] 持仓数量: 8只<text:line-break/>2025-04-09 09:35:00 - INFO - [持仓状态] 总资产: 98371.51<text:line-break/>2025-04-09 09:35:00 - INFO - [持仓状态] 可用资金: 54212.28<text:line-break/>2025-04-09 09:35:00 - INFO - [持仓状态] 持仓比例: 44.9%<text:line-break/>2025-04-10 09:35:00 - INFO - <text:line-break/>[2025-04-10] 开始交易逻辑<text:line-break/>2025-04-10 09:35:00 - INFO - [调仓] 距离上次调仓 2 个交易日（自然日: 2天），暂不调仓<text:line-break/>2025-04-10 09:35:00 - INFO - [持仓质量] 当前: 0.649, 变化: +0.85%<text:line-break/>2025-04-10 09:35:00 - INFO - [持仓状态] 持仓数量: 8只<text:line-break/>2025-04-10 09:35:00 - INFO - [持仓状态] 总资产: 99785.51<text:line-break/>2025-04-10 09:35:00 - INFO - [持仓状态] 可用资金: 54212.28<text:line-break/>2025-04-10 09:35:00 - INFO - [持仓状态] 持仓比例: 45.7%<text:line-break/>2025-04-11 09:35:00 - INFO - <text:line-break/>[2025-04-11] 开始交易逻辑<text:line-break/>2025-04-11 09:35:00 - INFO - [调仓] 距离上次调仓 3 个交易日（自然日: 3天），暂不调仓<text:line-break/>2025-04-11 09:35:00 - INFO - [持仓质量] 当前: 0.749, 变化: +10.90%<text:line-break/>2025-04-11 09:35:00 - INFO - [持仓状态] 持仓数量: 8只<text:line-break/>2025-04-11 09:35:00 - INFO - [持仓状态] 总资产: 101540.51<text:line-break/>2025-04-11 09:35:00 - INFO - [持仓状态] 可用资金: 54212.28<text:line-break/>2025-04-11 09:35:00 - INFO - [持仓状态] 持仓比例: 46.6%<text:line-break/>2025-04-14 09:35:00 - INFO - <text:line-break/>[2025-04-14] 开始交易逻辑<text:line-break/>2025-04-14 09:35:00 - INFO - [调仓] 距离上次调仓 4 个交易日（自然日: 6天），暂不调仓<text:line-break/>2025-04-14 09:35:00 - INFO - [持仓质量] 当前: 0.733, 变化: +9.23%<text:line-break/>2025-04-14 09:35:00 - INFO - [止盈] 000524.SZ: 盈利 22.80%<text:line-break/>2025-04-14 09:35:00 - INFO - 生成订单，订单号:c49b21eff9784ef1ac65d148c975e8ce，股票代码：000524.XSHE，数量：卖出400股<text:line-break/>2025-04-14 09:35:00 - INFO - [持仓状态] 持仓数量: 8只<text:line-break/>2025-04-14 09:35:00 - INFO - [持仓状态] 总资产: 101262.79<text:line-break/>2025-04-14 09:35:00 - INFO - [持仓状态] 可用资金: 60600.57<text:line-break/>2025-04-14 09:35:00 - INFO - [持仓状态] 持仓比例: 40.2%<text:line-break/>2025-04-15 09:35:00 - INFO - <text:line-break/>[2025-04-15] 开始交易逻辑<text:line-break/>2025-04-15 09:35:00 - INFO - [调仓原因] 达到调仓间隔（5个交易日）<text:line-break/>2025-04-15 09:35:00 - INFO - [市场趋势] weak_bear (综合评分: -40.00)<text:line-break/>2025-04-15 09:35:00 - INFO - [市场状态] bear<text:line-break/><text:soft-page-break/>2025-04-15 09:35:00 - INFO - [策略选择] 熊市防御策略<text:line-break/>2025-04-15 09:35:00 - INFO - [因子组合] ['value', 'quality', 'volatility', 'dividend', 'reversal']<text:line-break/>2025-04-15 09:35:00 - INFO - [候选池] 使用全市场股票列表: 5096只<text:line-break/>2025-04-15 09:35:00 - INFO - [候选池] 价格和成交量筛选后: 1131只（检查了1500只，价格范围: 5.0-500.0元）<text:line-break/>2025-04-15 09:35:00 - INFO - [选股] 开始筛选 500 只股票，使用因子: ['value', 'quality', 'volatility', 'dividend', 'reversal']<text:line-break/>2025-04-15 09:35:00 - INFO - [选股] 成功获取100只股票的基本面数据<text:line-break/>2025-04-15 09:35:00 - INFO - [选股] 从500只股票中筛选出10只（使用正确的PTrade API）<text:line-break/>2025-04-15 09:35:00 - INFO - [调试] 可用资金: 57570.54, 持仓价值: 42057.00, 总可用: 99627.54, 目标金额: 30684.24<text:line-break/>2025-04-15 09:35:00 - INFO - [调仓] 目标持仓: 4只，每只目标金额: 7671.06元<text:line-break/>2025-04-15 09:35:00 - INFO - 生成订单，订单号:0ae9b5454799409c860dcd0a060fc441，股票代码：000001.XSHE，数量：卖出500股<text:line-break/>2025-04-15 09:35:00 - INFO - [卖出] 000001.SZ<text:line-break/>2025-04-15 09:35:00 - INFO - 生成订单，订单号:0cb2b7d50c4c4588abe476884fd5e0a7，股票代码：000019.XSHE，数量：卖出800股<text:line-break/>2025-04-15 09:35:00 - INFO - [卖出] 000019.SZ<text:line-break/>2025-04-15 09:35:00 - INFO - 生成订单，订单号:05d904844b94406fb62f77baf9206f36，股票代码：000042.XSHE，数量：卖出1000股<text:line-break/>2025-04-15 09:35:00 - INFO - [卖出] 000042.SZ<text:line-break/>2025-04-15 09:35:00 - INFO - 生成订单，订单号:8c7e393686af4103802549ecaacc8275，股票代码：000403.XSHE，数量：卖出200股<text:line-break/>2025-04-15 09:35:00 - INFO - [卖出] 000403.SZ<text:line-break/>2025-04-15 09:35:00 - INFO - 生成订单，订单号:2300437e6e0f4b8ea6db8f71edf46260，股票代码：000430.XSHE，数量：卖出700股<text:line-break/>2025-04-15 09:35:00 - INFO - [卖出] 000430.SZ<text:line-break/>2025-04-15 09:35:00 - INFO - 生成订单，订单号:ec02a6b1a6f54570abab4ebc0f61e893，股票代码：000505.XSHE，数量：卖出900股<text:line-break/>2025-04-15 09:35:00 - INFO - [卖出] 000505.SZ<text:line-break/>2025-04-15 09:35:00 - INFO - 生成订单，订单号:75b4a4ed8a0747e9aa72bf65c64e79cf，股票代码：000553.XSHE，数量：买入1300股<text:line-break/>2025-04-15 09:35:00 - INFO - [买入] 000553.SZ (股数: 1300股, 金额: 7423.00元)<text:line-break/>2025-04-15 09:35:00 - INFO - 生成订单，订单号:0c84b6ab61e04558860fae8f1641584c，股票代码：000027.XSHE，数量：买入1200股<text:line-break/>2025-04-15 09:35:00 - INFO - [买入] 000027.SZ (股数: 1200股, 金额: 7368.00元)<text:line-break/>2025-04-15 09:35:00 - INFO - 生成订单，订单号:9ff8e8e5adb84dc18f99a2ee89caaecb，股票代码：000002.XSHE，数量：买入100股<text:line-break/>2025-04-15 09:35:00 - INFO - [买入] 000002.SZ (股数: 1000股, 金额: 7050.00元)<text:line-break/>2025-04-15 09:35:00 - INFO - 生成订单，订单号:99c7f002ff574b579b40be26c9af9d7a，股票代码：000050.XSHE，数量：买入1000股<text:line-break/>2025-04-15 09:35:00 - INFO - [买入] 000050.SZ (股数: 1000股, 金额: 7400.00元)<text:line-break/>2025-04-15 09:35:00 - INFO - [持仓状态] 持仓数量: 10只<text:line-break/>2025-04-15 09:35:00 - INFO - [持仓状态] 总资产: 102192.60<text:line-break/>2025-04-15 09:35:00 - INFO - [持仓状态] 可用资金: 73025.37<text:line-break/>2025-04-15 09:35:00 - INFO - [持仓状态] 持仓比例: 28.5%<text:line-break/>2025-04-15 09:35:00 - INFO - [调仓完成] 下次调仓将在 5 个交易日后，或触发紧急调仓条件<text:line-break/>2025-04-16 09:35:00 - INFO - <text:line-break/><text:soft-page-break/>[2025-04-16] 开始交易逻辑<text:line-break/>2025-04-16 09:35:00 - INFO - [调仓] 距离上次调仓 1 个交易日（自然日: 1天），暂不调仓<text:line-break/>2025-04-16 09:35:00 - INFO - [持仓质量] 当前: 0.472, 变化: -18.72%<text:line-break/>2025-04-16 09:35:00 - INFO - [持仓状态] 持仓数量: 4只<text:line-break/>2025-04-16 09:35:00 - INFO - [持仓状态] 总资产: 102104.60<text:line-break/>2025-04-16 09:35:00 - INFO - [持仓状态] 可用资金: 73025.37<text:line-break/>2025-04-16 09:35:00 - INFO - [持仓状态] 持仓比例: 28.5%<text:line-break/>2025-04-17 09:35:00 - INFO - <text:line-break/>[2025-04-17] 开始交易逻辑<text:line-break/>2025-04-17 09:35:00 - INFO - [调仓原因] 紧急调仓: 持仓质量下降: 24.76%<text:line-break/>2025-04-17 09:35:00 - INFO - [市场趋势] weak_bear (综合评分: -50.00)<text:line-break/>2025-04-17 09:35:00 - INFO - [市场状态] bear<text:line-break/>2025-04-17 09:35:00 - INFO - [策略选择] 熊市防御策略<text:line-break/>2025-04-17 09:35:00 - INFO - [因子组合] ['value', 'quality', 'volatility', 'dividend', 'reversal']<text:line-break/>2025-04-17 09:35:00 - INFO - [候选池] 使用全市场股票列表: 5096只<text:line-break/>2025-04-17 09:35:00 - INFO - [候选池] 价格和成交量筛选后: 1125只（检查了1500只，价格范围: 5.0-500.0元）<text:line-break/>2025-04-17 09:35:00 - INFO - [选股] 开始筛选 500 只股票，使用因子: ['value', 'quality', 'volatility', 'dividend', 'reversal']<text:line-break/>2025-04-17 09:35:00 - INFO - [选股] 成功获取100只股票的基本面数据<text:line-break/>2025-04-17 09:35:00 - INFO - [选股] 从500只股票中筛选出10只（使用正确的PTrade API）<text:line-break/>2025-04-17 09:35:00 - INFO - [调试] 可用资金: 69374.10, 持仓价值: 28779.00, 总可用: 98153.10, 目标金额: 30567.78<text:line-break/>2025-04-17 09:35:00 - INFO - [调仓] 目标持仓: 4只，每只目标金额: 7641.94元<text:line-break/>2025-04-17 09:35:00 - INFO - 生成订单，订单号:91147689889340678da711cd3e65ef88，股票代码：000553.XSHE，数量：买入100股<text:line-break/>2025-04-17 09:35:00 - INFO - [买入] 000553.SZ (股数: 1400股, 金额: 7630.00元)<text:line-break/>2025-04-17 09:35:00 - WARNING - 股票委托数量为0, 委托取消<text:line-break/>2025-04-17 09:35:00 - INFO - [买入] 000027.SZ (股数: 1200股, 金额: 7404.00元)<text:line-break/>2025-04-17 09:35:00 - WARNING - 股票委托数量为0, 委托取消<text:line-break/>2025-04-17 09:35:00 - INFO - [买入] 000002.SZ (股数: 1000股, 金额: 7040.00元)<text:line-break/>2025-04-17 09:35:00 - WARNING - 股票委托数量为0, 委托取消<text:line-break/>2025-04-17 09:35:00 - INFO - [买入] 000050.SZ (股数: 1000股, 金额: 7250.00元)<text:line-break/>2025-04-17 09:35:00 - INFO - [持仓状态] 持仓数量: 4只<text:line-break/>2025-04-17 09:35:00 - INFO - [持仓状态] 总资产: 101887.57<text:line-break/>2025-04-17 09:35:00 - INFO - [持仓状态] 可用资金: 72475.35<text:line-break/>2025-04-17 09:35:00 - INFO - [持仓状态] 持仓比例: 28.9%<text:line-break/>2025-04-17 09:35:00 - INFO - [调仓完成] 下次调仓将在 5 个交易日后，或触发紧急调仓条件<text:line-break/>2025-04-18 09:35:00 - INFO - <text:line-break/>[2025-04-18] 开始交易逻辑<text:line-break/>2025-04-18 09:35:00 - INFO - [调仓] 距离上次调仓 1 个交易日（自然日: 1天），暂不调仓<text:line-break/>2025-04-18 09:35:00 - INFO - [持仓质量] 当前: 0.552, 变化: +6.72%<text:line-break/>2025-04-18 09:35:00 - INFO - [持仓状态] 持仓数量: 4只<text:line-break/>2025-04-18 09:35:00 - INFO - [持仓状态] 总资产: 102033.57<text:line-break/>2025-04-18 09:35:00 - INFO - [持仓状态] 可用资金: 72475.35<text:line-break/>2025-04-18 09:35:00 - INFO - [持仓状态] 持仓比例: 29.0%<text:line-break/>2025-04-21 09:35:00 - INFO - <text:line-break/>[2025-04-21] 开始交易逻辑<text:line-break/><text:soft-page-break/>2025-04-21 09:35:00 - INFO - [调仓] 距离上次调仓 2 个交易日（自然日: 4天），暂不调仓<text:line-break/>2025-04-21 09:35:00 - INFO - [持仓质量] 当前: 0.569, 变化: +8.43%<text:line-break/>2025-04-21 09:35:00 - INFO - [持仓状态] 持仓数量: 4只<text:line-break/>2025-04-21 09:35:00 - INFO - [持仓状态] 总资产: 102133.57<text:line-break/>2025-04-21 09:35:00 - INFO - [持仓状态] 可用资金: 72475.35<text:line-break/>2025-04-21 09:35:00 - INFO - [持仓状态] 持仓比例: 29.0%<text:line-break/>2025-04-22 09:35:00 - INFO - <text:line-break/>[2025-04-22] 开始交易逻辑<text:line-break/>2025-04-22 09:35:00 - INFO - [调仓] 距离上次调仓 3 个交易日（自然日: 5天），暂不调仓<text:line-break/>2025-04-22 09:35:00 - INFO - [持仓质量] 当前: 0.575, 变化: +9.00%<text:line-break/>2025-04-22 09:35:00 - INFO - [持仓状态] 持仓数量: 4只<text:line-break/>2025-04-22 09:35:00 - INFO - [持仓状态] 总资产: 102819.57<text:line-break/>2025-04-22 09:35:00 - INFO - [持仓状态] 可用资金: 72475.35<text:line-break/>2025-04-22 09:35:00 - INFO - [持仓状态] 持仓比例: 29.5%<text:line-break/>2025-04-23 09:35:00 - INFO - <text:line-break/>[2025-04-23] 开始交易逻辑<text:line-break/>2025-04-23 09:35:00 - INFO - [调仓] 距离上次调仓 4 个交易日（自然日: 6天），暂不调仓<text:line-break/>2025-04-23 09:35:00 - INFO - [持仓质量] 当前: 0.678, 变化: +19.35%<text:line-break/>2025-04-23 09:35:00 - INFO - [持仓状态] 持仓数量: 4只<text:line-break/>2025-04-23 09:35:00 - INFO - [持仓状态] 总资产: 102897.57<text:line-break/>2025-04-23 09:35:00 - INFO - [持仓状态] 可用资金: 72475.35<text:line-break/>2025-04-23 09:35:00 - INFO - [持仓状态] 持仓比例: 29.6%<text:line-break/>2025-04-24 09:35:00 - INFO - <text:line-break/>[2025-04-24] 开始交易逻辑<text:line-break/>2025-04-24 09:35:00 - INFO - [调仓原因] 达到调仓间隔（5个交易日）<text:line-break/>2025-04-24 09:35:00 - INFO - [市场趋势] weak_bear (综合评分: -60.00)<text:line-break/>2025-04-24 09:35:00 - INFO - [市场状态] bear<text:line-break/>2025-04-24 09:35:00 - INFO - [策略选择] 熊市防御策略<text:line-break/>2025-04-24 09:35:00 - INFO - [因子组合] ['value', 'quality', 'volatility', 'dividend', 'reversal']<text:line-break/>2025-04-24 09:35:00 - INFO - [候选池] 使用全市场股票列表: 5096只<text:line-break/>2025-04-24 09:35:00 - INFO - [候选池] 价格和成交量筛选后: 1136只（检查了1500只，价格范围: 5.0-500.0元）<text:line-break/>2025-04-24 09:35:00 - INFO - [选股] 开始筛选 500 只股票，使用因子: ['value', 'quality', 'volatility', 'dividend', 'reversal']<text:line-break/>2025-04-24 09:35:00 - INFO - [选股] 成功获取100只股票的基本面数据<text:line-break/>2025-04-24 09:35:00 - INFO - [选股] 从500只股票中筛选出10只（使用正确的PTrade API）<text:line-break/>2025-04-24 09:35:00 - INFO - [调试] 可用资金: 68851.58, 持仓价值: 30418.00, 总可用: 99269.58, 目标金额: 30883.07<text:line-break/>2025-04-24 09:35:00 - INFO - [调仓] 目标持仓: 5只，每只目标金额: 6176.61元<text:line-break/>2025-04-24 09:35:00 - INFO - 生成订单，订单号:39ce553a3ec14558a029096b7795d8ef，股票代码：000050.XSHE，数量：卖出1000股<text:line-break/>2025-04-24 09:35:00 - INFO - [卖出] 000050.SZ<text:line-break/>2025-04-24 09:35:00 - INFO - 生成订单，订单号:2a847e4a994c49998c4d27f852422727，股票代码：000553.XSHE，数量：卖出400股<text:line-break/>2025-04-24 09:35:00 - INFO - [买入] 000553.SZ (股数: 1000股, 金额: 5750.00元)<text:line-break/>2025-04-24 09:35:00 - INFO - 生成订单，订单号:7acfc2d9f4404cd08163fc8bd8a9c2fd，股票代码：000498.XSHE，数量：买入1000股<text:line-break/>2025-04-24 09:35:00 - INFO - [买入] 000498.SZ (股数: 1000股, 金额: 5860.00元)<text:line-break/><text:soft-page-break/>2025-04-24 09:35:00 - INFO - 生成订单，订单号:af72fe4b730b4d0bba8339979ce904be，股票代码：000027.XSHE，数量：卖出200股<text:line-break/>2025-04-24 09:35:00 - INFO - [买入] 000027.SZ (股数: 1000股, 金额: 6140.00元)<text:line-break/>2025-04-24 09:35:00 - INFO - 生成订单，订单号:8b231d1c96784ff8a2d82cc341d1198a，股票代码：000002.XSHE，数量：卖出200股<text:line-break/>2025-04-24 09:35:00 - INFO - [买入] 000002.SZ (股数: 800股, 金额: 5656.00元)<text:line-break/>2025-04-24 09:35:00 - INFO - 生成订单，订单号:5a9058f79efa42c780cda09af94060e4，股票代码：000001.XSHE，数量：买入500股<text:line-break/>2025-04-24 09:35:00 - INFO - [买入] 000001.SZ (股数: 500股, 金额: 5505.00元)<text:line-break/>2025-04-24 09:35:00 - INFO - [持仓状态] 持仓数量: 6只<text:line-break/>2025-04-24 09:35:00 - INFO - [持仓状态] 总资产: 102899.53<text:line-break/>2025-04-24 09:35:00 - INFO - [持仓状态] 可用资金: 73936.31<text:line-break/>2025-04-24 09:35:00 - INFO - [持仓状态] 持仓比例: 28.1%<text:line-break/>2025-04-24 09:35:00 - INFO - [调仓完成] 下次调仓将在 5 个交易日后，或触发紧急调仓条件<text:line-break/>2025-04-25 09:35:00 - INFO - <text:line-break/>[2025-04-25] 开始交易逻辑<text:line-break/>2025-04-25 09:35:00 - INFO - [调仓] 距离上次调仓 1 个交易日（自然日: 1天），暂不调仓<text:line-break/>2025-04-25 09:35:00 - INFO - [持仓质量] 当前: 0.534, 变化: -2.42%<text:line-break/>2025-04-25 09:35:00 - INFO - [持仓状态] 持仓数量: 5只<text:line-break/>2025-04-25 09:35:00 - INFO - [持仓状态] 总资产: 103095.53<text:line-break/>2025-04-25 09:35:00 - INFO - [持仓状态] 可用资金: 73936.31<text:line-break/>2025-04-25 09:35:00 - INFO - [持仓状态] 持仓比例: 28.3%<text:line-break/>2025-04-28 09:35:00 - INFO - <text:line-break/>[2025-04-28] 开始交易逻辑<text:line-break/>2025-04-28 09:35:00 - INFO - [调仓] 距离上次调仓 2 个交易日（自然日: 4天），暂不调仓<text:line-break/>2025-04-28 09:35:00 - INFO - [持仓质量] 当前: 0.530, 变化: -2.77%<text:line-break/>2025-04-28 09:35:00 - INFO - [持仓状态] 持仓数量: 5只<text:line-break/>2025-04-28 09:35:00 - INFO - [持仓状态] 总资产: 102737.53<text:line-break/>2025-04-28 09:35:00 - INFO - [持仓状态] 可用资金: 73936.31<text:line-break/>2025-04-28 09:35:00 - INFO - [持仓状态] 持仓比例: 28.0%<text:line-break/>2025-04-29 09:35:00 - INFO - <text:line-break/>[2025-04-29] 开始交易逻辑<text:line-break/>2025-04-29 09:35:00 - INFO - [调仓] 距离上次调仓 3 个交易日（自然日: 5天），暂不调仓<text:line-break/>2025-04-29 09:35:00 - INFO - [持仓质量] 当前: 0.486, 变化: -7.16%<text:line-break/>2025-04-29 09:35:00 - INFO - [持仓状态] 持仓数量: 5只<text:line-break/>2025-04-29 09:35:00 - INFO - [持仓状态] 总资产: 103027.53<text:line-break/>2025-04-29 09:35:00 - INFO - [持仓状态] 可用资金: 73936.31<text:line-break/>2025-04-29 09:35:00 - INFO - [持仓状态] 持仓比例: 28.2%<text:line-break/>2025-04-30 09:35:00 - INFO - <text:line-break/>[2025-04-30] 开始交易逻辑<text:line-break/>2025-04-30 09:35:00 - INFO - [调仓] 距离上次调仓 4 个交易日（自然日: 6天），暂不调仓<text:line-break/>2025-04-30 09:35:00 - INFO - [持仓质量] 当前: 0.522, 变化: -3.53%<text:line-break/>2025-04-30 09:35:00 - INFO - [持仓状态] 持仓数量: 5只<text:line-break/>2025-04-30 09:35:00 - INFO - [持仓状态] 总资产: 103165.53<text:line-break/>2025-04-30 09:35:00 - INFO - [持仓状态] 可用资金: 73936.31<text:line-break/>2025-04-30 09:35:00 - INFO - [持仓状态] 持仓比例: 28.3%<text:line-break/>2025-05-06 09:35:00 - INFO - <text:line-break/>[2025-05-06] 开始交易逻辑<text:line-break/><text:soft-page-break/>2025-05-06 09:35:00 - INFO - [调仓原因] 达到调仓间隔（5个交易日）<text:line-break/>2025-05-06 09:35:00 - INFO - [市场趋势] neutral (综合评分: -20.00)<text:line-break/>2025-05-06 09:35:00 - INFO - [市场状态] neutral<text:line-break/>2025-05-06 09:35:00 - INFO - [策略选择] 震荡市均衡策略<text:line-break/>2025-05-06 09:35:00 - INFO - [因子组合] ['value', 'growth', 'momentum', 'mainline_momentum', 'quality']<text:line-break/>2025-05-06 09:35:00 - INFO - [候选池] 使用全市场股票列表: 5096只<text:line-break/>2025-05-06 09:35:00 - INFO - [候选池] 价格和成交量筛选后: 1134只（检查了1500只，价格范围: 5.0-500.0元）<text:line-break/>2025-05-06 09:35:00 - INFO - [选股] 开始筛选 500 只股票，使用因子: ['value', 'growth', 'momentum', 'mainline_momentum', 'quality']<text:line-break/>2025-05-06 09:35:00 - INFO - [选股] 成功获取100只股票的基本面数据<text:line-break/>2025-05-06 09:35:00 - INFO - [选股] 从500只股票中筛选出10只（使用正确的PTrade API）<text:line-break/>2025-05-06 09:35:00 - INFO - [调试] 可用资金: 70239.49, 持仓价值: 29083.00, 总可用: 99322.49, 目标金额: 51528.27<text:line-break/>2025-05-06 09:35:00 - INFO - [调仓] 目标持仓: 8只，每只目标金额: 6441.03元<text:line-break/>2025-05-06 09:35:00 - INFO - 生成订单，订单号:571d9d07c5da4f1f9b6e7951c64bc17e，股票代码：000498.XSHE，数量：卖出1000股<text:line-break/>2025-05-06 09:35:00 - INFO - [卖出] 000498.SZ<text:line-break/>2025-05-06 09:35:00 - INFO - 生成订单，订单号:e0a93e8d26714adeb6a40d359fdee132，股票代码：000553.XSHE，数量：卖出1000股<text:line-break/>2025-05-06 09:35:00 - INFO - [卖出] 000553.SZ<text:line-break/>2025-05-06 09:35:00 - INFO - 生成订单，订单号:77820bd2e8dc44acbc011c42c0bbe9ed，股票代码：000059.XSHE，数量：买入1200股<text:line-break/>2025-05-06 09:35:00 - INFO - [买入] 000059.SZ (股数: 1200股, 金额: 6336.00元)<text:line-break/>2025-05-06 09:35:00 - WARNING - 股票委托数量为0, 委托取消<text:line-break/>2025-05-06 09:35:00 - INFO - [买入] 000027.SZ (股数: 1000股, 金额: 6400.00元)<text:line-break/>2025-05-06 09:35:00 - INFO - 生成订单，订单号:022b246de9fb4d719dce8f857162185b，股票代码：000506.XSHE，数量：买入900股<text:line-break/>2025-05-06 09:35:00 - INFO - [买入] 000506.SZ (股数: 900股, 金额: 6021.00元)<text:line-break/>2025-05-06 09:35:00 - INFO - 生成订单，订单号:41276b44d4cc4688b081152c2a585c51，股票代码：000002.XSHE，数量：买入100股<text:line-break/>2025-05-06 09:35:00 - INFO - [买入] 000002.SZ (股数: 900股, 金额: 6129.00元)<text:line-break/>2025-05-06 09:35:00 - INFO - 生成订单，订单号:1e8972676dcb4f60b315ad72e508c7a7，股票代码：000042.XSHE，数量：买入900股<text:line-break/>2025-05-06 09:35:00 - INFO - [买入] 000042.SZ (股数: 900股, 金额: 6435.00元)<text:line-break/>2025-05-06 09:35:00 - WARNING - 股票委托数量为0, 委托取消<text:line-break/>2025-05-06 09:35:00 - INFO - [买入] 000001.SZ (股数: 500股, 金额: 5455.00元)<text:line-break/>2025-05-06 09:35:00 - INFO - 生成订单，订单号:f91e421276f442f1b0d6b7c9fabb2230，股票代码：000429.XSHE，数量：买入400股<text:line-break/>2025-05-06 09:35:00 - INFO - [买入] 000429.SZ (股数: 400股, 金额: 5604.00元)<text:line-break/>2025-05-06 09:35:00 - INFO - 生成订单，订单号:e8888f250adc4ae2967e39d2c3d969a9，股票代码：000096.XSHE，数量：买入300股<text:line-break/>2025-05-06 09:35:00 - INFO - [买入] 000096.SZ (股数: 300股, 金额: 5664.00元)<text:line-break/>2025-05-06 09:35:00 - INFO - [持仓状态] 持仓数量: 10只<text:line-break/>2025-05-06 09:35:00 - INFO - [持仓状态] 总资产: 103002.67<text:line-break/>2025-05-06 09:35:00 - INFO - [持仓状态] 可用资金: 54976.45<text:line-break/>2025-05-06 09:35:00 - INFO - [持仓状态] 持仓比例: 46.6%<text:line-break/><text:soft-page-break/>2025-05-06 09:35:00 - INFO - [调仓完成] 下次调仓将在 5 个交易日后，或触发紧急调仓条件<text:line-break/>2025-05-07 09:35:00 - INFO - <text:line-break/>[2025-05-07] 开始交易逻辑<text:line-break/>2025-05-07 09:35:00 - INFO - [调仓] 距离上次调仓 1 个交易日（自然日: 1天），暂不调仓<text:line-break/>2025-05-07 09:35:00 - INFO - [持仓质量] 当前: 0.457, 变化: -5.89%<text:line-break/>2025-05-07 09:35:00 - INFO - [持仓状态] 持仓数量: 8只<text:line-break/>2025-05-07 09:35:00 - INFO - [持仓状态] 总资产: 103251.67<text:line-break/>2025-05-07 09:35:00 - INFO - [持仓状态] 可用资金: 54976.45<text:line-break/>2025-05-07 09:35:00 - INFO - [持仓状态] 持仓比例: 46.8%<text:line-break/>2025-05-08 09:35:00 - INFO - <text:line-break/>[2025-05-08] 开始交易逻辑<text:line-break/>2025-05-08 09:35:00 - INFO - [调仓] 距离上次调仓 2 个交易日（自然日: 2天），暂不调仓<text:line-break/>2025-05-08 09:35:00 - INFO - [持仓质量] 当前: 0.485, 变化: -3.12%<text:line-break/>2025-05-08 09:35:00 - INFO - [持仓状态] 持仓数量: 8只<text:line-break/>2025-05-08 09:35:00 - INFO - [持仓状态] 总资产: 102884.67<text:line-break/>2025-05-08 09:35:00 - INFO - [持仓状态] 可用资金: 54976.45<text:line-break/>2025-05-08 09:35:00 - INFO - [持仓状态] 持仓比例: 46.6%<text:line-break/>2025-05-09 09:35:00 - INFO - <text:line-break/>[2025-05-09] 开始交易逻辑<text:line-break/>2025-05-09 09:35:00 - INFO - [调仓] 距离上次调仓 3 个交易日（自然日: 3天），暂不调仓<text:line-break/>2025-05-09 09:35:00 - INFO - [持仓质量] 当前: 0.482, 变化: -3.41%<text:line-break/>2025-05-09 09:35:00 - INFO - [止损] 000096.SZ: 亏损 -9.96%<text:line-break/>2025-05-09 09:35:00 - INFO - 生成订单，订单号:d02c29417f544954a77a3b96c7474eb9，股票代码：000096.XSHE，数量：卖出300股<text:line-break/>2025-05-09 09:35:00 - INFO - [持仓状态] 持仓数量: 8只<text:line-break/>2025-05-09 09:35:00 - INFO - [持仓状态] 总资产: 102986.24<text:line-break/>2025-05-09 09:35:00 - INFO - [持仓状态] 可用资金: 60147.01<text:line-break/>2025-05-09 09:35:00 - INFO - [持仓状态] 持仓比例: 41.6%<text:line-break/>2025-05-12 09:35:00 - INFO - <text:line-break/>[2025-05-12] 开始交易逻辑<text:line-break/>2025-05-12 09:35:00 - INFO - [调仓] 距离上次调仓 4 个交易日（自然日: 6天），暂不调仓<text:line-break/>2025-05-12 09:35:00 - INFO - [持仓质量] 当前: 0.572, 变化: +5.53%<text:line-break/>2025-05-12 09:35:00 - INFO - [持仓状态] 持仓数量: 7只<text:line-break/>2025-05-12 09:35:00 - INFO - [持仓状态] 总资产: 103030.24<text:line-break/>2025-05-12 09:35:00 - INFO - [持仓状态] 可用资金: 60147.01<text:line-break/>2025-05-12 09:35:00 - INFO - [持仓状态] 持仓比例: 41.6%<text:line-break/>2025-05-13 09:35:00 - INFO - <text:line-break/>[2025-05-13] 开始交易逻辑<text:line-break/>2025-05-13 09:35:00 - INFO - [调仓原因] 达到调仓间隔（5个交易日）<text:line-break/>2025-05-13 09:35:00 - INFO - [市场趋势] neutral (综合评分: -5.00)<text:line-break/>2025-05-13 09:35:00 - INFO - [市场状态] neutral<text:line-break/>2025-05-13 09:35:00 - INFO - [策略选择] 震荡市均衡策略<text:line-break/>2025-05-13 09:35:00 - INFO - [因子组合] ['value', 'growth', 'momentum', 'mainline_momentum', 'quality']<text:line-break/>2025-05-13 09:35:00 - INFO - [候选池] 使用全市场股票列表: 5096只<text:line-break/>2025-05-13 09:35:00 - INFO - [候选池] 价格和成交量筛选后: 1158只（检查了1500只，价格范围: 5.0-500.0元）<text:line-break/>2025-05-13 09:35:00 - INFO - [选股] 开始筛选 500 只股票，使用因子: ['value', 'growth', <text:soft-page-break/>'momentum', 'mainline_momentum', 'quality']<text:line-break/>2025-05-13 09:35:00 - INFO - [选股] 成功获取100只股票的基本面数据<text:line-break/>2025-05-13 09:35:00 - INFO - [选股] 从500只股票中筛选出10只（使用正确的PTrade API）<text:line-break/>2025-05-13 09:35:00 - INFO - [调试] 可用资金: 57139.66, 持仓价值: 43009.00, 总可用: 100148.66, 目标金额: 51512.62<text:line-break/>2025-05-13 09:35:00 - INFO - [调仓] 目标持仓: 10只，每只目标金额: 5151.26元<text:line-break/>2025-05-13 09:35:00 - INFO - 生成订单，订单号:c767d0ee1e764925827df1751cde03ad，股票代码：000042.XSHE，数量：卖出900股<text:line-break/>2025-05-13 09:35:00 - INFO - [卖出] 000042.SZ<text:line-break/>2025-05-13 09:35:00 - INFO - 生成订单，订单号:a3d2068adf114a749e5613390e32b952，股票代码：000429.XSHE，数量：卖出400股<text:line-break/>2025-05-13 09:35:00 - INFO - [卖出] 000429.SZ<text:line-break/>2025-05-13 09:35:00 - INFO - 生成订单，订单号:dbe0478fb7914b7b97db04c0f6a741cf，股票代码：000059.XSHE，数量：卖出300股<text:line-break/>2025-05-13 09:35:00 - INFO - [买入] 000059.SZ (股数: 900股, 金额: 4833.00元)<text:line-break/>2025-05-13 09:35:00 - INFO - 生成订单，订单号:8bd97ce524fc49d690b3becfe61b9b7c，股票代码：000498.XSHE，数量：买入800股<text:line-break/>2025-05-13 09:35:00 - INFO - [买入] 000498.SZ (股数: 800股, 金额: 4592.00元)<text:line-break/>2025-05-13 09:35:00 - INFO - 生成订单，订单号:02f86caed53349d2bc9e4ab59f1b53cf，股票代码：000030.XSHE，数量：买入800股<text:line-break/>2025-05-13 09:35:00 - INFO - [买入] 000030.SZ (股数: 800股, 金额: 4920.00元)<text:line-break/>2025-05-13 09:35:00 - INFO - 生成订单，订单号:4f00fceeef664d41807f67128ff88585，股票代码：000027.XSHE，数量：卖出300股<text:line-break/>2025-05-13 09:35:00 - INFO - [买入] 000027.SZ (股数: 700股, 金额: 4585.00元)<text:line-break/>2025-05-13 09:35:00 - INFO - 生成订单，订单号:3f9c405fac2a41bfad06756e7d5e2b43，股票代码：000002.XSHE，数量：卖出200股<text:line-break/>2025-05-13 09:35:00 - INFO - [买入] 000002.SZ (股数: 700股, 金额: 4795.00元)<text:line-break/>2025-05-13 09:35:00 - INFO - 生成订单，订单号:f887523c76b6464cb30a6ade7b687101，股票代码：000506.XSHE，数量：卖出200股<text:line-break/>2025-05-13 09:35:00 - INFO - [买入] 000506.SZ (股数: 700股, 金额: 4984.00元)<text:line-break/>2025-05-13 09:35:00 - INFO - 生成订单，订单号:c191dfaf53e441bb99c80d1f0d44b136，股票代码：000301.XSHE，数量：买入500股<text:line-break/>2025-05-13 09:35:00 - INFO - [买入] 000301.SZ (股数: 500股, 金额: 4580.00元)<text:line-break/>2025-05-13 09:35:00 - INFO - 生成订单，订单号:4328603a0052480093a9ae1d61966b30，股票代码：000559.XSHE，数量：买入500股<text:line-break/>2025-05-13 09:35:00 - INFO - [买入] 000559.SZ (股数: 500股, 金额: 4640.00元)<text:line-break/>2025-05-13 09:35:00 - INFO - 生成订单，订单号:daba5ef3a74c4c0487c3211eb5bb161d，股票代码：000001.XSHE，数量：卖出100股<text:line-break/>2025-05-13 09:35:00 - INFO - [买入] 000001.SZ (股数: 400股, 金额: 4464.00元)<text:line-break/>2025-05-13 09:35:00 - INFO - 生成订单，订单号:6eaf5e23ed614a10a0e9b88a2c8c35b0，股票代码：000028.XSHE，数量：买入200股<text:line-break/>2025-05-13 09:35:00 - INFO - [买入] 000028.SZ (股数: 200股, 金额: 5014.00元)<text:line-break/>2025-05-13 09:35:00 - INFO - [持仓状态] 持仓数量: 12只<text:line-break/>2025-05-13 09:35:00 - INFO - [持仓状态] 总资产: 102943.89<text:line-break/>2025-05-13 09:35:00 - INFO - [持仓状态] 可用资金: 55398.66<text:line-break/>2025-05-13 09:35:00 - INFO - [持仓状态] 持仓比例: 46.2%<text:line-break/>2025-05-13 09:35:00 - INFO - [调仓完成] 下次调仓将在 5 个交易日后，或触发紧急调仓条件<text:line-break/>2025-05-14 09:35:00 - INFO - <text:line-break/><text:soft-page-break/>[2025-05-14] 开始交易逻辑<text:line-break/>2025-05-14 09:35:00 - INFO - [调仓] 距离上次调仓 1 个交易日（自然日: 1天），暂不调仓<text:line-break/>2025-05-14 09:35:00 - INFO - [持仓质量] 当前: 0.563, 变化: +12.98%<text:line-break/>2025-05-14 09:35:00 - INFO - [持仓状态] 持仓数量: 10只<text:line-break/>2025-05-14 09:35:00 - INFO - [持仓状态] 总资产: 103376.89<text:line-break/>2025-05-14 09:35:00 - INFO - [持仓状态] 可用资金: 55398.66<text:line-break/>2025-05-14 09:35:00 - INFO - [持仓状态] 持仓比例: 46.4%<text:line-break/>2025-05-15 09:35:00 - INFO - <text:line-break/>[2025-05-15] 开始交易逻辑<text:line-break/>2025-05-15 09:35:00 - INFO - [调仓] 距离上次调仓 2 个交易日（自然日: 2天），暂不调仓<text:line-break/>2025-05-15 09:35:00 - INFO - [持仓质量] 当前: 0.475, 变化: +4.25%<text:line-break/>2025-05-15 09:35:00 - INFO - [持仓状态] 持仓数量: 10只<text:line-break/>2025-05-15 09:35:00 - INFO - [持仓状态] 总资产: 103216.89<text:line-break/>2025-05-15 09:35:00 - INFO - [持仓状态] 可用资金: 55398.66<text:line-break/>2025-05-15 09:35:00 - INFO - [持仓状态] 持仓比例: 46.3%<text:line-break/>2025-05-16 09:35:00 - INFO - <text:line-break/>[2025-05-16] 开始交易逻辑<text:line-break/>2025-05-16 09:35:00 - INFO - [调仓] 距离上次调仓 3 个交易日（自然日: 3天），暂不调仓<text:line-break/>2025-05-16 09:35:00 - INFO - [持仓质量] 当前: 0.528, 变化: +9.53%<text:line-break/>2025-05-16 09:35:00 - INFO - [持仓状态] 持仓数量: 10只<text:line-break/>2025-05-16 09:35:00 - INFO - [持仓状态] 总资产: 102744.89<text:line-break/>2025-05-16 09:35:00 - INFO - [持仓状态] 可用资金: 55398.66<text:line-break/>2025-05-16 09:35:00 - INFO - [持仓状态] 持仓比例: 46.1%<text:line-break/>2025-05-19 09:35:00 - INFO - <text:line-break/>[2025-05-19] 开始交易逻辑<text:line-break/>2025-05-19 09:35:00 - INFO - [调仓] 距离上次调仓 4 个交易日（自然日: 6天），暂不调仓<text:line-break/>2025-05-19 09:35:00 - INFO - [持仓质量] 当前: 0.535, 变化: +10.18%<text:line-break/>2025-05-19 09:35:00 - INFO - [持仓状态] 持仓数量: 10只<text:line-break/>2025-05-19 09:35:00 - INFO - [持仓状态] 总资产: 102961.89<text:line-break/>2025-05-19 09:35:00 - INFO - [持仓状态] 可用资金: 55398.66<text:line-break/>2025-05-19 09:35:00 - INFO - [持仓状态] 持仓比例: 46.2%<text:line-break/>2025-05-20 09:35:00 - INFO - <text:line-break/>[2025-05-20] 开始交易逻辑<text:line-break/>2025-05-20 09:35:00 - INFO - [调仓原因] 达到调仓间隔（5个交易日）<text:line-break/>2025-05-20 09:35:00 - INFO - [市场趋势] neutral (综合评分: -5.00)<text:line-break/>2025-05-20 09:35:00 - INFO - [市场状态] neutral<text:line-break/>2025-05-20 09:35:00 - INFO - [策略选择] 震荡市均衡策略<text:line-break/>2025-05-20 09:35:00 - INFO - [因子组合] ['value', 'growth', 'momentum', 'mainline_momentum', 'quality']<text:line-break/>2025-05-20 09:35:00 - INFO - [候选池] 使用全市场股票列表: 5096只<text:line-break/>2025-05-20 09:35:00 - INFO - [候选池] 价格和成交量筛选后: 1167只（检查了1500只，价格范围: 5.0-500.0元）<text:line-break/>2025-05-20 09:35:00 - INFO - [选股] 开始筛选 500 只股票，使用因子: ['value', 'growth', 'momentum', 'mainline_momentum', 'quality']<text:line-break/>2025-05-20 09:35:00 - INFO - [选股] 成功获取100只股票的基本面数据<text:line-break/>2025-05-20 09:35:00 - INFO - [选股] 从500只股票中筛选出10只（使用正确的PTrade API）<text:line-break/>2025-05-20 09:35:00 - INFO - [调试] 可用资金: 52628.73, 持仓价值: 47791.00, 总可用: 100419.73, 目标金额: 51578.44<text:line-break/><text:soft-page-break/>2025-05-20 09:35:00 - INFO - [调仓] 目标持仓: 6只，每只目标金额: 8596.41元<text:line-break/>2025-05-20 09:35:00 - INFO - 生成订单，订单号:c5f0c698a8404fccbc47839d91bb5396，股票代码：000001.XSHE，数量：卖出400股<text:line-break/>2025-05-20 09:35:00 - INFO - [卖出] 000001.SZ<text:line-break/>2025-05-20 09:35:00 - INFO - 生成订单，订单号:28653edd2ea84d65bb52ed25d7f68354，股票代码：000028.XSHE，数量：卖出200股<text:line-break/>2025-05-20 09:35:00 - INFO - [卖出] 000028.SZ<text:line-break/>2025-05-20 09:35:00 - INFO - 生成订单，订单号:90ad48794ae342b2aab83dc4420c4259，股票代码：000301.XSHE，数量：卖出500股<text:line-break/>2025-05-20 09:35:00 - INFO - [卖出] 000301.SZ<text:line-break/>2025-05-20 09:35:00 - INFO - 生成订单，订单号:d2b0673694e74d29913651c16e418501，股票代码：000498.XSHE，数量：卖出800股<text:line-break/>2025-05-20 09:35:00 - INFO - [卖出] 000498.SZ<text:line-break/>2025-05-20 09:35:00 - INFO - 生成订单，订单号:b292e5ae343a4eb19cfa2dde47e0fba7，股票代码：000506.XSHE，数量：卖出700股<text:line-break/>2025-05-20 09:35:00 - INFO - [卖出] 000506.SZ<text:line-break/>2025-05-20 09:35:00 - INFO - 生成订单，订单号:d7b7d994679949de8d175113bdfdb6c4，股票代码：000559.XSHE，数量：卖出500股<text:line-break/>2025-05-20 09:35:00 - INFO - [卖出] 000559.SZ<text:line-break/>2025-05-20 09:35:00 - INFO - 生成订单，订单号:127869a4b3de4acf96bc6178a42fc6fd，股票代码：000420.XSHE，数量：买入1700股<text:line-break/>2025-05-20 09:35:00 - INFO - [买入] 000420.SZ (股数: 1700股, 金额: 8568.00元)<text:line-break/>2025-05-20 09:35:00 - INFO - 生成订单，订单号:1dca5b04070b4e1ab33a3f8aa28679ef，股票代码：000059.XSHE，数量：买入700股<text:line-break/>2025-05-20 09:35:00 - INFO - [买入] 000059.SZ (股数: 1600股, 金额: 8480.00元)<text:line-break/>2025-05-20 09:35:00 - INFO - 生成订单，订单号:5fc6fa5d5061459d98fc4b2c11b62fb3，股票代码：000030.XSHE，数量：买入500股<text:line-break/>2025-05-20 09:35:00 - INFO - [买入] 000030.SZ (股数: 1300股, 金额: 8099.00元)<text:line-break/>2025-05-20 09:35:00 - INFO - 生成订单，订单号:d0b063ac1ea74bcc8c0b466e98600268，股票代码：000027.XSHE，数量：买入600股<text:line-break/>2025-05-20 09:35:00 - INFO - [买入] 000027.SZ (股数: 1300股, 金额: 8450.00元)<text:line-break/>2025-05-20 09:35:00 - INFO - 生成订单，订单号:0bcac476c1fe4e9c978776bd4ffc39de，股票代码：000002.XSHE，数量：买入500股<text:line-break/>2025-05-20 09:35:00 - INFO - [买入] 000002.SZ (股数: 1200股, 金额: 8160.00元)<text:line-break/>2025-05-20 09:35:00 - INFO - 生成订单，订单号:3ae53c5101ad44c4880ad4a709a2b9cb，股票代码：000553.XSHE，数量：买入1200股<text:line-break/>2025-05-20 09:35:00 - INFO - [买入] 000553.SZ (股数: 1200股, 金额: 8292.00元)<text:line-break/>2025-05-20 09:35:00 - INFO - [持仓状态] 持仓数量: 12只<text:line-break/>2025-05-20 09:35:00 - INFO - [持仓状态] 总资产: 103065.25<text:line-break/>2025-05-20 09:35:00 - INFO - [持仓状态] 可用资金: 53430.03<text:line-break/>2025-05-20 09:35:00 - INFO - [持仓状态] 持仓比例: 48.2%<text:line-break/>2025-05-20 09:35:00 - INFO - [调仓完成] 下次调仓将在 5 个交易日后，或触发紧急调仓条件<text:line-break/>2025-05-21 09:35:00 - INFO - <text:line-break/>[2025-05-21] 开始交易逻辑<text:line-break/>2025-05-21 09:35:00 - INFO - [调仓] 距离上次调仓 1 个交易日（自然日: 1天），暂不调仓<text:line-break/>2025-05-21 09:35:00 - INFO - [持仓质量] 当前: 0.486, 变化: -6.43%<text:line-break/>2025-05-21 09:35:00 - INFO - [持仓状态] 持仓数量: 6只<text:line-break/>2025-05-21 09:35:00 - INFO - [持仓状态] 总资产: 103519.25<text:line-break/><text:soft-page-break/>2025-05-21 09:35:00 - INFO - [持仓状态] 可用资金: 53430.03<text:line-break/>2025-05-21 09:35:00 - INFO - [持仓状态] 持仓比例: 48.4%<text:line-break/>2025-05-22 09:35:00 - INFO - <text:line-break/>[2025-05-22] 开始交易逻辑<text:line-break/>2025-05-22 09:35:00 - INFO - [调仓] 距离上次调仓 2 个交易日（自然日: 2天），暂不调仓<text:line-break/>2025-05-22 09:35:00 - INFO - [持仓质量] 当前: 0.491, 变化: -5.97%<text:line-break/>2025-05-22 09:35:00 - INFO - [止损] 000420.SZ: 亏损 -11.51%<text:line-break/>2025-05-22 09:35:00 - INFO - 生成订单，订单号:c2254cb5f209452fb19677999679ed0a，股票代码：000420.XSHE，数量：卖出1700股<text:line-break/>2025-05-22 09:35:00 - INFO - [持仓状态] 持仓数量: 6只<text:line-break/>2025-05-22 09:35:00 - INFO - [持仓状态] 总资产: 102908.41<text:line-break/>2025-05-22 09:35:00 - INFO - [持仓状态] 可用资金: 60897.19<text:line-break/>2025-05-22 09:35:00 - INFO - [持仓状态] 持仓比例: 40.8%<text:line-break/>2025-05-23 09:35:00 - INFO - <text:line-break/>[2025-05-23] 开始交易逻辑<text:line-break/>2025-05-23 09:35:00 - INFO - [调仓] 距离上次调仓 3 个交易日（自然日: 3天），暂不调仓<text:line-break/>2025-05-23 09:35:00 - INFO - [持仓质量] 当前: 0.520, 变化: -3.07%<text:line-break/>2025-05-23 09:35:00 - INFO - [持仓状态] 持仓数量: 5只<text:line-break/>2025-05-23 09:35:00 - INFO - [持仓状态] 总资产: 102708.41<text:line-break/>2025-05-23 09:35:00 - INFO - [持仓状态] 可用资金: 60897.19<text:line-break/>2025-05-23 09:35:00 - INFO - [持仓状态] 持仓比例: 40.7%<text:line-break/>2025-05-26 09:35:00 - INFO - <text:line-break/>[2025-05-26] 开始交易逻辑<text:line-break/>2025-05-26 09:35:00 - INFO - [调仓] 距离上次调仓 4 个交易日（自然日: 6天），暂不调仓<text:line-break/>2025-05-26 09:35:00 - INFO - [持仓质量] 当前: 0.551, 变化: +0.06%<text:line-break/>2025-05-26 09:35:00 - INFO - [持仓状态] 持仓数量: 5只<text:line-break/>2025-05-26 09:35:00 - INFO - [持仓状态] 总资产: 102549.41<text:line-break/>2025-05-26 09:35:00 - INFO - [持仓状态] 可用资金: 60897.19<text:line-break/>2025-05-26 09:35:00 - INFO - [持仓状态] 持仓比例: 40.6%<text:line-break/>2025-05-27 09:35:00 - INFO - <text:line-break/>[2025-05-27] 开始交易逻辑<text:line-break/>2025-05-27 09:35:00 - INFO - [调仓原因] 达到调仓间隔（5个交易日）<text:line-break/>2025-05-27 09:35:00 - INFO - [市场趋势] neutral (综合评分: -5.00)<text:line-break/>2025-05-27 09:35:00 - INFO - [市场状态] neutral<text:line-break/>2025-05-27 09:35:00 - INFO - [策略选择] 震荡市均衡策略<text:line-break/>2025-05-27 09:35:00 - INFO - [因子组合] ['value', 'growth', 'momentum', 'mainline_momentum', 'quality']<text:line-break/>2025-05-27 09:35:00 - INFO - [候选池] 使用全市场股票列表: 5096只<text:line-break/>2025-05-27 09:35:00 - INFO - [候选池] 价格和成交量筛选后: 1153只（检查了1500只，价格范围: 5.0-500.0元）<text:line-break/>2025-05-27 09:35:00 - INFO - [选股] 开始筛选 500 只股票，使用因子: ['value', 'growth', 'momentum', 'mainline_momentum', 'quality']<text:line-break/>2025-05-27 09:35:00 - INFO - [选股] 成功获取100只股票的基本面数据<text:line-break/>2025-05-27 09:35:00 - INFO - [选股] 从500只股票中筛选出10只（使用正确的PTrade API）<text:line-break/>2025-05-27 09:35:00 - INFO - [调试] 可用资金: 57852.33, 持仓价值: 41424.00, 总可用: 99276.33, 目标金额: 51133.71<text:line-break/>2025-05-27 09:35:00 - INFO - [调仓] 目标持仓: 6只，每只目标金额: 8522.28元<text:line-break/>2025-05-27 09:35:00 - INFO - 生成订单，订单号:d9073afb959e4230999c1fa468ffa552，股票代码：<text:soft-page-break/>000027.XSHE，数量：卖出1300股<text:line-break/>2025-05-27 09:35:00 - INFO - [卖出] 000027.SZ<text:line-break/>2025-05-27 09:35:00 - INFO - 生成订单，订单号:0f07a2c771e543b188bea95ecb44ca30，股票代码：000030.XSHE，数量：卖出1300股<text:line-break/>2025-05-27 09:35:00 - INFO - [卖出] 000030.SZ<text:line-break/>2025-05-27 09:35:00 - INFO - 生成订单，订单号:62541ecec7514860afe5eadbb5b3d509，股票代码：000059.XSHE，数量：卖出100股<text:line-break/>2025-05-27 09:35:00 - INFO - [买入] 000059.SZ (股数: 1500股, 金额: 8235.00元)<text:line-break/>2025-05-27 09:35:00 - WARNING - 股票委托数量为0, 委托取消<text:line-break/>2025-05-27 09:35:00 - INFO - [买入] 000002.SZ (股数: 1200股, 金额: 7956.00元)<text:line-break/>2025-05-27 09:35:00 - WARNING - 股票委托数量为0, 委托取消<text:line-break/>2025-05-27 09:35:00 - INFO - [买入] 000553.SZ (股数: 1200股, 金额: 8304.00元)<text:line-break/>2025-05-27 09:35:00 - INFO - 生成订单，订单号:e4aa910a15ad400aadd65dcc44bda2bd，股票代码：000089.XSHE，数量：买入1200股<text:line-break/>2025-05-27 09:35:00 - INFO - [买入] 000089.SZ (股数: 1200股, 金额: 8496.00元)<text:line-break/>2025-05-27 09:35:00 - INFO - 生成订单，订单号:2d069e17c2c548babe6522b5fde3791f，股票代码：000559.XSHE，数量：买入1000股<text:line-break/>2025-05-27 09:35:00 - INFO - [买入] 000559.SZ (股数: 1000股, 金额: 8220.00元)<text:line-break/>2025-05-27 09:35:00 - INFO - 生成订单，订单号:d3565359c54c4e9c86f9017a9da859ba，股票代码：000561.XSHE，数量：买入800股<text:line-break/>2025-05-27 09:35:00 - INFO - [买入] 000561.SZ (股数: 800股, 金额: 7848.00元)<text:line-break/>2025-05-27 09:35:00 - INFO - [持仓状态] 持仓数量: 8只<text:line-break/>2025-05-27 09:35:00 - INFO - [持仓状态] 总资产: 102218.45<text:line-break/>2025-05-27 09:35:00 - INFO - [持仓状态] 可用资金: 53430.22<text:line-break/>2025-05-27 09:35:00 - INFO - [持仓状态] 持仓比例: 47.7%<text:line-break/>2025-05-27 09:35:00 - INFO - [调仓完成] 下次调仓将在 5 个交易日后，或触发紧急调仓条件<text:line-break/>2025-05-28 09:35:00 - INFO - <text:line-break/>[2025-05-28] 开始交易逻辑<text:line-break/>2025-05-28 09:35:00 - INFO - [调仓] 距离上次调仓 1 个交易日（自然日: 1天），暂不调仓<text:line-break/>2025-05-28 09:35:00 - INFO - [持仓质量] 当前: 0.635, 变化: +11.89%<text:line-break/>2025-05-28 09:35:00 - INFO - [持仓状态] 持仓数量: 6只<text:line-break/>2025-05-28 09:35:00 - INFO - [持仓状态] 总资产: 103207.45<text:line-break/>2025-05-28 09:35:00 - INFO - [持仓状态] 可用资金: 53430.22<text:line-break/>2025-05-28 09:35:00 - INFO - [持仓状态] 持仓比例: 48.2%<text:line-break/>2025-05-29 09:35:00 - INFO - <text:line-break/>[2025-05-29] 开始交易逻辑<text:line-break/>2025-05-29 09:35:00 - INFO - [调仓] 距离上次调仓 2 个交易日（自然日: 2天），暂不调仓<text:line-break/>2025-05-29 09:35:00 - INFO - [持仓质量] 当前: 0.499, 变化: -1.64%<text:line-break/>2025-05-29 09:35:00 - INFO - [持仓状态] 持仓数量: 6只<text:line-break/>2025-05-29 09:35:00 - INFO - [持仓状态] 总资产: 101901.45<text:line-break/>2025-05-29 09:35:00 - INFO - [持仓状态] 可用资金: 53430.22<text:line-break/>2025-05-29 09:35:00 - INFO - [持仓状态] 持仓比例: 47.6%<text:line-break/>2025-05-30 09:35:00 - INFO - <text:line-break/>[2025-05-30] 开始交易逻辑<text:line-break/>2025-05-30 09:35:00 - INFO - [调仓] 距离上次调仓 3 个交易日（自然日: 3天），暂不调仓<text:line-break/>2025-05-30 09:35:00 - INFO - [持仓质量] 当前: 0.447, 变化: -6.90%<text:line-break/>2025-05-30 09:35:00 - INFO - [持仓状态] 持仓数量: 6只<text:line-break/>2025-05-30 09:35:00 - INFO - [持仓状态] 总资产: 101609.45<text:line-break/><text:soft-page-break/>2025-05-30 09:35:00 - INFO - [持仓状态] 可用资金: 53430.22<text:line-break/>2025-05-30 09:35:00 - INFO - [持仓状态] 持仓比例: 47.4%<text:line-break/>2025-06-03 09:35:00 - INFO - <text:line-break/>[2025-06-03] 开始交易逻辑<text:line-break/>2025-06-03 09:35:00 - INFO - [调仓] 距离上次调仓 4 个交易日（自然日: 7天），暂不调仓<text:line-break/>2025-06-03 09:35:00 - INFO - [持仓质量] 当前: 0.431, 变化: -8.46%<text:line-break/>2025-06-03 09:35:00 - INFO - [持仓状态] 持仓数量: 6只<text:line-break/>2025-06-03 09:35:00 - INFO - [持仓状态] 总资产: 101844.45<text:line-break/>2025-06-03 09:35:00 - INFO - [持仓状态] 可用资金: 53430.22<text:line-break/>2025-06-03 09:35:00 - INFO - [持仓状态] 持仓比例: 47.5%<text:line-break/>2025-06-04 09:35:00 - INFO - <text:line-break/>[2025-06-04] 开始交易逻辑<text:line-break/>2025-06-04 09:35:00 - INFO - [调仓原因] 达到调仓间隔（5个交易日）<text:line-break/>2025-06-04 09:35:00 - INFO - [市场趋势] neutral (综合评分: 15.00)<text:line-break/>2025-06-04 09:35:00 - INFO - [市场状态] neutral<text:line-break/>2025-06-04 09:35:00 - INFO - [策略选择] 震荡市均衡策略<text:line-break/>2025-06-04 09:35:00 - INFO - [因子组合] ['value', 'growth', 'momentum', 'mainline_momentum', 'quality']<text:line-break/>2025-06-04 09:35:00 - INFO - [候选池] 使用全市场股票列表: 5096只<text:line-break/>2025-06-04 09:35:00 - INFO - [候选池] 价格和成交量筛选后: 1162只（检查了1500只，价格范围: 5.0-500.0元）<text:line-break/>2025-06-04 09:35:00 - INFO - [选股] 开始筛选 500 只股票，使用因子: ['value', 'growth', 'momentum', 'mainline_momentum', 'quality']<text:line-break/>2025-06-04 09:35:00 - INFO - [选股] 成功获取100只股票的基本面数据<text:line-break/>2025-06-04 09:35:00 - INFO - [选股] 从500只股票中筛选出10只（使用正确的PTrade API）<text:line-break/>2025-06-04 09:35:00 - INFO - [调试] 可用资金: 50758.71, 持仓价值: 48086.00, 总可用: 98844.71, 目标金额: 50816.72<text:line-break/>2025-06-04 09:35:00 - INFO - [调仓] 目标持仓: 10只，每只目标金额: 5081.67元<text:line-break/>2025-06-04 09:35:00 - INFO - 生成订单，订单号:aa213c300fb5402a8b1c2a7ea5c310ef，股票代码：000089.XSHE，数量：卖出1200股<text:line-break/>2025-06-04 09:35:00 - INFO - [卖出] 000089.SZ<text:line-break/>2025-06-04 09:35:00 - INFO - 生成订单，订单号:c231a8ad903042ea8401431966810356，股票代码：000553.XSHE，数量：卖出1200股<text:line-break/>2025-06-04 09:35:00 - INFO - [卖出] 000553.SZ<text:line-break/>2025-06-04 09:35:00 - INFO - 生成订单，订单号:5d35771ffff24bda95f3d4dae294145a，股票代码：000559.XSHE，数量：卖出1000股<text:line-break/>2025-06-04 09:35:00 - INFO - [卖出] 000559.SZ<text:line-break/>2025-06-04 09:35:00 - INFO - 生成订单，订单号:c80d2d6eb7bb43ac9d8c0a24f3a6b5d9，股票代码：000561.XSHE，数量：卖出800股<text:line-break/>2025-06-04 09:35:00 - INFO - [卖出] 000561.SZ<text:line-break/>2025-06-04 09:35:00 - INFO - 生成订单，订单号:58f49a1a614046f2a90286ea96564f63，股票代码：000539.XSHE，数量：买入900股<text:line-break/>2025-06-04 09:35:00 - INFO - [买入] 000539.SZ (股数: 900股, 金额: 4617.00元)<text:line-break/>2025-06-04 09:35:00 - INFO - 生成订单，订单号:99bc60920ac44ebb8afb09302b803ff0，股票代码：000059.XSHE，数量：卖出600股<text:line-break/>2025-06-04 09:35:00 - INFO - [买入] 000059.SZ (股数: 900股, 金额: 4842.00元)<text:line-break/>2025-06-04 09:35:00 - INFO - 生成订单，订单号:062d5083275c4d23b257ad33acf2475e，股票代码：000498.XSHE，数量：买入800股<text:line-break/><text:soft-page-break/>2025-06-04 09:35:00 - INFO - [买入] 000498.SZ (股数: 800股, 金额: 4656.00元)<text:line-break/>2025-06-04 09:35:00 - INFO - 生成订单，订单号:1ca8281951714c03a97c61be488843e3，股票代码：000510.XSHE，数量：买入800股<text:line-break/>2025-06-04 09:35:00 - INFO - [买入] 000510.SZ (股数: 800股, 金额: 4824.00元)<text:line-break/>2025-06-04 09:35:00 - INFO - 生成订单，订单号:8dac75cafc884a78ba6de1bf855cad79，股票代码：000002.XSHE，数量：卖出500股<text:line-break/>2025-06-04 09:35:00 - INFO - [买入] 000002.SZ (股数: 700股, 金额: 4606.00元)<text:line-break/>2025-06-04 09:35:00 - INFO - 生成订单，订单号:fe30d8af712240efa9c8163e8f102657，股票代码：000544.XSHE，数量：买入600股<text:line-break/>2025-06-04 09:35:00 - INFO - [买入] 000544.SZ (股数: 600股, 金额: 4998.00元)<text:line-break/>2025-06-04 09:35:00 - INFO - 生成订单，订单号:ef39eee89bf94c0e96037363b3b6f83f，股票代码：000411.XSHE，数量：买入400股<text:line-break/>2025-06-04 09:35:00 - INFO - [买入] 000411.SZ (股数: 400股, 金额: 4412.00元)<text:line-break/>2025-06-04 09:35:00 - INFO - 生成订单，订单号:718a69d84a714902a9a0a5df07128bb6，股票代码：000001.XSHE，数量：买入400股<text:line-break/>2025-06-04 09:35:00 - INFO - [买入] 000001.SZ (股数: 400股, 金额: 4724.00元)<text:line-break/>2025-06-04 09:35:00 - INFO - 生成订单，订单号:efa5f797e12e41c0a3867f4d5741800d，股票代码：000026.XSHE，数量：买入300股<text:line-break/>2025-06-04 09:35:00 - INFO - [买入] 000026.SZ (股数: 300股, 金额: 4413.00元)<text:line-break/>2025-06-04 09:35:00 - INFO - 生成订单，订单号:cc3772df18114fad841adee7058924d1，股票代码：000028.XSHE，数量：买入100股<text:line-break/>2025-06-04 09:35:00 - INFO - [买入] 000028.SZ (股数: 100股, 金额: 2557.00元)<text:line-break/>2025-06-04 09:35:00 - INFO - [持仓状态] 持仓数量: 14只<text:line-break/>2025-06-04 09:35:00 - INFO - [持仓状态] 总资产: 101521.11<text:line-break/>2025-06-04 09:35:00 - INFO - [持仓状态] 可用资金: 57014.88<text:line-break/>2025-06-04 09:35:00 - INFO - [持仓状态] 持仓比例: 43.8%<text:line-break/>2025-06-04 09:35:00 - INFO - [调仓完成] 下次调仓将在 5 个交易日后，或触发紧急调仓条件<text:line-break/>2025-06-05 09:35:00 - INFO - <text:line-break/>[2025-06-05] 开始交易逻辑<text:line-break/>2025-06-05 09:35:00 - INFO - [调仓] 距离上次调仓 1 个交易日（自然日: 1天），暂不调仓<text:line-break/>2025-06-05 09:35:00 - INFO - [持仓质量] 当前: 0.481, 变化: +2.56%<text:line-break/>2025-06-05 09:35:00 - INFO - [持仓状态] 持仓数量: 10只<text:line-break/>2025-06-05 09:35:00 - INFO - [持仓状态] 总资产: 101081.47<text:line-break/>2025-06-05 09:35:00 - INFO - [持仓状态] 可用资金: 57262.24<text:line-break/>2025-06-05 09:35:00 - INFO - [持仓状态] 持仓比例: 43.4%<text:line-break/>2025-06-06 09:35:00 - INFO - <text:line-break/>[2025-06-06] 开始交易逻辑<text:line-break/>2025-06-06 09:35:00 - INFO - [调仓] 距离上次调仓 2 个交易日（自然日: 2天），暂不调仓<text:line-break/>2025-06-06 09:35:00 - INFO - [持仓质量] 当前: 0.394, 变化: -6.18%<text:line-break/>2025-06-06 09:35:00 - INFO - [持仓状态] 持仓数量: 10只<text:line-break/>2025-06-06 09:35:00 - INFO - [持仓状态] 总资产: 100759.47<text:line-break/>2025-06-06 09:35:00 - INFO - [持仓状态] 可用资金: 57262.24<text:line-break/>2025-06-06 09:35:00 - INFO - [持仓状态] 持仓比例: 43.2%<text:line-break/>2025-06-09 09:35:00 - INFO - <text:line-break/>[2025-06-09] 开始交易逻辑<text:line-break/>2025-06-09 09:35:00 - INFO - [调仓] 距离上次调仓 3 个交易日（自然日: 5天），暂不调仓<text:line-break/>2025-06-09 09:35:00 - INFO - [持仓质量] 当前: 0.412, 变化: -4.39%<text:line-break/>2025-06-09 09:35:00 - INFO - [止损] 000026.SZ: 亏损 -12.03%<text:line-break/><text:soft-page-break/>2025-06-09 09:35:00 - INFO - 生成订单，订单号:42209ba0608a4cac8a082dcfa785afbb，股票代码：000026.XSHE，数量：卖出300股<text:line-break/>2025-06-09 09:35:00 - INFO - [持仓状态] 持仓数量: 10只<text:line-break/>2025-06-09 09:35:00 - INFO - [持仓状态] 总资产: 100684.42<text:line-break/>2025-06-09 09:35:00 - INFO - [持仓状态] 可用资金: 61114.20<text:line-break/>2025-06-09 09:35:00 - INFO - [持仓状态] 持仓比例: 39.3%<text:line-break/>2025-06-10 09:35:00 - INFO - <text:line-break/>[2025-06-10] 开始交易逻辑<text:line-break/>2025-06-10 09:35:00 - INFO - [调仓] 距离上次调仓 4 个交易日（自然日: 6天），暂不调仓<text:line-break/>2025-06-10 09:35:00 - INFO - [持仓质量] 当前: 0.434, 变化: -2.19%<text:line-break/>2025-06-10 09:35:00 - INFO - [持仓状态] 持仓数量: 9只<text:line-break/>2025-06-10 09:35:00 - INFO - [持仓状态] 总资产: 100895.42<text:line-break/>2025-06-10 09:35:00 - INFO - [持仓状态] 可用资金: 61114.20<text:line-break/>2025-06-10 09:35:00 - INFO - [持仓状态] 持仓比例: 39.4%<text:line-break/>2025-06-11 09:35:00 - INFO - <text:line-break/>[2025-06-11] 开始交易逻辑<text:line-break/>2025-06-11 09:35:00 - INFO - [调仓原因] 达到调仓间隔（5个交易日）<text:line-break/>2025-06-11 09:35:00 - INFO - [市场趋势] neutral (综合评分: 15.00)<text:line-break/>2025-06-11 09:35:00 - INFO - [市场状态] neutral<text:line-break/>2025-06-11 09:35:00 - INFO - [策略选择] 震荡市均衡策略<text:line-break/>2025-06-11 09:35:00 - INFO - [因子组合] ['value', 'growth', 'momentum', 'mainline_momentum', 'quality']<text:line-break/>2025-06-11 09:35:00 - INFO - [候选池] 使用全市场股票列表: 5096只<text:line-break/>2025-06-11 09:35:00 - INFO - [候选池] 价格和成交量筛选后: 1176只（检查了1500只，价格范围: 5.0-500.0元）<text:line-break/>2025-06-11 09:35:00 - INFO - [选股] 开始筛选 500 只股票，使用因子: ['value', 'growth', 'momentum', 'mainline_momentum', 'quality']<text:line-break/>2025-06-11 09:35:00 - INFO - [选股] 成功获取100只股票的基本面数据<text:line-break/>2025-06-11 09:35:00 - INFO - [选股] 从500只股票中筛选出10只（使用正确的PTrade API）<text:line-break/>2025-06-11 09:35:00 - INFO - [调试] 可用资金: 58058.49, 持仓价值: 39799.00, 总可用: 97857.49, 目标金额: 50343.71<text:line-break/>2025-06-11 09:35:00 - INFO - [调仓] 目标持仓: 10只，每只目标金额: 5034.37元<text:line-break/>2025-06-11 09:35:00 - INFO - 生成订单，订单号:7ba19510be104e749c488cfb427bb957，股票代码：000028.XSHE，数量：卖出100股<text:line-break/>2025-06-11 09:35:00 - INFO - [卖出] 000028.SZ<text:line-break/>2025-06-11 09:35:00 - INFO - 生成订单，订单号:816e7c711750427eb434fcd6e67cc424，股票代码：000411.XSHE，数量：卖出400股<text:line-break/>2025-06-11 09:35:00 - INFO - [卖出] 000411.SZ<text:line-break/>2025-06-11 09:35:00 - INFO - 生成订单，订单号:67eebc7f9cc54733ac1aa4637c390f65，股票代码：000510.XSHE，数量：卖出800股<text:line-break/>2025-06-11 09:35:00 - INFO - [卖出] 000510.SZ<text:line-break/>2025-06-11 09:35:00 - INFO - 生成订单，订单号:5b08574d2fd0460ba961a40da942d92d，股票代码：000539.XSHE，数量：卖出900股<text:line-break/>2025-06-11 09:35:00 - INFO - [卖出] 000539.SZ<text:line-break/>2025-06-11 09:35:00 - INFO - 生成订单，订单号:f71bf543ab6b42d88978be93b07eabef，股票代码：000544.XSHE，数量：卖出600股<text:line-break/>2025-06-11 09:35:00 - INFO - [卖出] 000544.SZ<text:line-break/>2025-06-11 09:35:00 - WARNING - 股票委托数量为0, 委托取消<text:line-break/><text:soft-page-break/>2025-06-11 09:35:00 - INFO - [买入] 000059.SZ (股数: 900股, 金额: 4950.00元)<text:line-break/>2025-06-11 09:35:00 - WARNING - 股票委托数量为0, 委托取消<text:line-break/>2025-06-11 09:35:00 - INFO - [买入] 000498.SZ (股数: 800股, 金额: 4672.00元)<text:line-break/>2025-06-11 09:35:00 - INFO - 生成订单，订单号:619e10fcaec6407895aed3f96bcd2564，股票代码：000027.XSHE，数量：买入700股<text:line-break/>2025-06-11 09:35:00 - INFO - [买入] 000027.SZ (股数: 700股, 金额: 4557.00元)<text:line-break/>2025-06-11 09:35:00 - WARNING - 股票委托数量为0, 委托取消<text:line-break/>2025-06-11 09:35:00 - INFO - [买入] 000002.SZ (股数: 700股, 金额: 4620.00元)<text:line-break/>2025-06-11 09:35:00 - INFO - 生成订单，订单号:2694bb4c8ea040a5b6c8c8efd80aab8e，股票代码：000553.XSHE，数量：买入700股<text:line-break/>2025-06-11 09:35:00 - INFO - [买入] 000553.SZ (股数: 700股, 金额: 5005.00元)<text:line-break/>2025-06-11 09:35:00 - INFO - 生成订单，订单号:4d11b98d4874435bb57b330596b6f425，股票代码：000533.XSHE，数量：买入500股<text:line-break/>2025-06-11 09:35:00 - INFO - [买入] 000533.SZ (股数: 500股, 金额: 4200.00元)<text:line-break/>2025-06-11 09:35:00 - INFO - 生成订单，订单号:cc2b8ee870f44b81be5025cd67943803，股票代码：000525.XSHE，数量：买入500股<text:line-break/>2025-06-11 09:35:00 - INFO - [买入] 000525.SZ (股数: 500股, 金额: 4250.00元)<text:line-break/>2025-06-11 09:35:00 - INFO - 生成订单，订单号:9757c8983d274fbbbdcb7035424f536b，股票代码：000501.XSHE，数量：买入500股<text:line-break/>2025-06-11 09:35:00 - INFO - [买入] 000501.SZ (股数: 500股, 金额: 4485.00元)<text:line-break/>2025-06-11 09:35:00 - INFO - 生成订单，订单号:e0f797937f6a4809afff1e15376fc794，股票代码：000506.XSHE，数量：买入500股<text:line-break/>2025-06-11 09:35:00 - INFO - [买入] 000506.SZ (股数: 500股, 金额: 4500.00元)<text:line-break/>2025-06-11 09:35:00 - WARNING - 股票委托数量为0, 委托取消<text:line-break/>2025-06-11 09:35:00 - INFO - [买入] 000001.SZ (股数: 400股, 金额: 4724.00元)<text:line-break/>2025-06-11 09:35:00 - INFO - [持仓状态] 持仓数量: 15只<text:line-break/>2025-06-11 09:35:00 - INFO - [持仓状态] 总资产: 100609.48<text:line-break/>2025-06-11 09:35:00 - INFO - [持仓状态] 可用资金: 55142.26<text:line-break/>2025-06-11 09:35:00 - INFO - [持仓状态] 持仓比例: 45.2%<text:line-break/>2025-06-11 09:35:00 - INFO - [调仓完成] 下次调仓将在 5 个交易日后，或触发紧急调仓条件<text:line-break/>2025-06-12 09:35:00 - INFO - <text:line-break/>[2025-06-12] 开始交易逻辑<text:line-break/>2025-06-12 09:35:00 - INFO - [调仓] 距离上次调仓 1 个交易日（自然日: 1天），暂不调仓<text:line-break/>2025-06-12 09:35:00 - INFO - [持仓质量] 当前: 0.412, 变化: -7.71%<text:line-break/>2025-06-12 09:35:00 - INFO - [持仓状态] 持仓数量: 10只<text:line-break/>2025-06-12 09:35:00 - INFO - [持仓状态] 总资产: 100305.32<text:line-break/>2025-06-12 09:35:00 - INFO - [持仓状态] 可用资金: 55258.10<text:line-break/>2025-06-12 09:35:00 - INFO - [持仓状态] 持仓比例: 44.9%<text:line-break/>2025-06-13 09:35:00 - INFO - <text:line-break/>[2025-06-13] 开始交易逻辑<text:line-break/>2025-06-13 09:35:00 - INFO - [调仓] 距离上次调仓 2 个交易日（自然日: 2天），暂不调仓<text:line-break/>2025-06-13 09:35:00 - INFO - [持仓质量] 当前: 0.424, 变化: -6.57%<text:line-break/>2025-06-13 09:35:00 - INFO - [止损] 000533.SZ: 亏损 -12.14%<text:line-break/>2025-06-13 09:35:00 - INFO - 生成订单，订单号:87e1a404218e42e183765fc5fc040ab8，股票代码：000533.XSHE，数量：卖出500股<text:line-break/>2025-06-13 09:35:00 - INFO - [持仓状态] 持仓数量: 10只<text:line-break/>2025-06-13 09:35:00 - INFO - [持仓状态] 总资产: 100706.44<text:line-break/>2025-06-13 09:35:00 - INFO - [持仓状态] 可用资金: 59033.22<text:line-break/><text:soft-page-break/>2025-06-13 09:35:00 - INFO - [持仓状态] 持仓比例: 41.4%<text:line-break/>2025-06-16 09:35:00 - INFO - <text:line-break/>[2025-06-16] 开始交易逻辑<text:line-break/>2025-06-16 09:35:00 - INFO - [调仓] 距离上次调仓 3 个交易日（自然日: 5天），暂不调仓<text:line-break/>2025-06-16 09:35:00 - INFO - [持仓质量] 当前: 0.512, 变化: +2.26%<text:line-break/>2025-06-16 09:35:00 - INFO - [持仓状态] 持仓数量: 9只<text:line-break/>2025-06-16 09:35:00 - INFO - [持仓状态] 总资产: 100496.44<text:line-break/>2025-06-16 09:35:00 - INFO - [持仓状态] 可用资金: 59033.22<text:line-break/>2025-06-16 09:35:00 - INFO - [持仓状态] 持仓比例: 41.3%<text:line-break/>2025-06-17 09:35:00 - INFO - <text:line-break/>[2025-06-17] 开始交易逻辑<text:line-break/>2025-06-17 09:35:00 - INFO - [调仓] 距离上次调仓 4 个交易日（自然日: 6天），暂不调仓<text:line-break/>2025-06-17 09:35:00 - INFO - [持仓质量] 当前: 0.437, 变化: -5.25%<text:line-break/>2025-06-17 09:35:00 - INFO - [持仓状态] 持仓数量: 9只<text:line-break/>2025-06-17 09:35:00 - INFO - [持仓状态] 总资产: 100852.44<text:line-break/>2025-06-17 09:35:00 - INFO - [持仓状态] 可用资金: 59033.22<text:line-break/>2025-06-17 09:35:00 - INFO - [持仓状态] 持仓比例: 41.5%<text:line-break/>2025-06-18 09:35:00 - INFO - <text:line-break/>[2025-06-18] 开始交易逻辑<text:line-break/>2025-06-18 09:35:00 - INFO - [调仓原因] 达到调仓间隔（5个交易日）<text:line-break/>2025-06-18 09:35:00 - INFO - [市场趋势] neutral (综合评分: 15.00)<text:line-break/>2025-06-18 09:35:00 - INFO - [市场状态] neutral<text:line-break/>2025-06-18 09:35:00 - INFO - [策略选择] 震荡市均衡策略<text:line-break/>2025-06-18 09:35:00 - INFO - [因子组合] ['value', 'growth', 'momentum', 'mainline_momentum', 'quality']<text:line-break/>2025-06-18 09:35:00 - INFO - [候选池] 使用全市场股票列表: 5096只<text:line-break/>2025-06-18 09:35:00 - INFO - [候选池] 价格和成交量筛选后: 1172只（检查了1500只，价格范围: 5.0-500.0元）<text:line-break/>2025-06-18 09:35:00 - INFO - [选股] 开始筛选 500 只股票，使用因子: ['value', 'growth', 'momentum', 'mainline_momentum', 'quality']<text:line-break/>2025-06-18 09:35:00 - INFO - [选股] 成功获取100只股票的基本面数据<text:line-break/>2025-06-18 09:35:00 - INFO - [选股] 从500只股票中筛选出10只（使用正确的PTrade API）<text:line-break/>2025-06-18 09:35:00 - INFO - [调试] 可用资金: 56081.56, 持仓价值: 41911.00, 总可用: 97992.56, 目标金额: 50720.22<text:line-break/>2025-06-18 09:35:00 - INFO - [调仓] 目标持仓: 10只，每只目标金额: 5072.02元<text:line-break/>2025-06-18 09:35:00 - INFO - 生成订单，订单号:5d3ff01f7b0445cb9bdc1df29bf2cfdb，股票代码：000027.XSHE，数量：卖出700股<text:line-break/>2025-06-18 09:35:00 - INFO - [卖出] 000027.SZ<text:line-break/>2025-06-18 09:35:00 - INFO - 生成订单，订单号:45e5301edc94401a8fdd333a541dedb0，股票代码：000501.XSHE，数量：卖出500股<text:line-break/>2025-06-18 09:35:00 - INFO - [卖出] 000501.SZ<text:line-break/>2025-06-18 09:35:00 - WARNING - 股票委托数量为0, 委托取消<text:line-break/>2025-06-18 09:35:00 - INFO - [买入] 000059.SZ (股数: 900股, 金额: 4932.00元)<text:line-break/>2025-06-18 09:35:00 - WARNING - 股票委托数量为0, 委托取消<text:line-break/>2025-06-18 09:35:00 - INFO - [买入] 000498.SZ (股数: 800股, 金额: 4712.00元)<text:line-break/>2025-06-18 09:35:00 - WARNING - 股票委托数量为0, 委托取消<text:line-break/>2025-06-18 09:35:00 - INFO - [买入] 000002.SZ (股数: 700股, 金额: 4571.00元)<text:line-break/>2025-06-18 09:35:00 - INFO - 生成订单，订单号:2193a2bd0fde491dbe4f8a686ed041ad，股票代码：<text:soft-page-break/>000553.XSHE，数量：卖出100股<text:line-break/>2025-06-18 09:35:00 - INFO - [买入] 000553.SZ (股数: 600股, 金额: 4410.00元)<text:line-break/>2025-06-18 09:35:00 - INFO - 生成订单，订单号:764d1349e9d9411e9f1eb28d09817d01，股票代码：000070.XSHE，数量：买入600股<text:line-break/>2025-06-18 09:35:00 - INFO - [买入] 000070.SZ (股数: 600股, 金额: 4440.00元)<text:line-break/>2025-06-18 09:35:00 - INFO - 生成订单，订单号:fbad892b7de14954a9f89eb65b541b7d，股票代码：000554.XSHE，数量：买入600股<text:line-break/>2025-06-18 09:35:00 - INFO - [买入] 000554.SZ (股数: 600股, 金额: 4890.00元)<text:line-break/>2025-06-18 09:35:00 - WARNING - 股票委托数量为0, 委托取消<text:line-break/>2025-06-18 09:35:00 - INFO - [买入] 000525.SZ (股数: 500股, 金额: 4515.00元)<text:line-break/>2025-06-18 09:35:00 - WARNING - 股票委托数量为0, 委托取消<text:line-break/>2025-06-18 09:35:00 - INFO - [买入] 000506.SZ (股数: 500股, 金额: 4570.00元)<text:line-break/>2025-06-18 09:35:00 - WARNING - 股票委托数量为0, 委托取消<text:line-break/>2025-06-18 09:35:00 - INFO - [买入] 000001.SZ (股数: 400股, 金额: 4704.00元)<text:line-break/>2025-06-18 09:35:00 - INFO - 生成订单，订单号:7d54b4934fbe47f6935d392804f3b662，股票代码：000408.XSHE，数量：买入100股<text:line-break/>2025-06-18 09:35:00 - INFO - [买入] 000408.SZ (股数: 100股, 金额: 4077.00元)<text:line-break/>2025-06-18 09:35:00 - INFO - [持仓状态] 持仓数量: 12只<text:line-break/>2025-06-18 09:35:00 - INFO - [持仓状态] 总资产: 101399.85<text:line-break/>2025-06-18 09:35:00 - INFO - [持仓状态] 可用资金: 55024.62<text:line-break/>2025-06-18 09:35:00 - INFO - [持仓状态] 持仓比例: 45.7%<text:line-break/>2025-06-18 09:35:00 - INFO - [调仓完成] 下次调仓将在 5 个交易日后，或触发紧急调仓条件<text:line-break/>2025-06-19 09:35:00 - INFO - <text:line-break/>[2025-06-19] 开始交易逻辑<text:line-break/>2025-06-19 09:35:00 - INFO - [调仓] 距离上次调仓 1 个交易日（自然日: 1天），暂不调仓<text:line-break/>2025-06-19 09:35:00 - INFO - [持仓质量] 当前: 0.412, 变化: -6.81%<text:line-break/>2025-06-19 09:35:00 - INFO - [持仓状态] 持仓数量: 10只<text:line-break/>2025-06-19 09:35:00 - INFO - [持仓状态] 总资产: 99660.81<text:line-break/>2025-06-19 09:35:00 - INFO - [持仓状态] 可用资金: 55037.58<text:line-break/>2025-06-19 09:35:00 - INFO - [持仓状态] 持仓比例: 44.8%<text:line-break/>2025-06-20 09:35:00 - INFO - <text:line-break/>[2025-06-20] 开始交易逻辑<text:line-break/>2025-06-20 09:35:00 - INFO - [调仓] 距离上次调仓 2 个交易日（自然日: 2天），暂不调仓<text:line-break/>2025-06-20 09:35:00 - INFO - [持仓质量] 当前: 0.433, 变化: -4.68%<text:line-break/>2025-06-20 09:35:00 - INFO - [止损] 000525.SZ: 亏损 -13.07%<text:line-break/>2025-06-20 09:35:00 - INFO - 生成订单，订单号:ecd66d5cce654e07892e629f51cfc10f，股票代码：000525.XSHE，数量：卖出500股<text:line-break/>2025-06-20 09:35:00 - INFO - [持仓状态] 持仓数量: 10只<text:line-break/>2025-06-20 09:35:00 - INFO - [持仓状态] 总资产: 99386.65<text:line-break/>2025-06-20 09:35:00 - INFO - [持仓状态] 可用资金: 58993.43<text:line-break/>2025-06-20 09:35:00 - INFO - [持仓状态] 持仓比例: 40.6%<text:line-break/>2025-06-23 09:35:00 - INFO - <text:line-break/>[2025-06-23] 开始交易逻辑<text:line-break/>2025-06-23 09:35:00 - INFO - [调仓原因] 紧急调仓: 持仓质量下降: 13.35%<text:line-break/>2025-06-23 09:35:00 - INFO - [市场趋势] neutral (综合评分: 15.00)<text:line-break/>2025-06-23 09:35:00 - INFO - [市场状态] neutral<text:line-break/>2025-06-23 09:35:00 - INFO - [策略选择] 震荡市均衡策略<text:line-break/>2025-06-23 09:35:00 - INFO - [因子组合] ['value', 'growth', 'momentum', 'mainline_momentum', <text:soft-page-break/>'quality']<text:line-break/>2025-06-23 09:35:00 - INFO - [候选池] 使用全市场股票列表: 5096只<text:line-break/>2025-06-23 09:35:00 - INFO - [候选池] 价格和成交量筛选后: 1150只（检查了1500只，价格范围: 5.0-500.0元）<text:line-break/>2025-06-23 09:35:00 - INFO - [选股] 开始筛选 500 只股票，使用因子: ['value', 'growth', 'momentum', 'mainline_momentum', 'quality']<text:line-break/>2025-06-23 09:35:00 - INFO - [选股] 成功获取100只股票的基本面数据<text:line-break/>2025-06-23 09:35:00 - INFO - [选股] 从500只股票中筛选出10只（使用正确的PTrade API）<text:line-break/>2025-06-23 09:35:00 - INFO - [调试] 可用资金: 56043.75, 持仓价值: 39892.00, 总可用: 95935.75, 目标金额: 49527.82<text:line-break/>2025-06-23 09:35:00 - INFO - [调仓] 目标持仓: 10只，每只目标金额: 5000.00元<text:line-break/>2025-06-23 09:35:00 - INFO - 生成订单，订单号:6589d827a5c242269c424222a72c8371，股票代码：000059.XSHE，数量：卖出900股<text:line-break/>2025-06-23 09:35:00 - INFO - [卖出] 000059.SZ<text:line-break/>2025-06-23 09:35:00 - INFO - 生成订单，订单号:dfe33cdc1fba463f8f312ad2fe494e6b，股票代码：000553.XSHE，数量：卖出600股<text:line-break/>2025-06-23 09:35:00 - INFO - [卖出] 000553.SZ<text:line-break/>2025-06-23 09:35:00 - WARNING - 股票委托数量为0, 委托取消<text:line-break/>2025-06-23 09:35:00 - INFO - [买入] 000498.SZ (股数: 800股, 金额: 4648.00元)<text:line-break/>2025-06-23 09:35:00 - WARNING - 股票委托数量为0, 委托取消<text:line-break/>2025-06-23 09:35:00 - INFO - [买入] 000002.SZ (股数: 700股, 金额: 4403.00元)<text:line-break/>2025-06-23 09:35:00 - INFO - 生成订单，订单号:d7f4d404599847a29eec8fbfea71e5ad，股票代码：000159.XSHE，数量：买入700股<text:line-break/>2025-06-23 09:35:00 - INFO - [买入] 000159.SZ (股数: 700股, 金额: 4578.00元)<text:line-break/>2025-06-23 09:35:00 - INFO - 生成订单，订单号:7c847d9cc6eb400e8a2cb64d1b329c90，股票代码：000089.XSHE，数量：买入700股<text:line-break/>2025-06-23 09:35:00 - INFO - [买入] 000089.SZ (股数: 700股, 金额: 4858.00元)<text:line-break/>2025-06-23 09:35:00 - INFO - 生成订单，订单号:fa0498fa047a416f9883173134398e71，股票代码：000070.XSHE，数量：买入100股<text:line-break/>2025-06-23 09:35:00 - INFO - [买入] 000070.SZ (股数: 700股, 金额: 4963.00元)<text:line-break/>2025-06-23 09:35:00 - WARNING - 股票委托数量为0, 委托取消<text:line-break/>2025-06-23 09:35:00 - INFO - [买入] 000554.SZ (股数: 600股, 金额: 4512.00元)<text:line-break/>2025-06-23 09:35:00 - INFO - 生成订单，订单号:4a5d4d3ddb9a4ea886399e25eee6bdde，股票代码：000537.XSHE，数量：买入600股<text:line-break/>2025-06-23 09:35:00 - INFO - [买入] 000537.SZ (股数: 600股, 金额: 4968.00元)<text:line-break/>2025-06-23 09:35:00 - WARNING - 股票委托数量为0, 委托取消<text:line-break/>2025-06-23 09:35:00 - INFO - [买入] 000506.SZ (股数: 500股, 金额: 4505.00元)<text:line-break/>2025-06-23 09:35:00 - WARNING - 股票委托数量为0, 委托取消<text:line-break/>2025-06-23 09:35:00 - INFO - [买入] 000001.SZ (股数: 400股, 金额: 4736.00元)<text:line-break/>2025-06-23 09:35:00 - WARNING - 股票委托数量为0, 委托取消<text:line-break/>2025-06-23 09:35:00 - INFO - [买入] 000408.SZ (股数: 100股, 金额: 4080.00元)<text:line-break/>2025-06-23 09:35:00 - INFO - [持仓状态] 持仓数量: 12只<text:line-break/>2025-06-23 09:35:00 - INFO - [持仓状态] 总资产: 99015.69<text:line-break/>2025-06-23 09:35:00 - INFO - [持仓状态] 可用资金: 52431.46<text:line-break/>2025-06-23 09:35:00 - INFO - [持仓状态] 持仓比例: 47.0%<text:line-break/>2025-06-23 09:35:00 - INFO - [调仓完成] 下次调仓将在 5 个交易日后，或触发紧急调仓条件<text:line-break/>2025-06-24 09:35:00 - INFO - <text:line-break/>[2025-06-24] 开始交易逻辑<text:line-break/><text:soft-page-break/>2025-06-24 09:35:00 - INFO - [调仓] 距离上次调仓 1 个交易日（自然日: 1天），暂不调仓<text:line-break/>2025-06-24 09:35:00 - INFO - [持仓质量] 当前: 0.554, 变化: +10.46%<text:line-break/>2025-06-24 09:35:00 - INFO - [持仓状态] 持仓数量: 10只<text:line-break/>2025-06-24 09:35:00 - INFO - [持仓状态] 总资产: 98702.69<text:line-break/>2025-06-24 09:35:00 - INFO - [持仓状态] 可用资金: 52431.46<text:line-break/>2025-06-24 09:35:00 - INFO - [持仓状态] 持仓比例: 46.9%<text:line-break/>2025-06-25 09:35:00 - INFO - <text:line-break/>[2025-06-25] 开始交易逻辑<text:line-break/>2025-06-25 09:35:00 - INFO - [调仓] 距离上次调仓 2 个交易日（自然日: 2天），暂不调仓<text:line-break/>2025-06-25 09:35:00 - INFO - [持仓质量] 当前: 0.458, 变化: +0.77%<text:line-break/>2025-06-25 09:35:00 - INFO - [持仓状态] 持仓数量: 10只<text:line-break/>2025-06-25 09:35:00 - INFO - [持仓状态] 总资产: 98275.01<text:line-break/>2025-06-25 09:35:00 - INFO - [持仓状态] 可用资金: 52567.78<text:line-break/>2025-06-25 09:35:00 - INFO - [持仓状态] 持仓比例: 46.5%<text:line-break/>2025-06-26 09:35:00 - INFO - <text:line-break/>[2025-06-26] 开始交易逻辑<text:line-break/>2025-06-26 09:35:00 - INFO - [调仓] 距离上次调仓 3 个交易日（自然日: 3天），暂不调仓<text:line-break/>2025-06-26 09:35:00 - INFO - [持仓质量] 当前: 0.437, 变化: -1.25%<text:line-break/>2025-06-26 09:35:00 - INFO - [止损] 000159.SZ: 亏损 -12.69%<text:line-break/>2025-06-26 09:35:00 - INFO - 生成订单，订单号:55e8c20b48be4b078913e9eade786234，股票代码：000159.XSHE，数量：卖出700股<text:line-break/>2025-06-26 09:35:00 - INFO - [持仓状态] 持仓数量: 10只<text:line-break/>2025-06-26 09:35:00 - INFO - [持仓状态] 总资产: 98360.84<text:line-break/>2025-06-26 09:35:00 - INFO - [持仓状态] 可用资金: 56534.61<text:line-break/>2025-06-26 09:35:00 - INFO - [持仓状态] 持仓比例: 42.5%<text:line-break/>2025-06-27 09:35:00 - INFO - <text:line-break/>[2025-06-27] 开始交易逻辑<text:line-break/>2025-06-27 09:35:00 - INFO - [调仓] 距离上次调仓 4 个交易日（自然日: 4天），暂不调仓<text:line-break/>2025-06-27 09:35:00 - INFO - [持仓质量] 当前: 0.566, 变化: +11.61%<text:line-break/>2025-06-27 09:35:00 - INFO - [持仓状态] 持仓数量: 9只<text:line-break/>2025-06-27 09:35:00 - INFO - [持仓状态] 总资产: 98855.04<text:line-break/>2025-06-27 09:35:00 - INFO - [持仓状态] 可用资金: 56601.81<text:line-break/>2025-06-27 09:35:00 - INFO - [持仓状态] 持仓比例: 42.7%<text:line-break/>2025-06-30 09:35:00 - INFO - <text:line-break/>[2025-06-30] 开始交易逻辑<text:line-break/>2025-06-30 09:35:00 - INFO - [调仓原因] 达到调仓间隔（5个交易日）<text:line-break/>2025-06-30 09:35:00 - INFO - [市场趋势] bull (综合评分: 65.00)<text:line-break/>2025-06-30 09:35:00 - INFO - [市场状态] bull<text:line-break/>2025-06-30 09:35:00 - INFO - [策略选择] 牛市追涨策略<text:line-break/>2025-06-30 09:35:00 - INFO - [因子组合] ['momentum', 'mainline_momentum', 'growth', 'flow', 'quality', 'size']<text:line-break/>2025-06-30 09:35:00 - INFO - [候选池] 使用全市场股票列表: 5096只<text:line-break/>2025-06-30 09:35:00 - INFO - [候选池] 价格和成交量筛选后: 1170只（检查了1500只，价格范围: 5.0-500.0元）<text:line-break/>2025-06-30 09:35:00 - INFO - [选股] 开始筛选 500 只股票，使用因子: ['momentum', 'mainline_momentum', 'growth', 'flow', 'quality', 'size']<text:line-break/>2025-06-30 09:35:00 - INFO - [选股] 成功获取100只股票的基本面数据<text:line-break/>2025-06-30 09:35:00 - INFO - [选股] 从500只股票中筛选出10只（使用正确的PTrade API）<text:line-break/><text:soft-page-break/>2025-06-30 09:35:00 - INFO - [调试] 可用资金: 53771.72, 持仓价值: 42522.00, 总可用: 96293.72, 目标金额: 89440.24<text:line-break/>2025-06-30 09:35:00 - INFO - [调仓] 目标持仓: 10只，每只目标金额: 8944.02元<text:line-break/>2025-06-30 09:35:00 - INFO - 生成订单，订单号:69f6d87f17fc46ca9486f9465232597e，股票代码：000001.XSHE，数量：卖出400股<text:line-break/>2025-06-30 09:35:00 - INFO - [卖出] 000001.SZ<text:line-break/>2025-06-30 09:35:00 - INFO - 生成订单，订单号:0c50789776524284802345632649d1a6，股票代码：000002.XSHE，数量：卖出700股<text:line-break/>2025-06-30 09:35:00 - INFO - [卖出] 000002.SZ<text:line-break/>2025-06-30 09:35:00 - INFO - 生成订单，订单号:7fcfd74cae114a7abca3b59e13f1dcaf，股票代码：000089.XSHE，数量：卖出700股<text:line-break/>2025-06-30 09:35:00 - INFO - [卖出] 000089.SZ<text:line-break/>2025-06-30 09:35:00 - INFO - 生成订单，订单号:56e8334bc47741b191b5d414416c0df8，股票代码：000498.XSHE，数量：卖出800股<text:line-break/>2025-06-30 09:35:00 - INFO - [卖出] 000498.SZ<text:line-break/>2025-06-30 09:35:00 - INFO - 生成订单，订单号:6394f7906da44ea4a74fc6eb6a79e02b，股票代码：000537.XSHE，数量：卖出600股<text:line-break/>2025-06-30 09:35:00 - INFO - [卖出] 000537.SZ<text:line-break/>2025-06-30 09:35:00 - INFO - 生成订单，订单号:d012cb6dd701465289b5e9e6a9f42604，股票代码：000554.XSHE，数量：卖出600股<text:line-break/>2025-06-30 09:35:00 - INFO - [卖出] 000554.SZ<text:line-break/>2025-06-30 09:35:00 - INFO - 生成订单，订单号:99678ed4611a4ae9956b18d18e3f4eb5，股票代码：000070.XSHE，数量：买入400股<text:line-break/>2025-06-30 09:35:00 - INFO - [买入] 000070.SZ (股数: 1100股, 金额: 8767.00元)<text:line-break/>2025-06-30 09:35:00 - INFO - 生成订单，订单号:9018b0c21d00485a9e31aae6f5177fac，股票代码：000547.XSHE，数量：买入1000股<text:line-break/>2025-06-30 09:35:00 - INFO - [买入] 000547.SZ (股数: 1000股, 金额: 8140.00元)<text:line-break/>2025-06-30 09:35:00 - INFO - 生成订单，订单号:51ebcc9b69da4d61a9d373a2ffbf1303，股票代码：000009.XSHE，数量：买入1000股<text:line-break/>2025-06-30 09:35:00 - INFO - [买入] 000009.SZ (股数: 1000股, 金额: 8800.00元)<text:line-break/>2025-06-30 09:35:00 - INFO - 生成订单，订单号:942e7f8560e04b688edea520bd3d0990，股票代码：000504.XSHE，数量：买入900股<text:line-break/>2025-06-30 09:35:00 - INFO - [买入] 000504.SZ (股数: 900股, 金额: 8172.00元)<text:line-break/>2025-06-30 09:35:00 - INFO - 生成订单，订单号:3d06432cf509400693c0e868d7eb5caa，股票代码：000506.XSHE，数量：买入400股<text:line-break/>2025-06-30 09:35:00 - INFO - [买入] 000506.SZ (股数: 900股, 金额: 8298.00元)<text:line-break/>2025-06-30 09:35:00 - INFO - 生成订单，订单号:2c5237f8b97d413f840d8570b9dd6ff1，股票代码：000065.XSHE，数量：买入700股<text:line-break/>2025-06-30 09:35:00 - INFO - [买入] 000065.SZ (股数: 700股, 金额: 8211.00元)<text:line-break/>2025-06-30 09:35:00 - INFO - 生成订单，订单号:b62c99fcb43a465fb7dcdeda4d9ec515，股票代码：000426.XSHE，数量：买入500股<text:line-break/>2025-06-30 09:35:00 - INFO - [买入] 000426.SZ (股数: 500股, 金额: 8035.00元)<text:line-break/>2025-06-30 09:35:00 - INFO - 生成订单，订单号:df7dad93f2104c5da36ae396904fde19，股票代码：000519.XSHE，数量：买入400股<text:line-break/>2025-06-30 09:35:00 - INFO - [买入] 000519.SZ (股数: 400股, 金额: 7960.00元)<text:line-break/>2025-06-30 09:35:00 - INFO - 生成订单，订单号:3bd238fcbbfb470e97fbc025dd19b192，股票代码：000049.XSHE，数量：买入300股<text:line-break/>2025-06-30 09:35:00 - INFO - [买入] 000049.SZ (股数: 300股, 金额: 6852.00元)<text:line-break/><text:soft-page-break/>2025-06-30 09:35:00 - INFO - 生成订单，订单号:507dbff3a23c49ef91a4768d9e85468b，股票代码：000408.XSHE，数量：买入100股<text:line-break/>2025-06-30 09:35:00 - INFO - [买入] 000408.SZ (股数: 200股, 金额: 8748.00元)<text:line-break/>2025-06-30 09:35:00 - INFO - [持仓状态] 持仓数量: 16只<text:line-break/>2025-06-30 09:35:00 - INFO - [持仓状态] 总资产: 99265.38<text:line-break/>2025-06-30 09:35:00 - INFO - [持仓状态] 可用资金: 16536.16<text:line-break/>2025-06-30 09:35:00 - INFO - [持仓状态] 持仓比例: 83.3%<text:line-break/>2025-06-30 09:35:00 - INFO - [调仓完成] 下次调仓将在 5 个交易日后，或触发紧急调仓条件<text:line-break/>2025-07-01 09:35:00 - INFO - <text:line-break/>[2025-07-01] 开始交易逻辑<text:line-break/>2025-07-01 09:35:00 - INFO - [调仓] 距离上次调仓 1 个交易日（自然日: 1天），暂不调仓<text:line-break/>2025-07-01 09:35:00 - INFO - [持仓质量] 当前: 0.569, 变化: +4.48%<text:line-break/>2025-07-01 09:35:00 - INFO - [持仓状态] 持仓数量: 10只<text:line-break/>2025-07-01 09:35:00 - INFO - [持仓状态] 总资产: 101386.38<text:line-break/>2025-07-01 09:35:00 - INFO - [持仓状态] 可用资金: 16536.16<text:line-break/>2025-07-01 09:35:00 - INFO - [持仓状态] 持仓比例: 83.7%<text:line-break/>2025-07-02 09:35:00 - INFO - <text:line-break/>[2025-07-02] 开始交易逻辑<text:line-break/>2025-07-02 09:35:00 - INFO - [调仓] 距离上次调仓 2 个交易日（自然日: 2天），暂不调仓<text:line-break/>2025-07-02 09:35:00 - INFO - [持仓质量] 当前: 0.617, 变化: +9.33%<text:line-break/>2025-07-02 09:35:00 - INFO - [持仓状态] 持仓数量: 10只<text:line-break/>2025-07-02 09:35:00 - INFO - [持仓状态] 总资产: 100313.38<text:line-break/>2025-07-02 09:35:00 - INFO - [持仓状态] 可用资金: 16536.16<text:line-break/>2025-07-02 09:35:00 - INFO - [持仓状态] 持仓比例: 83.5%<text:line-break/>2025-07-03 09:35:00 - INFO - <text:line-break/>[2025-07-03] 开始交易逻辑<text:line-break/>2025-07-03 09:35:00 - INFO - [调仓] 距离上次调仓 3 个交易日（自然日: 3天），暂不调仓<text:line-break/>2025-07-03 09:35:00 - INFO - [持仓质量] 当前: 0.598, 变化: +7.36%<text:line-break/>2025-07-03 09:35:00 - INFO - [持仓状态] 持仓数量: 10只<text:line-break/>2025-07-03 09:35:00 - INFO - [持仓状态] 总资产: 100301.38<text:line-break/>2025-07-03 09:35:00 - INFO - [持仓状态] 可用资金: 16536.16<text:line-break/>2025-07-03 09:35:00 - INFO - [持仓状态] 持仓比例: 83.5%<text:line-break/>2025-07-04 09:35:00 - INFO - <text:line-break/>[2025-07-04] 开始交易逻辑<text:line-break/>2025-07-04 09:35:00 - INFO - [调仓] 距离上次调仓 4 个交易日（自然日: 4天），暂不调仓<text:line-break/>2025-07-04 09:35:00 - INFO - [持仓质量] 当前: 0.549, 变化: +2.46%<text:line-break/>2025-07-04 09:35:00 - INFO - [持仓状态] 持仓数量: 10只<text:line-break/>2025-07-04 09:35:00 - INFO - [持仓状态] 总资产: 99501.38<text:line-break/>2025-07-04 09:35:00 - INFO - [持仓状态] 可用资金: 16536.16<text:line-break/>2025-07-04 09:35:00 - INFO - [持仓状态] 持仓比例: 83.4%<text:line-break/>2025-07-07 09:35:00 - INFO - <text:line-break/>[2025-07-07] 开始交易逻辑<text:line-break/>2025-07-07 09:35:00 - INFO - [调仓原因] 达到调仓间隔（5个交易日）<text:line-break/>2025-07-07 09:35:00 - INFO - [市场趋势] weak_bull (综合评分: 55.00)<text:line-break/>2025-07-07 09:35:00 - INFO - [市场状态] bull<text:line-break/>2025-07-07 09:35:00 - INFO - [策略选择] 牛市追涨策略<text:line-break/>2025-07-07 09:35:00 - INFO - [因子组合] ['momentum', 'mainline_momentum', 'growth', 'flow', 'quality', 'size']<text:line-break/><text:soft-page-break/>2025-07-07 09:35:00 - INFO - [候选池] 使用全市场股票列表: 5096只<text:line-break/>2025-07-07 09:35:00 - INFO - [候选池] 价格和成交量筛选后: 1180只（检查了1500只，价格范围: 5.0-500.0元）<text:line-break/>2025-07-07 09:35:00 - INFO - [选股] 开始筛选 500 只股票，使用因子: ['momentum', 'mainline_momentum', 'growth', 'flow', 'quality', 'size']<text:line-break/>2025-07-07 09:35:00 - INFO - [选股] 成功获取100只股票的基本面数据<text:line-break/>2025-07-07 09:35:00 - INFO - [选股] 从500只股票中筛选出10只（使用正确的PTrade API）<text:line-break/>2025-07-07 09:35:00 - INFO - [调试] 可用资金: 15709.35, 持仓价值: 82759.00, 总可用: 98468.35, 目标金额: 89119.24<text:line-break/>2025-07-07 09:35:00 - INFO - [调仓] 目标持仓: 10只，每只目标金额: 8911.92元<text:line-break/>2025-07-07 09:35:00 - INFO - 生成订单，订单号:c2cb954559774d7bb0fba724993705d1，股票代码：000009.XSHE，数量：卖出1000股<text:line-break/>2025-07-07 09:35:00 - INFO - [卖出] 000009.SZ<text:line-break/>2025-07-07 09:35:00 - INFO - 生成订单，订单号:b3e4e18dbf97478a9fa176ba1804d64e，股票代码：000049.XSHE，数量：卖出300股<text:line-break/>2025-07-07 09:35:00 - INFO - [卖出] 000049.SZ<text:line-break/>2025-07-07 09:35:00 - INFO - 生成订单，订单号:e45bfd376ae9454c8ea5ca45a6e81b53，股票代码：000065.XSHE，数量：卖出700股<text:line-break/>2025-07-07 09:35:00 - INFO - [卖出] 000065.SZ<text:line-break/>2025-07-07 09:35:00 - INFO - 生成订单，订单号:758f428dbcb948e8bfbaacc0a179e023，股票代码：000426.XSHE，数量：卖出500股<text:line-break/>2025-07-07 09:35:00 - INFO - [卖出] 000426.SZ<text:line-break/>2025-07-07 09:35:00 - INFO - 生成订单，订单号:7fbe0329aa8b485ba804fbcb6dd03f55，股票代码：000547.XSHE，数量：卖出1000股<text:line-break/>2025-07-07 09:35:00 - INFO - [卖出] 000547.SZ<text:line-break/>2025-07-07 09:35:00 - INFO - 生成订单，订单号:925c157b95fb4633af1dc2b443ef9395，股票代码：000541.XSHE，数量：买入1300股<text:line-break/>2025-07-07 09:35:00 - INFO - [买入] 000541.SZ (股数: 1300股, 金额: 8463.00元)<text:line-break/>2025-07-07 09:35:00 - INFO - 生成订单，订单号:e7de80c5d71a4d5db18504f5bce4f93d，股票代码：000153.XSHE，数量：买入1300股<text:line-break/>2025-07-07 09:35:00 - INFO - [买入] 000153.SZ (股数: 1300股, 金额: 8593.00元)<text:line-break/>2025-07-07 09:35:00 - INFO - 生成订单，订单号:f982d529c3f44c1d9b05e2e564324ff6，股票代码：000530.XSHE，数量：买入1200股<text:line-break/>2025-07-07 09:35:00 - INFO - [买入] 000530.SZ (股数: 1200股, 金额: 8424.00元)<text:line-break/>2025-07-07 09:35:00 - WARNING - 股票委托数量为0, 委托取消<text:line-break/>2025-07-07 09:35:00 - INFO - [买入] 000070.SZ (股数: 1100股, 金额: 8844.00元)<text:line-break/>2025-07-07 09:35:00 - WARNING - 股票委托数量为0, 委托取消<text:line-break/>2025-07-07 09:35:00 - INFO - [买入] 000506.SZ (股数: 900股, 金额: 8568.00元)<text:line-break/>2025-07-07 09:35:00 - WARNING - 股票委托数量为0, 委托取消<text:line-break/>2025-07-07 09:35:00 - INFO - [买入] 000504.SZ (股数: 900股, 金额: 8703.00元)<text:line-break/>2025-07-07 09:35:00 - INFO - 生成订单，订单号:d7ba879c22744ed5b84fa4903cd3109e，股票代码：000534.XSHE，数量：买入500股<text:line-break/>2025-07-07 09:35:00 - INFO - [买入] 000534.SZ (股数: 500股, 金额: 7445.00元)<text:line-break/>2025-07-07 09:35:00 - INFO - 生成订单，订单号:1b1f8771a3a84e52990e9c2a9d97f547，股票代码：000026.XSHE，数量：买入500股<text:line-break/>2025-07-07 09:35:00 - INFO - [买入] 000026.SZ (股数: 500股, 金额: 8740.00元)<text:line-break/>2025-07-07 09:35:00 - WARNING - 股票委托数量为0, 委托取消<text:line-break/>2025-07-07 09:35:00 - INFO - [买入] 000519.SZ (股数: 400股, 金额: 8180.00元)<text:line-break/><text:soft-page-break/>2025-07-07 09:35:00 - WARNING - 股票委托数量为0, 委托取消<text:line-break/>2025-07-07 09:35:00 - INFO - [买入] 000408.SZ (股数: 200股, 金额: 8578.00元)<text:line-break/>2025-07-07 09:35:00 - INFO - [持仓状态] 持仓数量: 15只<text:line-break/>2025-07-07 09:35:00 - INFO - [持仓状态] 总资产: 98927.51<text:line-break/>2025-07-07 09:35:00 - INFO - [持仓状态] 可用资金: 14223.29<text:line-break/>2025-07-07 09:35:00 - INFO - [持仓状态] 持仓比例: 85.6%<text:line-break/>2025-07-07 09:35:00 - INFO - [调仓完成] 下次调仓将在 5 个交易日后，或触发紧急调仓条件<text:line-break/>2025-07-08 09:35:00 - INFO - <text:line-break/>[2025-07-08] 开始交易逻辑<text:line-break/>2025-07-08 09:35:00 - INFO - [调仓] 距离上次调仓 1 个交易日（自然日: 1天），暂不调仓<text:line-break/>2025-07-08 09:35:00 - INFO - [持仓质量] 当前: 0.507, 变化: +3.08%<text:line-break/>2025-07-08 09:35:00 - INFO - [持仓状态] 持仓数量: 10只<text:line-break/>2025-07-08 09:35:00 - INFO - [持仓状态] 总资产: 98551.51<text:line-break/>2025-07-08 09:35:00 - INFO - [持仓状态] 可用资金: 14223.29<text:line-break/>2025-07-08 09:35:00 - INFO - [持仓状态] 持仓比例: 85.6%<text:line-break/>2025-07-09 09:35:00 - INFO - <text:line-break/>[2025-07-09] 开始交易逻辑<text:line-break/>2025-07-09 09:35:00 - INFO - [调仓] 距离上次调仓 2 个交易日（自然日: 2天），暂不调仓<text:line-break/>2025-07-09 09:35:00 - INFO - [持仓质量] 当前: 0.472, 变化: -0.39%<text:line-break/>2025-07-09 09:35:00 - INFO - [持仓状态] 持仓数量: 10只<text:line-break/>2025-07-09 09:35:00 - INFO - [持仓状态] 总资产: 98437.31<text:line-break/>2025-07-09 09:35:00 - INFO - [持仓状态] 可用资金: 14348.09<text:line-break/>2025-07-09 09:35:00 - INFO - [持仓状态] 持仓比例: 85.4%<text:line-break/>2025-07-10 09:35:00 - INFO - <text:line-break/>[2025-07-10] 开始交易逻辑<text:line-break/>2025-07-10 09:35:00 - INFO - [调仓] 距离上次调仓 3 个交易日（自然日: 3天），暂不调仓<text:line-break/>2025-07-10 09:35:00 - INFO - [持仓质量] 当前: 0.492, 变化: +1.62%<text:line-break/>2025-07-10 09:35:00 - INFO - [持仓状态] 持仓数量: 10只<text:line-break/>2025-07-10 09:35:00 - INFO - [持仓状态] 总资产: 98362.31<text:line-break/>2025-07-10 09:35:00 - INFO - [持仓状态] 可用资金: 14348.09<text:line-break/>2025-07-10 09:35:00 - INFO - [持仓状态] 持仓比例: 85.4%<text:line-break/>2025-07-11 09:35:00 - INFO - <text:line-break/>[2025-07-11] 开始交易逻辑<text:line-break/>2025-07-11 09:35:00 - INFO - [调仓] 距离上次调仓 4 个交易日（自然日: 4天），暂不调仓<text:line-break/>2025-07-11 09:35:00 - INFO - [持仓质量] 当前: 0.410, 变化: -6.57%<text:line-break/>2025-07-11 09:35:00 - INFO - [持仓状态] 持仓数量: 10只<text:line-break/>2025-07-11 09:35:00 - INFO - [持仓状态] 总资产: 97878.31<text:line-break/>2025-07-11 09:35:00 - INFO - [持仓状态] 可用资金: 14396.09<text:line-break/>2025-07-11 09:35:00 - INFO - [持仓状态] 持仓比例: 85.3%<text:line-break/>2025-07-14 09:35:00 - INFO - <text:line-break/>[2025-07-14] 开始交易逻辑<text:line-break/>2025-07-14 09:35:00 - INFO - [调仓原因] 达到调仓间隔（5个交易日）<text:line-break/>2025-07-14 09:35:00 - INFO - [市场趋势] weak_bull (综合评分: 55.00)<text:line-break/>2025-07-14 09:35:00 - INFO - [市场状态] bull<text:line-break/>2025-07-14 09:35:00 - INFO - [策略选择] 牛市追涨策略<text:line-break/>2025-07-14 09:35:00 - INFO - [因子组合] ['momentum', 'mainline_momentum', 'growth', 'flow', 'quality', 'size']<text:line-break/>2025-07-14 09:35:00 - INFO - [候选池] 使用全市场股票列表: 5096只<text:line-break/><text:soft-page-break/>2025-07-14 09:35:00 - INFO - [候选池] 价格和成交量筛选后: 1201只（检查了1500只，价格范围: 5.0-500.0元）<text:line-break/>2025-07-14 09:35:00 - INFO - [选股] 开始筛选 500 只股票，使用因子: ['momentum', 'mainline_momentum', 'growth', 'flow', 'quality', 'size']<text:line-break/>2025-07-14 09:35:00 - INFO - [选股] 成功获取100只股票的基本面数据<text:line-break/>2025-07-14 09:35:00 - INFO - [选股] 从500只股票中筛选出10只（使用正确的PTrade API）<text:line-break/>2025-07-14 09:35:00 - INFO - [调试] 可用资金: 13676.28, 持仓价值: 83528.00, 总可用: 97204.28, 目标金额: 88250.68<text:line-break/>2025-07-14 09:35:00 - INFO - [调仓] 目标持仓: 10只，每只目标金额: 8825.07元<text:line-break/>2025-07-14 09:35:00 - INFO - 生成订单，订单号:82f533ed0a3243debc2a9c60394c9279，股票代码：000070.XSHE，数量：卖出1100股<text:line-break/>2025-07-14 09:35:00 - INFO - [卖出] 000070.SZ<text:line-break/>2025-07-14 09:35:00 - INFO - 生成订单，订单号:869c87e7cba940579183c79963192951，股票代码：000153.XSHE，数量：卖出1300股<text:line-break/>2025-07-14 09:35:00 - INFO - [卖出] 000153.SZ<text:line-break/>2025-07-14 09:35:00 - INFO - 生成订单，订单号:8f91bf65b41d4c4dbd75388ca092ab9c，股票代码：000408.XSHE，数量：卖出200股<text:line-break/>2025-07-14 09:35:00 - INFO - [卖出] 000408.SZ<text:line-break/>2025-07-14 09:35:00 - INFO - 生成订单，订单号:544eaa30d13b4f79860656452e894b92，股票代码：000504.XSHE，数量：卖出900股<text:line-break/>2025-07-14 09:35:00 - INFO - [卖出] 000504.SZ<text:line-break/>2025-07-14 09:35:00 - INFO - 生成订单，订单号:b92e7f71d93649298abce5e09d5238e0，股票代码：000519.XSHE，数量：卖出400股<text:line-break/>2025-07-14 09:35:00 - INFO - [卖出] 000519.SZ<text:line-break/>2025-07-14 09:35:00 - INFO - 生成订单，订单号:207b42cd64fc4c8db7aa8fe0be220f47，股票代码：000534.XSHE，数量：卖出500股<text:line-break/>2025-07-14 09:35:00 - INFO - [卖出] 000534.SZ<text:line-break/>2025-07-14 09:35:00 - INFO - 生成订单，订单号:2c7ee3f6db26404393532eb03d6744e1，股票代码：000541.XSHE，数量：卖出1300股<text:line-break/>2025-07-14 09:35:00 - INFO - [卖出] 000541.SZ<text:line-break/>2025-07-14 09:35:00 - INFO - 生成订单，订单号:57971f52d0664e629e23985c17158e89，股票代码：000530.XSHE，数量：买入100股<text:line-break/>2025-07-14 09:35:00 - INFO - [买入] 000530.SZ (股数: 1300股, 金额: 8502.00元)<text:line-break/>2025-07-14 09:35:00 - INFO - 生成订单，订单号:fd97bce29f32402a84539df937b1953d，股票代码：000531.XSHE，数量：买入1300股<text:line-break/>2025-07-14 09:35:00 - INFO - [买入] 000531.SZ (股数: 1300股, 金额: 8749.00元)<text:line-break/>2025-07-14 09:35:00 - INFO - 生成订单，订单号:4cd0b1ff4ecb488cbdbc386f68479b5a，股票代码：000514.XSHE，数量：买入1200股<text:line-break/>2025-07-14 09:35:00 - INFO - [买入] 000514.SZ (股数: 1200股, 金额: 8496.00元)<text:line-break/>2025-07-14 09:35:00 - INFO - 生成订单，订单号:d2881b55691b4dce9469516473b9375f，股票代码：000042.XSHE，数量：买入1000股<text:line-break/>2025-07-14 09:35:00 - INFO - [买入] 000042.SZ (股数: 1000股, 金额: 8330.00元)<text:line-break/>2025-07-14 09:35:00 - INFO - 生成订单，订单号:43b87b6727564ac18b6a01f047f90ef0，股票代码：000037.XSHE，数量：买入800股<text:line-break/>2025-07-14 09:35:00 - INFO - [买入] 000037.SZ (股数: 800股, 金额: 7992.00元)<text:line-break/>2025-07-14 09:35:00 - INFO - 生成订单，订单号:c0d3624c964f47f4a1fdf9f4be89596f，股票代码：000506.XSHE，数量：卖出100股<text:line-break/>2025-07-14 09:35:00 - INFO - [买入] 000506.SZ (股数: 800股, 金额: 8264.00元)<text:line-break/><text:soft-page-break/>2025-07-14 09:35:00 - INFO - 生成订单，订单号:bb25a029379b4f8d8d62f660e080372e，股票代码：000014.XSHE，数量：买入600股<text:line-break/>2025-07-14 09:35:00 - INFO - [买入] 000014.SZ (股数: 600股, 金额: 7602.00元)<text:line-break/>2025-07-14 09:35:00 - INFO - 生成订单，订单号:66488d5bc0bf402cb9012eb2bb9cfbc9，股票代码：000151.XSHE，数量：买入600股<text:line-break/>2025-07-14 09:35:00 - INFO - [买入] 000151.SZ (股数: 600股, 金额: 8190.00元)<text:line-break/>2025-07-14 09:35:00 - WARNING - 股票委托数量为0, 委托取消<text:line-break/>2025-07-14 09:35:00 - INFO - [买入] 000026.SZ (股数: 500股, 金额: 8225.00元)<text:line-break/>2025-07-14 09:35:00 - INFO - 生成订单，订单号:b7dd623fc5644eed8aac1612c6e6a684，股票代码：000426.XSHE，数量：买入400股<text:line-break/>2025-07-14 09:35:00 - INFO - [买入] 000426.SZ (股数: 400股, 金额: 7088.00元)<text:line-break/>2025-07-14 09:35:00 - INFO - [持仓状态] 持仓数量: 17只<text:line-break/>2025-07-14 09:35:00 - INFO - [持仓状态] 总资产: 97911.43<text:line-break/>2025-07-14 09:35:00 - INFO - [持仓状态] 可用资金: 15840.21<text:line-break/>2025-07-14 09:35:00 - INFO - [持仓状态] 持仓比例: 83.8%<text:line-break/>2025-07-14 09:35:00 - INFO - [调仓完成] 下次调仓将在 5 个交易日后，或触发紧急调仓条件<text:line-break/>2025-07-15 09:35:00 - INFO - <text:line-break/>[2025-07-15] 开始交易逻辑<text:line-break/>2025-07-15 09:35:00 - INFO - [调仓] 距离上次调仓 1 个交易日（自然日: 1天），暂不调仓<text:line-break/>2025-07-15 09:35:00 - INFO - [持仓质量] 当前: 0.520, 变化: +4.85%<text:line-break/>2025-07-15 09:35:00 - INFO - [止损] 000514.SZ: 亏损 -10.03%<text:line-break/>2025-07-15 09:35:00 - INFO - 生成订单，订单号:0b6e0400fb074f4fb88c1fe5ccad16bf，股票代码：000514.XSHE，数量：卖出1200股<text:line-break/>2025-07-15 09:35:00 - INFO - [持仓状态] 持仓数量: 10只<text:line-break/>2025-07-15 09:35:00 - INFO - [持仓状态] 总资产: 96413.69<text:line-break/>2025-07-15 09:35:00 - INFO - [持仓状态] 可用资金: 23207.47<text:line-break/>2025-07-15 09:35:00 - INFO - [持仓状态] 持仓比例: 75.9%<text:line-break/>2025-07-16 09:35:00 - INFO - <text:line-break/>[2025-07-16] 开始交易逻辑<text:line-break/>2025-07-16 09:35:00 - INFO - [调仓] 距离上次调仓 2 个交易日（自然日: 2天），暂不调仓<text:line-break/>2025-07-16 09:35:00 - INFO - [持仓质量] 当前: 0.469, 变化: -0.28%<text:line-break/>2025-07-16 09:35:00 - INFO - [持仓状态] 持仓数量: 9只<text:line-break/>2025-07-16 09:35:00 - INFO - [持仓状态] 总资产: 95278.69<text:line-break/>2025-07-16 09:35:00 - INFO - [持仓状态] 可用资金: 23207.47<text:line-break/>2025-07-16 09:35:00 - INFO - [持仓状态] 持仓比例: 75.6%<text:line-break/>2025-07-17 09:35:00 - INFO - <text:line-break/>[2025-07-17] 开始交易逻辑<text:line-break/>2025-07-17 09:35:00 - INFO - [调仓] 距离上次调仓 3 个交易日（自然日: 3天），暂不调仓<text:line-break/>2025-07-17 09:35:00 - INFO - [持仓质量] 当前: 0.491, 变化: +1.94%<text:line-break/>2025-07-17 09:35:00 - INFO - [持仓状态] 持仓数量: 9只<text:line-break/>2025-07-17 09:35:00 - INFO - [持仓状态] 总资产: 96084.69<text:line-break/>2025-07-17 09:35:00 - INFO - [持仓状态] 可用资金: 23207.47<text:line-break/>2025-07-17 09:35:00 - INFO - [持仓状态] 持仓比例: 75.8%<text:line-break/>2025-07-18 09:35:00 - INFO - <text:line-break/>[2025-07-18] 开始交易逻辑<text:line-break/>2025-07-18 09:35:00 - INFO - [调仓] 距离上次调仓 4 个交易日（自然日: 4天），暂不调仓<text:line-break/>2025-07-18 09:35:00 - INFO - [持仓质量] 当前: 0.462, 变化: -0.92%<text:line-break/>2025-07-18 09:35:00 - INFO - [持仓状态] 持仓数量: 9只<text:line-break/><text:soft-page-break/>2025-07-18 09:35:00 - INFO - [持仓状态] 总资产: 96010.69<text:line-break/>2025-07-18 09:35:00 - INFO - [持仓状态] 可用资金: 23207.47<text:line-break/>2025-07-18 09:35:00 - INFO - [持仓状态] 持仓比例: 75.8%<text:line-break/>2025-07-21 09:35:00 - INFO - <text:line-break/>[2025-07-21] 开始交易逻辑<text:line-break/>2025-07-21 09:35:00 - INFO - [调仓原因] 达到调仓间隔（5个交易日）<text:line-break/>2025-07-21 09:35:00 - INFO - [市场趋势] weak_bull (综合评分: 55.00)<text:line-break/>2025-07-21 09:35:00 - INFO - [市场状态] bull<text:line-break/>2025-07-21 09:35:00 - INFO - [策略选择] 牛市追涨策略<text:line-break/>2025-07-21 09:35:00 - INFO - [因子组合] ['momentum', 'mainline_momentum', 'growth', 'flow', 'quality', 'size']<text:line-break/>2025-07-21 09:35:00 - INFO - [候选池] 使用全市场股票列表: 5096只<text:line-break/>2025-07-21 09:35:00 - INFO - [候选池] 价格和成交量筛选后: 1191只（检查了1500只，价格范围: 5.0-500.0元）<text:line-break/>2025-07-21 09:35:00 - INFO - [选股] 开始筛选 500 只股票，使用因子: ['momentum', 'mainline_momentum', 'growth', 'flow', 'quality', 'size']<text:line-break/>2025-07-21 09:35:00 - INFO - [选股] 成功获取100只股票的基本面数据<text:line-break/>2025-07-21 09:35:00 - INFO - [选股] 从500只股票中筛选出10只（使用正确的PTrade API）<text:line-break/>2025-07-21 09:35:00 - INFO - [调试] 可用资金: 22047.09, 持仓价值: 72987.00, 总可用: 95034.09, 目标金额: 86767.82<text:line-break/>2025-07-21 09:35:00 - INFO - [调仓] 目标持仓: 10只，每只目标金额: 8676.78元<text:line-break/>2025-07-21 09:35:00 - INFO - 生成订单，订单号:cb3566b7c6164822849c676f4bae6103，股票代码：000014.XSHE，数量：卖出600股<text:line-break/>2025-07-21 09:35:00 - INFO - [卖出] 000014.SZ<text:line-break/>2025-07-21 09:35:00 - INFO - 生成订单，订单号:273eba8a836c41be8ee4f12569a85da9，股票代码：000037.XSHE，数量：卖出800股<text:line-break/>2025-07-21 09:35:00 - INFO - [卖出] 000037.SZ<text:line-break/>2025-07-21 09:35:00 - INFO - 生成订单，订单号:700eac9628bc4db09b012bc51aa0a3a4，股票代码：000151.XSHE，数量：卖出600股<text:line-break/>2025-07-21 09:35:00 - INFO - [卖出] 000151.SZ<text:line-break/>2025-07-21 09:35:00 - INFO - 生成订单，订单号:bfc23aa3be2946f288b41b8238830952，股票代码：000530.XSHE，数量：卖出1300股<text:line-break/>2025-07-21 09:35:00 - INFO - [卖出] 000530.SZ<text:line-break/>2025-07-21 09:35:00 - INFO - 生成订单，订单号:d18e30a2224e4942a1fbb8e284f3f0c2，股票代码：000531.XSHE，数量：卖出1300股<text:line-break/>2025-07-21 09:35:00 - INFO - [卖出] 000531.SZ<text:line-break/>2025-07-21 09:35:00 - INFO - 生成订单，订单号:e68c957cb173467e83440cae1d6726ea，股票代码：000546.XSHE，数量：买入1500股<text:line-break/>2025-07-21 09:35:00 - INFO - [买入] 000546.SZ (股数: 1500股, 金额: 8265.00元)<text:line-break/>2025-07-21 09:35:00 - INFO - 生成订单，订单号:4a5b9b4c561244c1b73e0d32aa28e6a9，股票代码：000548.XSHE，数量：买入1500股<text:line-break/>2025-07-21 09:35:00 - INFO - [买入] 000548.SZ (股数: 1500股, 金额: 8355.00元)<text:line-break/>2025-07-21 09:35:00 - INFO - 生成订单，订单号:b67779846b1b4bd08b2a34dfd2ec6342，股票代码：000514.XSHE，数量：买入1300股<text:line-break/>2025-07-21 09:35:00 - INFO - [买入] 000514.SZ (股数: 1300股, 金额: 8203.00元)<text:line-break/>2025-07-21 09:35:00 - WARNING - 股票委托数量为0, 委托取消<text:line-break/>2025-07-21 09:35:00 - INFO - [买入] 000042.SZ (股数: 1000股, 金额: 8440.00元)<text:line-break/>2025-07-21 09:35:00 - INFO - 生成订单，订单号:e63d0403a77f43b58eed28a3bc30d3ae，股票代码：<text:soft-page-break/>000506.XSHE，数量：卖出100股<text:line-break/>2025-07-21 09:35:00 - INFO - [买入] 000506.SZ (股数: 700股, 金额: 7875.00元)<text:line-break/>2025-07-21 09:35:00 - INFO - 生成订单，订单号:e40a6e082198458184fa9ae36644c3a4，股票代码：000409.XSHE，数量：买入700股<text:line-break/>2025-07-21 09:35:00 - INFO - [买入] 000409.SZ (股数: 700股, 金额: 8512.00元)<text:line-break/>2025-07-21 09:35:00 - WARNING - 股票委托数量为0, 委托取消<text:line-break/>2025-07-21 09:35:00 - INFO - [买入] 000026.SZ (股数: 500股, 金额: 8580.00元)<text:line-break/>2025-07-21 09:35:00 - WARNING - 股票委托数量为0, 委托取消<text:line-break/>2025-07-21 09:35:00 - INFO - [买入] 000426.SZ (股数: 400股, 金额: 7200.00元)<text:line-break/>2025-07-21 09:35:00 - INFO - 生成订单，订单号:f603bf3d365e40d494249f3291b6a69f，股票代码：000158.XSHE，数量：买入300股<text:line-break/>2025-07-21 09:35:00 - INFO - [买入] 000158.SZ (股数: 300股, 金额: 7359.00元)<text:line-break/>2025-07-21 09:35:00 - INFO - 生成订单，订单号:01dbb58622be463fad1bb4049e65d6e9，股票代码：000513.XSHE，数量：买入200股<text:line-break/>2025-07-21 09:35:00 - INFO - [买入] 000513.SZ (股数: 200股, 金额: 8308.00元)<text:line-break/>2025-07-21 09:35:00 - INFO - [持仓状态] 持仓数量: 15只<text:line-break/>2025-07-21 09:35:00 - INFO - [持仓状态] 总资产: 96303.36<text:line-break/>2025-07-21 09:35:00 - INFO - [持仓状态] 可用资金: 14955.14<text:line-break/>2025-07-21 09:35:00 - INFO - [持仓状态] 持仓比例: 84.5%<text:line-break/>2025-07-21 09:35:00 - INFO - [调仓完成] 下次调仓将在 5 个交易日后，或触发紧急调仓条件<text:line-break/>2025-07-22 09:35:00 - INFO - <text:line-break/>[2025-07-22] 开始交易逻辑<text:line-break/>2025-07-22 09:35:00 - INFO - [调仓] 距离上次调仓 1 个交易日（自然日: 1天），暂不调仓<text:line-break/>2025-07-22 09:35:00 - INFO - [持仓质量] 当前: 0.473, 变化: +5.10%<text:line-break/>2025-07-22 09:35:00 - INFO - [持仓状态] 持仓数量: 10只<text:line-break/>2025-07-22 09:35:00 - INFO - [持仓状态] 总资产: 96472.36<text:line-break/>2025-07-22 09:35:00 - INFO - [持仓状态] 可用资金: 14955.14<text:line-break/>2025-07-22 09:35:00 - INFO - [持仓状态] 持仓比例: 84.5%<text:line-break/>2025-07-23 09:35:00 - INFO - <text:line-break/>[2025-07-23] 开始交易逻辑<text:line-break/>2025-07-23 09:35:00 - INFO - [调仓] 距离上次调仓 2 个交易日（自然日: 2天），暂不调仓<text:line-break/>2025-07-23 09:35:00 - INFO - [持仓质量] 当前: 0.459, 变化: +3.66%<text:line-break/>2025-07-23 09:35:00 - INFO - [持仓状态] 持仓数量: 10只<text:line-break/>2025-07-23 09:35:00 - INFO - [持仓状态] 总资产: 95460.36<text:line-break/>2025-07-23 09:35:00 - INFO - [持仓状态] 可用资金: 14955.14<text:line-break/>2025-07-23 09:35:00 - INFO - [持仓状态] 持仓比例: 84.3%<text:line-break/>2025-07-24 09:35:00 - INFO - <text:line-break/>[2025-07-24] 开始交易逻辑<text:line-break/>2025-07-24 09:35:00 - INFO - [风险控制] 触发整体止损: 回撤 -20.08%<text:line-break/>2025-07-24 09:35:00 - INFO - 生成订单，订单号:c3775ee8ef924716833f3c337fffb42f，股票代码：000026.XSHE，数量：卖出500股<text:line-break/>2025-07-24 09:35:00 - INFO - 生成订单，订单号:94c5a346fe3a4218b9ffb8c9b48e46cf，股票代码：000042.XSHE，数量：卖出1000股<text:line-break/>2025-07-24 09:35:00 - INFO - 生成订单，订单号:59e7862af1f04f478decca140bc17cb7，股票代码：000158.XSHE，数量：卖出300股<text:line-break/>2025-07-24 09:35:00 - INFO - 生成订单，订单号:ff3e5ad3abe047dea45a1a6897419e3f，股票代码：000409.XSHE，数量：卖出700股<text:line-break/>2025-07-24 09:35:00 - INFO - 生成订单，订单号:32f5aa042140445cbcdec0bb9ecf1366，股票代码：<text:soft-page-break/>000426.XSHE，数量：卖出400股<text:line-break/>2025-07-24 09:35:00 - INFO - 生成订单，订单号:5e63c2b5e4414717a8b31841ac228d26，股票代码：000506.XSHE，数量：卖出700股<text:line-break/>2025-07-24 09:35:00 - INFO - 生成订单，订单号:08d24cdd0c51425bb5fb36f3ab23d422，股票代码：000513.XSHE，数量：卖出200股<text:line-break/>2025-07-24 09:35:00 - INFO - 生成订单，订单号:c2a2326dae344d189b961a85be14e222，股票代码：000514.XSHE，数量：卖出1300股<text:line-break/>2025-07-24 09:35:00 - INFO - 生成订单，订单号:6cd792c5ea3149d28b0ba8281ff2365d，股票代码：000546.XSHE，数量：卖出1500股<text:line-break/>2025-07-24 09:35:00 - INFO - 生成订单，订单号:d56852748d14445b9b393f3db889eec6，股票代码：000548.XSHE，数量：卖出1500股<text:line-break/>2025-07-24 09:35:00 - INFO - [风险控制] 触发止损，停止交易<text:line-break/>2025-07-25 09:35:00 - INFO - <text:line-break/>[2025-07-25] 开始交易逻辑<text:line-break/>2025-07-25 09:35:00 - INFO - [风险控制] 仍在止损状态: 回撤 -20.19%<text:line-break/>2025-07-25 09:35:00 - INFO - [风险控制] 触发止损，停止交易<text:line-break/>2025-07-28 09:35:00 - INFO - <text:line-break/>[2025-07-28] 开始交易逻辑<text:line-break/>2025-07-28 09:35:00 - INFO - [风险控制] 仍在止损状态: 回撤 -20.19%<text:line-break/>2025-07-28 09:35:00 - INFO - [风险控制] 触发止损，停止交易<text:line-break/>2025-07-29 09:35:00 - INFO - <text:line-break/>[2025-07-29] 开始交易逻辑<text:line-break/>2025-07-29 09:35:00 - INFO - [风险控制] 仍在止损状态: 回撤 -20.19%<text:line-break/>2025-07-29 09:35:00 - INFO - [风险控制] 触发止损，停止交易<text:line-break/>2025-07-30 09:35:00 - INFO - <text:line-break/>[2025-07-30] 开始交易逻辑<text:line-break/>2025-07-30 09:35:00 - INFO - [风险控制] 仍在止损状态: 回撤 -20.19%<text:line-break/>2025-07-30 09:35:00 - INFO - [风险控制] 触发止损，停止交易<text:line-break/>2025-07-31 09:35:00 - INFO - <text:line-break/>[2025-07-31] 开始交易逻辑<text:line-break/>2025-07-31 09:35:00 - INFO - [风险控制] 仍在止损状态: 回撤 -20.19%<text:line-break/>2025-07-31 09:35:00 - INFO - [风险控制] 触发止损，停止交易<text:line-break/>2025-08-01 09:35:00 - INFO - <text:line-break/>[2025-08-01] 开始交易逻辑<text:line-break/>2025-08-01 09:35:00 - INFO - [风险控制] 仍在止损状态: 回撤 -20.19%<text:line-break/>2025-08-01 09:35:00 - INFO - [风险控制] 触发止损，停止交易<text:line-break/>2025-08-04 09:35:00 - INFO - <text:line-break/>[2025-08-04] 开始交易逻辑<text:line-break/>2025-08-04 09:35:00 - INFO - [风险控制] 仍在止损状态: 回撤 -20.19%<text:line-break/>2025-08-04 09:35:00 - INFO - [风险控制] 触发止损，停止交易<text:line-break/>2025-08-05 09:35:00 - INFO - <text:line-break/>[2025-08-05] 开始交易逻辑<text:line-break/>2025-08-05 09:35:00 - INFO - [风险控制] 仍在止损状态: 回撤 -20.19%<text:line-break/>2025-08-05 09:35:00 - INFO - [风险控制] 触发止损，停止交易<text:line-break/>2025-08-06 09:35:00 - INFO - <text:line-break/>[2025-08-06] 开始交易逻辑<text:line-break/>2025-08-06 09:35:00 - INFO - [风险控制] 仍在止损状态: 回撤 -20.19%<text:line-break/>2025-08-06 09:35:00 - INFO - [风险控制] 触发止损，停止交易<text:line-break/>2025-08-07 09:35:00 - INFO - <text:line-break/><text:soft-page-break/>[2025-08-07] 开始交易逻辑<text:line-break/>2025-08-07 09:35:00 - INFO - [风险控制] 仍在止损状态: 回撤 -20.19%<text:line-break/>2025-08-07 09:35:00 - INFO - [风险控制] 触发止损，停止交易<text:line-break/>2025-08-08 09:35:00 - INFO - <text:line-break/>[2025-08-08] 开始交易逻辑<text:line-break/>2025-08-08 09:35:00 - INFO - [风险控制] 仍在止损状态: 回撤 -20.19%<text:line-break/>2025-08-08 09:35:00 - INFO - [风险控制] 触发止损，停止交易<text:line-break/>2025-08-11 09:35:00 - INFO - <text:line-break/>[2025-08-11] 开始交易逻辑<text:line-break/>2025-08-11 09:35:00 - INFO - [风险控制] 仍在止损状态: 回撤 -20.19%<text:line-break/>2025-08-11 09:35:00 - INFO - [风险控制] 触发止损，停止交易<text:line-break/>2025-08-12 09:35:00 - INFO - <text:line-break/>[2025-08-12] 开始交易逻辑<text:line-break/>2025-08-12 09:35:00 - INFO - [风险控制] 仍在止损状态: 回撤 -20.19%<text:line-break/>2025-08-12 09:35:00 - INFO - [风险控制] 触发止损，停止交易<text:line-break/>2025-08-13 09:35:00 - INFO - <text:line-break/>[2025-08-13] 开始交易逻辑<text:line-break/>2025-08-13 09:35:00 - INFO - [风险控制] 仍在止损状态: 回撤 -20.19%<text:line-break/>2025-08-13 09:35:00 - INFO - [风险控制] 触发止损，停止交易<text:line-break/>2025-08-14 09:35:00 - INFO - <text:line-break/>[2025-08-14] 开始交易逻辑<text:line-break/>2025-08-14 09:35:00 - INFO - [风险控制] 仍在止损状态: 回撤 -20.19%<text:line-break/>2025-08-14 09:35:00 - INFO - [风险控制] 触发止损，停止交易<text:line-break/>2025-08-15 09:35:00 - INFO - <text:line-break/>[2025-08-15] 开始交易逻辑<text:line-break/>2025-08-15 09:35:00 - INFO - [风险控制] 仍在止损状态: 回撤 -20.19%<text:line-break/>2025-08-15 09:35:00 - INFO - [风险控制] 触发止损，停止交易<text:line-break/>2025-08-18 09:35:00 - INFO - <text:line-break/>[2025-08-18] 开始交易逻辑<text:line-break/>2025-08-18 09:35:00 - INFO - [风险控制] 仍在止损状态: 回撤 -20.19%<text:line-break/>2025-08-18 09:35:00 - INFO - [风险控制] 触发止损，停止交易<text:line-break/>2025-08-19 09:35:00 - INFO - <text:line-break/>[2025-08-19] 开始交易逻辑<text:line-break/>2025-08-19 09:35:00 - INFO - [风险控制] 仍在止损状态: 回撤 -20.19%<text:line-break/>2025-08-19 09:35:00 - INFO - [风险控制] 触发止损，停止交易<text:line-break/>2025-08-20 09:35:00 - INFO - <text:line-break/>[2025-08-20] 开始交易逻辑<text:line-break/>2025-08-20 09:35:00 - INFO - [风险控制] 仍在止损状态: 回撤 -20.19%<text:line-break/>2025-08-20 09:35:00 - INFO - [风险控制] 触发止损，停止交易<text:line-break/>2025-08-21 09:35:00 - INFO - <text:line-break/>[2025-08-21] 开始交易逻辑<text:line-break/>2025-08-21 09:35:00 - INFO - [风险控制] 仍在止损状态: 回撤 -20.19%<text:line-break/>2025-08-21 09:35:00 - INFO - [风险控制] 触发止损，停止交易<text:line-break/>2025-08-22 09:35:00 - INFO - <text:line-break/>[2025-08-22] 开始交易逻辑<text:line-break/>2025-08-22 09:35:00 - INFO - [风险控制] 仍在止损状态: 回撤 -20.19%<text:line-break/>2025-08-22 09:35:00 - INFO - [风险控制] 触发止损，停止交易<text:line-break/>2025-08-25 09:35:00 - INFO - <text:line-break/>[2025-08-25] 开始交易逻辑<text:line-break/><text:soft-page-break/>2025-08-25 09:35:00 - INFO - [风险控制] 仍在止损状态: 回撤 -20.19%<text:line-break/>2025-08-25 09:35:00 - INFO - [风险控制] 触发止损，停止交易<text:line-break/>2025-08-26 09:35:00 - INFO - <text:line-break/>[2025-08-26] 开始交易逻辑<text:line-break/>2025-08-26 09:35:00 - INFO - [风险控制] 仍在止损状态: 回撤 -20.19%<text:line-break/>2025-08-26 09:35:00 - INFO - [风险控制] 触发止损，停止交易<text:line-break/>2025-08-27 09:35:00 - INFO - <text:line-break/>[2025-08-27] 开始交易逻辑<text:line-break/>2025-08-27 09:35:00 - INFO - [风险控制] 仍在止损状态: 回撤 -20.19%<text:line-break/>2025-08-27 09:35:00 - INFO - [风险控制] 触发止损，停止交易<text:line-break/>2025-08-28 09:35:00 - INFO - <text:line-break/>[2025-08-28] 开始交易逻辑<text:line-break/>2025-08-28 09:35:00 - INFO - [风险控制] 仍在止损状态: 回撤 -20.19%<text:line-break/>2025-08-28 09:35:00 - INFO - [风险控制] 触发止损，停止交易<text:line-break/>2025-08-29 09:35:00 - INFO - <text:line-break/>[2025-08-29] 开始交易逻辑<text:line-break/>2025-08-29 09:35:00 - INFO - [风险控制] 仍在止损状态: 回撤 -20.19%<text:line-break/>2025-08-29 09:35:00 - INFO - [风险控制] 触发止损，停止交易<text:line-break/>2025-09-01 09:35:00 - INFO - <text:line-break/>[2025-09-01] 开始交易逻辑<text:line-break/>2025-09-01 09:35:00 - INFO - [风险控制] 仍在止损状态: 回撤 -20.19%<text:line-break/>2025-09-01 09:35:00 - INFO - [风险控制] 触发止损，停止交易<text:line-break/>2025-09-02 09:35:00 - INFO - <text:line-break/>[2025-09-02] 开始交易逻辑<text:line-break/>2025-09-02 09:35:00 - INFO - [风险控制] 仍在止损状态: 回撤 -20.19%<text:line-break/>2025-09-02 09:35:00 - INFO - [风险控制] 触发止损，停止交易<text:line-break/>2025-09-03 09:35:00 - INFO - <text:line-break/>[2025-09-03] 开始交易逻辑<text:line-break/>2025-09-03 09:35:00 - INFO - [风险控制] 仍在止损状态: 回撤 -20.19%<text:line-break/>2025-09-03 09:35:00 - INFO - [风险控制] 触发止损，停止交易<text:line-break/>2025-09-04 09:35:00 - INFO - <text:line-break/>[2025-09-04] 开始交易逻辑<text:line-break/>2025-09-04 09:35:00 - INFO - [风险控制] 仍在止损状态: 回撤 -20.19%<text:line-break/>2025-09-04 09:35:00 - INFO - [风险控制] 触发止损，停止交易<text:line-break/>2025-09-05 09:35:00 - INFO - <text:line-break/>[2025-09-05] 开始交易逻辑<text:line-break/>2025-09-05 09:35:00 - INFO - [风险控制] 仍在止损状态: 回撤 -20.19%<text:line-break/>2025-09-05 09:35:00 - INFO - [风险控制] 触发止损，停止交易<text:line-break/>2025-09-08 09:35:00 - INFO - <text:line-break/>[2025-09-08] 开始交易逻辑<text:line-break/>2025-09-08 09:35:00 - INFO - [风险控制] 仍在止损状态: 回撤 -20.19%<text:line-break/>2025-09-08 09:35:00 - INFO - [风险控制] 触发止损，停止交易<text:line-break/>2025-09-09 09:35:00 - INFO - <text:line-break/>[2025-09-09] 开始交易逻辑<text:line-break/>2025-09-09 09:35:00 - INFO - [风险控制] 仍在止损状态: 回撤 -20.19%<text:line-break/>2025-09-09 09:35:00 - INFO - [风险控制] 触发止损，停止交易<text:line-break/>2025-09-10 09:35:00 - INFO - <text:line-break/>[2025-09-10] 开始交易逻辑<text:line-break/>2025-09-10 09:35:00 - INFO - [风险控制] 仍在止损状态: 回撤 -20.19%<text:line-break/><text:soft-page-break/>2025-09-10 09:35:00 - INFO - [风险控制] 触发止损，停止交易<text:line-break/>2025-09-11 09:35:00 - INFO - <text:line-break/>[2025-09-11] 开始交易逻辑<text:line-break/>2025-09-11 09:35:00 - INFO - [风险控制] 仍在止损状态: 回撤 -20.19%<text:line-break/>2025-09-11 09:35:00 - INFO - [风险控制] 触发止损，停止交易<text:line-break/>2025-09-12 09:35:00 - INFO - <text:line-break/>[2025-09-12] 开始交易逻辑<text:line-break/>2025-09-12 09:35:00 - INFO - [风险控制] 仍在止损状态: 回撤 -20.19%<text:line-break/>2025-09-12 09:35:00 - INFO - [风险控制] 触发止损，停止交易<text:line-break/>2025-09-15 09:35:00 - INFO - <text:line-break/>[2025-09-15] 开始交易逻辑<text:line-break/>2025-09-15 09:35:00 - INFO - [风险控制] 仍在止损状态: 回撤 -20.19%<text:line-break/>2025-09-15 09:35:00 - INFO - [风险控制] 触发止损，停止交易<text:line-break/>2025-09-16 09:35:00 - INFO - <text:line-break/>[2025-09-16] 开始交易逻辑<text:line-break/>2025-09-16 09:35:00 - INFO - [风险控制] 仍在止损状态: 回撤 -20.19%<text:line-break/>2025-09-16 09:35:00 - INFO - [风险控制] 触发止损，停止交易<text:line-break/>2025-09-17 09:35:00 - INFO - <text:line-break/>[2025-09-17] 开始交易逻辑<text:line-break/>2025-09-17 09:35:00 - INFO - [风险控制] 仍在止损状态: 回撤 -20.19%<text:line-break/>2025-09-17 09:35:00 - INFO - [风险控制] 触发止损，停止交易<text:line-break/>2025-09-18 09:35:00 - INFO - <text:line-break/>[2025-09-18] 开始交易逻辑<text:line-break/>2025-09-18 09:35:00 - INFO - [风险控制] 仍在止损状态: 回撤 -20.19%<text:line-break/>2025-09-18 09:35:00 - INFO - [风险控制] 触发止损，停止交易<text:line-break/>2025-09-19 09:35:00 - INFO - <text:line-break/>[2025-09-19] 开始交易逻辑<text:line-break/>2025-09-19 09:35:00 - INFO - [风险控制] 仍在止损状态: 回撤 -20.19%<text:line-break/>2025-09-19 09:35:00 - INFO - [风险控制] 触发止损，停止交易<text:line-break/>2025-09-22 09:35:00 - INFO - <text:line-break/>[2025-09-22] 开始交易逻辑<text:line-break/>2025-09-22 09:35:00 - INFO - [风险控制] 仍在止损状态: 回撤 -20.19%<text:line-break/>2025-09-22 09:35:00 - INFO - [风险控制] 触发止损，停止交易<text:line-break/>2025-09-23 09:35:00 - INFO - <text:line-break/>[2025-09-23] 开始交易逻辑<text:line-break/>2025-09-23 09:35:00 - INFO - [风险控制] 仍在止损状态: 回撤 -20.19%<text:line-break/>2025-09-23 09:35:00 - INFO - [风险控制] 触发止损，停止交易<text:line-break/>2025-09-24 09:35:00 - INFO - <text:line-break/>[2025-09-24] 开始交易逻辑<text:line-break/>2025-09-24 09:35:00 - INFO - [风险控制] 仍在止损状态: 回撤 -20.19%<text:line-break/>2025-09-24 09:35:00 - INFO - [风险控制] 触发止损，停止交易<text:line-break/>2025-09-25 09:35:00 - INFO - <text:line-break/>[2025-09-25] 开始交易逻辑<text:line-break/>2025-09-25 09:35:00 - INFO - [风险控制] 仍在止损状态: 回撤 -20.19%<text:line-break/>2025-09-25 09:35:00 - INFO - [风险控制] 触发止损，停止交易<text:line-break/>2025-09-26 09:35:00 - INFO - <text:line-break/>[2025-09-26] 开始交易逻辑<text:line-break/>2025-09-26 09:35:00 - INFO - [风险控制] 仍在止损状态: 回撤 -20.19%<text:line-break/>2025-09-26 09:35:00 - INFO - [风险控制] 触发止损，停止交易<text:line-break/><text:soft-page-break/>2025-09-29 09:35:00 - INFO - <text:line-break/>[2025-09-29] 开始交易逻辑<text:line-break/>2025-09-29 09:35:00 - INFO - [风险控制] 仍在止损状态: 回撤 -20.19%<text:line-break/>2025-09-29 09:35:00 - INFO - [风险控制] 触发止损，停止交易<text:line-break/>2025-09-30 09:35:00 - INFO - <text:line-break/>[2025-09-30] 开始交易逻辑<text:line-break/>2025-09-30 09:35:00 - INFO - [风险控制] 仍在止损状态: 回撤 -20.19%<text:line-break/>2025-09-30 09:35:00 - INFO - [风险控制] 触发止损，停止交易<text:line-break/>2025-10-09 09:35:00 - INFO - <text:line-break/>[2025-10-09] 开始交易逻辑<text:line-break/>2025-10-09 09:35:00 - INFO - [风险控制] 仍在止损状态: 回撤 -20.19%<text:line-break/>2025-10-09 09:35:00 - INFO - [风险控制] 触发止损，停止交易<text:line-break/>2025-10-10 09:35:00 - INFO - <text:line-break/>[2025-10-10] 开始交易逻辑<text:line-break/>2025-10-10 09:35:00 - INFO - [风险控制] 仍在止损状态: 回撤 -20.19%<text:line-break/>2025-10-10 09:35:00 - INFO - [风险控制] 触发止损，停止交易<text:line-break/>2025-10-13 09:35:00 - INFO - <text:line-break/>[2025-10-13] 开始交易逻辑<text:line-break/>2025-10-13 09:35:00 - INFO - [风险控制] 仍在止损状态: 回撤 -20.19%<text:line-break/>2025-10-13 09:35:00 - INFO - [风险控制] 触发止损，停止交易<text:line-break/>2025-10-14 09:35:00 - INFO - <text:line-break/>[2025-10-14] 开始交易逻辑<text:line-break/>2025-10-14 09:35:00 - INFO - [风险控制] 仍在止损状态: 回撤 -20.19%<text:line-break/>2025-10-14 09:35:00 - INFO - [风险控制] 触发止损，停止交易<text:line-break/>2025-10-15 09:35:00 - INFO - <text:line-break/>[2025-10-15] 开始交易逻辑<text:line-break/>2025-10-15 09:35:00 - INFO - [风险控制] 仍在止损状态: 回撤 -20.19%<text:line-break/>2025-10-15 09:35:00 - INFO - [风险控制] 触发止损，停止交易<text:line-break/>2025-10-16 09:35:00 - INFO - <text:line-break/>[2025-10-16] 开始交易逻辑<text:line-break/>2025-10-16 09:35:00 - INFO - [风险控制] 仍在止损状态: 回撤 -20.19%<text:line-break/>2025-10-16 09:35:00 - INFO - [风险控制] 触发止损，停止交易<text:line-break/>2025-10-17 09:35:00 - INFO - <text:line-break/>[2025-10-17] 开始交易逻辑<text:line-break/>2025-10-17 09:35:00 - INFO - [风险控制] 仍在止损状态: 回撤 -20.19%<text:line-break/>2025-10-17 09:35:00 - INFO - [风险控制] 触发止损，停止交易<text:line-break/>2025-10-20 09:35:00 - INFO - <text:line-break/>[2025-10-20] 开始交易逻辑<text:line-break/>2025-10-20 09:35:00 - INFO - [风险控制] 仍在止损状态: 回撤 -20.19%<text:line-break/>2025-10-20 09:35:00 - INFO - [风险控制] 触发止损，停止交易<text:line-break/>2025-10-21 09:35:00 - INFO - <text:line-break/>[2025-10-21] 开始交易逻辑<text:line-break/>2025-10-21 09:35:00 - INFO - [风险控制] 仍在止损状态: 回撤 -20.19%<text:line-break/>2025-10-21 09:35:00 - INFO - [风险控制] 触发止损，停止交易<text:line-break/>2025-10-22 09:35:00 - INFO - <text:line-break/>[2025-10-22] 开始交易逻辑<text:line-break/>2025-10-22 09:35:00 - INFO - [风险控制] 仍在止损状态: 回撤 -20.19%<text:line-break/>2025-10-22 09:35:00 - INFO - [风险控制] 触发止损，停止交易<text:line-break/>2025-10-23 09:35:00 - INFO - <text:line-break/><text:soft-page-break/>[2025-10-23] 开始交易逻辑<text:line-break/>2025-10-23 09:35:00 - INFO - [风险控制] 仍在止损状态: 回撤 -20.19%<text:line-break/>2025-10-23 09:35:00 - INFO - [风险控制] 触发止损，停止交易<text:line-break/>2025-10-24 09:35:00 - INFO - <text:line-break/>[2025-10-24] 开始交易逻辑<text:line-break/>2025-10-24 09:35:00 - INFO - [风险控制] 仍在止损状态: 回撤 -20.19%<text:line-break/>2025-10-24 09:35:00 - INFO - [风险控制] 触发止损，停止交易<text:line-break/>2025-10-27 09:35:00 - INFO - <text:line-break/>[2025-10-27] 开始交易逻辑<text:line-break/>2025-10-27 09:35:00 - INFO - [风险控制] 仍在止损状态: 回撤 -20.19%<text:line-break/>2025-10-27 09:35:00 - INFO - [风险控制] 触发止损，停止交易<text:line-break/>2025-10-28 09:35:00 - INFO - <text:line-break/>[2025-10-28] 开始交易逻辑<text:line-break/>2025-10-28 09:35:00 - INFO - [风险控制] 仍在止损状态: 回撤 -20.19%<text:line-break/>2025-10-28 09:35:00 - INFO - [风险控制] 触发止损，停止交易<text:line-break/>2025-10-29 09:35:00 - INFO - <text:line-break/>[2025-10-29] 开始交易逻辑<text:line-break/>2025-10-29 09:35:00 - INFO - [风险控制] 仍在止损状态: 回撤 -20.19%<text:line-break/>2025-10-29 09:35:00 - INFO - [风险控制] 触发止损，停止交易<text:line-break/>2025-10-30 09:35:00 - INFO - <text:line-break/>[2025-10-30] 开始交易逻辑<text:line-break/>2025-10-30 09:35:00 - INFO - [风险控制] 仍在止损状态: 回撤 -20.19%<text:line-break/>2025-10-30 09:35:00 - INFO - [风险控制] 触发止损，停止交易<text:line-break/>2025-10-31 09:35:00 - INFO - <text:line-break/>[2025-10-31] 开始交易逻辑<text:line-break/>2025-10-31 09:35:00 - INFO - [风险控制] 仍在止损状态: 回撤 -20.19%<text:line-break/>2025-10-31 09:35:00 - INFO - [风险控制] 触发止损，停止交易<text:line-break/>2025-11-03 09:35:00 - INFO - <text:line-break/>[2025-11-03] 开始交易逻辑<text:line-break/>2025-11-03 09:35:00 - INFO - [风险控制] 仍在止损状态: 回撤 -20.19%<text:line-break/>2025-11-03 09:35:00 - INFO - [风险控制] 触发止损，停止交易<text:line-break/>2025-11-04 09:35:00 - INFO - <text:line-break/>[2025-11-04] 开始交易逻辑<text:line-break/>2025-11-04 09:35:00 - INFO - [风险控制] 仍在止损状态: 回撤 -20.19%<text:line-break/>2025-11-04 09:35:00 - INFO - [风险控制] 触发止损，停止交易<text:line-break/>2025-11-05 09:35:00 - INFO - <text:line-break/>[2025-11-05] 开始交易逻辑<text:line-break/>2025-11-05 09:35:00 - INFO - [风险控制] 仍在止损状态: 回撤 -20.19%<text:line-break/>2025-11-05 09:35:00 - INFO - [风险控制] 触发止损，停止交易<text:line-break/>2025-11-06 09:35:00 - INFO - <text:line-break/>[2025-11-06] 开始交易逻辑<text:line-break/>2025-11-06 09:35:00 - INFO - [风险控制] 仍在止损状态: 回撤 -20.19%<text:line-break/>2025-11-06 09:35:00 - INFO - [风险控制] 触发止损，停止交易<text:line-break/>2025-11-07 09:35:00 - INFO - <text:line-break/>[2025-11-07] 开始交易逻辑<text:line-break/>2025-11-07 09:35:00 - INFO - [风险控制] 仍在止损状态: 回撤 -20.19%<text:line-break/>2025-11-07 09:35:00 - INFO - [风险控制] 触发止损，停止交易<text:line-break/>2025-11-10 09:35:00 - INFO - <text:line-break/>[2025-11-10] 开始交易逻辑<text:line-break/><text:soft-page-break/>2025-11-10 09:35:00 - INFO - [风险控制] 仍在止损状态: 回撤 -20.19%<text:line-break/>2025-11-10 09:35:00 - INFO - [风险控制] 触发止损，停止交易<text:line-break/>2025-11-11 09:35:00 - INFO - <text:line-break/>[2025-11-11] 开始交易逻辑<text:line-break/>2025-11-11 09:35:00 - INFO - [风险控制] 仍在止损状态: 回撤 -20.19%<text:line-break/>2025-11-11 09:35:00 - INFO - [风险控制] 触发止损，停止交易<text:line-break/>2025-11-12 09:35:00 - INFO - <text:line-break/>[2025-11-12] 开始交易逻辑<text:line-break/>2025-11-12 09:35:00 - INFO - [风险控制] 仍在止损状态: 回撤 -20.19%<text:line-break/>2025-11-12 09:35:00 - INFO - [风险控制] 触发止损，停止交易<text:line-break/>2025-11-13 09:35:00 - INFO - <text:line-break/>[2025-11-13] 开始交易逻辑<text:line-break/>2025-11-13 09:35:00 - INFO - [风险控制] 仍在止损状态: 回撤 -20.19%<text:line-break/>2025-11-13 09:35:00 - INFO - [风险控制] 触发止损，停止交易<text:line-break/>2025-11-14 09:35:00 - INFO - <text:line-break/>[2025-11-14] 开始交易逻辑<text:line-break/>2025-11-14 09:35:00 - INFO - [风险控制] 仍在止损状态: 回撤 -20.19%<text:line-break/>2025-11-14 09:35:00 - INFO - [风险控制] 触发止损，停止交易<text:line-break/>2025-11-17 09:35:00 - INFO - <text:line-break/>[2025-11-17] 开始交易逻辑<text:line-break/>2025-11-17 09:35:00 - INFO - [风险控制] 仍在止损状态: 回撤 -20.19%<text:line-break/>2025-11-17 09:35:00 - INFO - [风险控制] 触发止损，停止交易<text:line-break/>2025-11-18 09:35:00 - INFO - <text:line-break/>[2025-11-18] 开始交易逻辑<text:line-break/>2025-11-18 09:35:00 - INFO - [风险控制] 仍在止损状态: 回撤 -20.19%<text:line-break/>2025-11-18 09:35:00 - INFO - [风险控制] 触发止损，停止交易<text:line-break/>2025-11-19 09:35:00 - INFO - <text:line-break/>[2025-11-19] 开始交易逻辑<text:line-break/>2025-11-19 09:35:00 - INFO - [风险控制] 仍在止损状态: 回撤 -20.19%<text:line-break/>2025-11-19 09:35:00 - INFO - [风险控制] 触发止损，停止交易<text:line-break/>2025-11-20 09:35:00 - INFO - <text:line-break/>[2025-11-20] 开始交易逻辑<text:line-break/>2025-11-20 09:35:00 - INFO - [风险控制] 仍在止损状态: 回撤 -20.19%<text:line-break/>2025-11-20 09:35:00 - INFO - [风险控制] 触发止损，停止交易<text:line-break/>2025-11-21 09:35:00 - INFO - <text:line-break/>[2025-11-21] 开始交易逻辑<text:line-break/>2025-11-21 09:35:00 - INFO - [风险控制] 仍在止损状态: 回撤 -20.19%<text:line-break/>2025-11-21 09:35:00 - INFO - [风险控制] 触发止损，停止交易<text:line-break/>2025-11-24 09:35:00 - INFO - <text:line-break/>[2025-11-24] 开始交易逻辑<text:line-break/>2025-11-24 09:35:00 - INFO - [风险控制] 仍在止损状态: 回撤 -20.19%<text:line-break/>2025-11-24 09:35:00 - INFO - [风险控制] 触发止损，停止交易<text:line-break/>2025-11-25 09:35:00 - INFO - <text:line-break/>[2025-11-25] 开始交易逻辑<text:line-break/>2025-11-25 09:35:00 - INFO - [风险控制] 仍在止损状态: 回撤 -20.19%<text:line-break/>2025-11-25 09:35:00 - INFO - [风险控制] 触发止损，停止交易<text:line-break/>2025-11-26 09:35:00 - INFO - <text:line-break/>[2025-11-26] 开始交易逻辑<text:line-break/>2025-11-26 09:35:00 - INFO - [风险控制] 仍在止损状态: 回撤 -20.19%<text:line-break/><text:soft-page-break/>2025-11-26 09:35:00 - INFO - [风险控制] 触发止损，停止交易<text:line-break/>2025-11-27 09:35:00 - INFO - <text:line-break/>[2025-11-27] 开始交易逻辑<text:line-break/>2025-11-27 09:35:00 - INFO - [风险控制] 仍在止损状态: 回撤 -20.19%<text:line-break/>2025-11-27 09:35:00 - INFO - [风险控制] 触发止损，停止交易<text:line-break/>2025-11-28 09:35:00 - INFO - <text:line-break/>[2025-11-28] 开始交易逻辑<text:line-break/>2025-11-28 09:35:00 - INFO - [风险控制] 仍在止损状态: 回撤 -20.19%<text:line-break/>2025-11-28 09:35:00 - INFO - [风险控制] 触发止损，停止交易<text:line-break/>2025-12-01 09:35:00 - INFO - <text:line-break/>[2025-12-01] 开始交易逻辑<text:line-break/>2025-12-01 09:35:00 - INFO - [风险控制] 仍在止损状态: 回撤 -20.19%<text:line-break/>2025-12-01 09:35:00 - INFO - [风险控制] 触发止损，停止交易<text:line-break/>2025-12-02 09:35:00 - INFO - <text:line-break/>[2025-12-02] 开始交易逻辑<text:line-break/>2025-12-02 09:35:00 - INFO - [风险控制] 仍在止损状态: 回撤 -20.19%<text:line-break/>2025-12-02 09:35:00 - INFO - [风险控制] 触发止损，停止交易<text:line-break/>2025-12-03 09:35:00 - INFO - <text:line-break/>[2025-12-03] 开始交易逻辑<text:line-break/>2025-12-03 09:35:00 - INFO - [风险控制] 仍在止损状态: 回撤 -20.19%<text:line-break/>2025-12-03 09:35:00 - INFO - [风险控制] 触发止损，停止交易<text:line-break/>2025-12-03 15:30:00 - INFO - 正在进行回测统计数据汇总<text:line-break/>2025-12-03 15:30:00 - INFO - 回测统计数据汇总完成<text:line-break/>2025-12-09 01:47:53 - INFO - 回测结束，结束类型：程序结束<text:line-break/>2025-12-09 01:47:55 策略回测结束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2:51:46.943249363</meta:creation-date>
    <dc:date>2025-12-08T12:53:28.092725111</dc:date>
    <meta:editing-duration>PT1M41S</meta:editing-duration>
    <meta:editing-cycles>1</meta:editing-cycles>
    <meta:document-statistic meta:table-count="0" meta:image-count="0" meta:object-count="0" meta:page-count="67" meta:paragraph-count="1" meta:word-count="51663" meta:character-count="154917" meta:non-whitespace-character-count="134366"/>
    <meta:generator>LibreOffice/24.2.7.2$Linux_X86_64 LibreOffice_project/420$Build-2</meta:generator>
  </office:meta>
</office:document-meta>
</file>